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453.51pt" svg:height="255.09pt" svg:x="342.26pt" svg:y="93.17pt">
            <draw:object draw:notify-on-update-of-ranges="'source_1.sender_i.routed_msg_pub.network'.D1:'source_1.sender_i.routed_msg_pub.network'.D1 'source_1.sender_i.routed_msg_pub.network'.D2:'source_1.sender_i.routed_msg_pub.network'.D170 'source_1.sender_i.routed_msg_pub.network'.E1:'source_1.sender_i.routed_msg_pub.network'.E1 'source_1.sender_i.routed_msg_pub.network'.E2:'source_1.sender_i.routed_msg_pub.network'.E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1220.37983" calcext:value-type="float">
            <text:p>1442891220.37983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1220.5853" calcext:value-type="float">
            <text:p>1442891220.5853</text:p>
          </table:table-cell>
          <table:table-cell table:formula="of:=[.G2]-[.$B2]" office:value-type="float" office:value="0.205467462539673" calcext:value-type="float">
            <text:p>0.2054674625</text:p>
          </table:table-cell>
          <table:table-cell table:formula="of:=MAX([.H2:.H2000])" office:value-type="float" office:value="0.398826360702515" calcext:value-type="float">
            <text:p>0.3988263607</text:p>
          </table:table-cell>
          <table:table-cell office:value-type="float" office:value="1442891220.58549" calcext:value-type="float">
            <text:p>1442891220.58549</text:p>
          </table:table-cell>
          <table:table-cell table:formula="of:=[.J2]-[.$B2]" office:value-type="float" office:value="0.205656051635742" calcext:value-type="float">
            <text:p>0.2056560516</text:p>
          </table:table-cell>
          <table:table-cell table:formula="of:=MAX([.K2:.K2000])" office:value-type="float" office:value="3.23907995223999" calcext:value-type="float">
            <text:p>3.2390799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1220.48226" calcext:value-type="float">
            <text:p>1442891220.48226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102430105209351" calcext:value-type="float">
            <text:p>0.1024301052</text:p>
          </table:table-cell>
          <table:table-cell table:formula="of:=[.C3]/([.D3]-[.D2])" office:value-type="float" office:value="79039.2627582788" calcext:value-type="float">
            <text:p>79039.2627582788</text:p>
          </table:table-cell>
          <table:table-cell/>
          <table:table-cell office:value-type="float" office:value="1442891220.78616" calcext:value-type="float">
            <text:p>1442891220.78616</text:p>
          </table:table-cell>
          <table:table-cell table:formula="of:=[.G3]-[.$B3]" office:value-type="float" office:value="0.303893566131592" calcext:value-type="float">
            <text:p>0.3038935661</text:p>
          </table:table-cell>
          <table:table-cell/>
          <table:table-cell office:value-type="float" office:value="1442891220.78621" calcext:value-type="float">
            <text:p>1442891220.78621</text:p>
          </table:table-cell>
          <table:table-cell table:formula="of:=[.J3]-[.$B3]" office:value-type="float" office:value="0.303949594497681" calcext:value-type="float">
            <text:p>0.30394959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1220.58374" calcext:value-type="float">
            <text:p>1442891220.58374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203909873962402" calcext:value-type="float">
            <text:p>0.203909874</text:p>
          </table:table-cell>
          <table:table-cell table:formula="of:=[.C4]/([.D4]-[.D3])" office:value-type="float" office:value="79779.4486475565" calcext:value-type="float">
            <text:p>79779.4486475565</text:p>
          </table:table-cell>
          <table:table-cell/>
          <table:table-cell office:value-type="float" office:value="1442891220.89079" calcext:value-type="float">
            <text:p>1442891220.89079</text:p>
          </table:table-cell>
          <table:table-cell table:formula="of:=[.G4]-[.$B4]" office:value-type="float" office:value="0.30704927444458" calcext:value-type="float">
            <text:p>0.3070492744</text:p>
          </table:table-cell>
          <table:table-cell/>
          <table:table-cell office:value-type="float" office:value="1442891220.89083" calcext:value-type="float">
            <text:p>1442891220.89083</text:p>
          </table:table-cell>
          <table:table-cell table:formula="of:=[.J4]-[.$B4]" office:value-type="float" office:value="0.307090282440186" calcext:value-type="float">
            <text:p>0.30709028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1220.68518" calcext:value-type="float">
            <text:p>1442891220.68518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305344820022583" calcext:value-type="float">
            <text:p>0.30534482</text:p>
          </table:table-cell>
          <table:table-cell table:formula="of:=[.C5]/([.D5]-[.D4])" office:value-type="float" office:value="79814.7020770997" calcext:value-type="float">
            <text:p>79814.7020770997</text:p>
          </table:table-cell>
          <table:table-cell/>
          <table:table-cell office:value-type="float" office:value="1442891220.98681" calcext:value-type="float">
            <text:p>1442891220.98681</text:p>
          </table:table-cell>
          <table:table-cell table:formula="of:=[.G5]-[.$B5]" office:value-type="float" office:value="0.301631689071655" calcext:value-type="float">
            <text:p>0.3016316891</text:p>
          </table:table-cell>
          <table:table-cell/>
          <table:table-cell office:value-type="float" office:value="1442891220.98684" calcext:value-type="float">
            <text:p>1442891220.98684</text:p>
          </table:table-cell>
          <table:table-cell table:formula="of:=[.J5]-[.$B5]" office:value-type="float" office:value="0.301659345626831" calcext:value-type="float">
            <text:p>0.30165934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1220.78673" calcext:value-type="float">
            <text:p>1442891220.78673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406903028488159" calcext:value-type="float">
            <text:p>0.4069030285</text:p>
          </table:table-cell>
          <table:table-cell table:formula="of:=[.C6]/([.D6]-[.D5])" office:value-type="float" office:value="79717.8300239925" calcext:value-type="float">
            <text:p>79717.8300239925</text:p>
          </table:table-cell>
          <table:table-cell/>
          <table:table-cell office:value-type="float" office:value="1442891221.09405" calcext:value-type="float">
            <text:p>1442891221.09405</text:p>
          </table:table-cell>
          <table:table-cell table:formula="of:=[.G6]-[.$B6]" office:value-type="float" office:value="0.307319402694702" calcext:value-type="float">
            <text:p>0.3073194027</text:p>
          </table:table-cell>
          <table:table-cell/>
          <table:table-cell office:value-type="float" office:value="1442891221.0941" calcext:value-type="float">
            <text:p>1442891221.0941</text:p>
          </table:table-cell>
          <table:table-cell table:formula="of:=[.J6]-[.$B6]" office:value-type="float" office:value="0.307366132736206" calcext:value-type="float">
            <text:p>0.30736613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1220.88821" calcext:value-type="float">
            <text:p>1442891220.88821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508376836776733" calcext:value-type="float">
            <text:p>0.5083768368</text:p>
          </table:table-cell>
          <table:table-cell table:formula="of:=[.C7]/([.D7]-[.D6])" office:value-type="float" office:value="79784.1348082291" calcext:value-type="float">
            <text:p>79784.1348082291</text:p>
          </table:table-cell>
          <table:table-cell/>
          <table:table-cell office:value-type="float" office:value="1442891221.18774" calcext:value-type="float">
            <text:p>1442891221.18774</text:p>
          </table:table-cell>
          <table:table-cell table:formula="of:=[.G7]-[.$B7]" office:value-type="float" office:value="0.29953145980835" calcext:value-type="float">
            <text:p>0.2995314598</text:p>
          </table:table-cell>
          <table:table-cell/>
          <table:table-cell office:value-type="float" office:value="1442891221.18779" calcext:value-type="float">
            <text:p>1442891221.18779</text:p>
          </table:table-cell>
          <table:table-cell table:formula="of:=[.J7]-[.$B7]" office:value-type="float" office:value="0.299577474594116" calcext:value-type="float">
            <text:p>0.29957747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1220.99079" calcext:value-type="float">
            <text:p>1442891220.99079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610958576202393" calcext:value-type="float">
            <text:p>0.6109585762</text:p>
          </table:table-cell>
          <table:table-cell table:formula="of:=[.C8]/([.D8]-[.D7])" office:value-type="float" office:value="78922.4285465266" calcext:value-type="float">
            <text:p>78922.4285465266</text:p>
          </table:table-cell>
          <table:table-cell/>
          <table:table-cell office:value-type="float" office:value="1442891221.29322" calcext:value-type="float">
            <text:p>1442891221.29322</text:p>
          </table:table-cell>
          <table:table-cell table:formula="of:=[.G8]-[.$B8]" office:value-type="float" office:value="0.302427053451538" calcext:value-type="float">
            <text:p>0.3024270535</text:p>
          </table:table-cell>
          <table:table-cell/>
          <table:table-cell office:value-type="float" office:value="1442891221.29326" calcext:value-type="float">
            <text:p>1442891221.29326</text:p>
          </table:table-cell>
          <table:table-cell table:formula="of:=[.J8]-[.$B8]" office:value-type="float" office:value="0.302464723587036" calcext:value-type="float">
            <text:p>0.30246472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1221.08746" calcext:value-type="float">
            <text:p>1442891221.08746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707629203796387" calcext:value-type="float">
            <text:p>0.7076292038</text:p>
          </table:table-cell>
          <table:table-cell table:formula="of:=[.C9]/([.D9]-[.D8])" office:value-type="float" office:value="83748.292542408" calcext:value-type="float">
            <text:p>83748.292542408</text:p>
          </table:table-cell>
          <table:table-cell/>
          <table:table-cell office:value-type="float" office:value="1442891221.38859" calcext:value-type="float">
            <text:p>1442891221.38859</text:p>
          </table:table-cell>
          <table:table-cell table:formula="of:=[.G9]-[.$B9]" office:value-type="float" office:value="0.301133155822754" calcext:value-type="float">
            <text:p>0.3011331558</text:p>
          </table:table-cell>
          <table:table-cell/>
          <table:table-cell office:value-type="float" office:value="1442891221.38863" calcext:value-type="float">
            <text:p>1442891221.38863</text:p>
          </table:table-cell>
          <table:table-cell table:formula="of:=[.J9]-[.$B9]" office:value-type="float" office:value="0.301168203353882" calcext:value-type="float">
            <text:p>0.30116820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1221.18419" calcext:value-type="float">
            <text:p>1442891221.18419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804359912872314" calcext:value-type="float">
            <text:p>0.8043599129</text:p>
          </table:table-cell>
          <table:table-cell table:formula="of:=[.C10]/([.D10]-[.D9])" office:value-type="float" office:value="83696.274712978" calcext:value-type="float">
            <text:p>83696.274712978</text:p>
          </table:table-cell>
          <table:table-cell/>
          <table:table-cell office:value-type="float" office:value="1442891221.48667" calcext:value-type="float">
            <text:p>1442891221.48667</text:p>
          </table:table-cell>
          <table:table-cell table:formula="of:=[.G10]-[.$B10]" office:value-type="float" office:value="0.302480936050415" calcext:value-type="float">
            <text:p>0.3024809361</text:p>
          </table:table-cell>
          <table:table-cell/>
          <table:table-cell office:value-type="float" office:value="1442891221.48673" calcext:value-type="float">
            <text:p>1442891221.48673</text:p>
          </table:table-cell>
          <table:table-cell table:formula="of:=[.J10]-[.$B10]" office:value-type="float" office:value="0.302534580230713" calcext:value-type="float">
            <text:p>0.30253458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1221.28094" calcext:value-type="float">
            <text:p>1442891221.28094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901108980178833" calcext:value-type="float">
            <text:p>0.9011089802</text:p>
          </table:table-cell>
          <table:table-cell table:formula="of:=[.C11]/([.D11]-[.D10])" office:value-type="float" office:value="83680.393262608" calcext:value-type="float">
            <text:p>83680.393262608</text:p>
          </table:table-cell>
          <table:table-cell/>
          <table:table-cell office:value-type="float" office:value="1442891221.58343" calcext:value-type="float">
            <text:p>1442891221.58343</text:p>
          </table:table-cell>
          <table:table-cell table:formula="of:=[.G11]-[.$B11]" office:value-type="float" office:value="0.302489280700684" calcext:value-type="float">
            <text:p>0.3024892807</text:p>
          </table:table-cell>
          <table:table-cell/>
          <table:table-cell office:value-type="float" office:value="1442891221.58347" calcext:value-type="float">
            <text:p>1442891221.58347</text:p>
          </table:table-cell>
          <table:table-cell table:formula="of:=[.J11]-[.$B11]" office:value-type="float" office:value="0.302530527114868" calcext:value-type="float">
            <text:p>0.30253052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1221.37762" calcext:value-type="float">
            <text:p>1442891221.37762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997784614562988" calcext:value-type="float">
            <text:p>0.9977846146</text:p>
          </table:table-cell>
          <table:table-cell table:formula="of:=[.C12]/([.D12]-[.D11])" office:value-type="float" office:value="83743.9552538059" calcext:value-type="float">
            <text:p>83743.9552538059</text:p>
          </table:table-cell>
          <table:table-cell/>
          <table:table-cell office:value-type="float" office:value="1442891221.58957" calcext:value-type="float">
            <text:p>1442891221.58957</text:p>
          </table:table-cell>
          <table:table-cell table:formula="of:=[.G12]-[.$B12]" office:value-type="float" office:value="0.211949110031128" calcext:value-type="float">
            <text:p>0.21194911</text:p>
          </table:table-cell>
          <table:table-cell/>
          <table:table-cell office:value-type="float" office:value="1442891221.61626" calcext:value-type="float">
            <text:p>1442891221.61626</text:p>
          </table:table-cell>
          <table:table-cell table:formula="of:=[.J12]-[.$B12]" office:value-type="float" office:value="0.238638639450073" calcext:value-type="float">
            <text:p>0.23863863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1221.4743" calcext:value-type="float">
            <text:p>1442891221.4743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1.09446597099304" calcext:value-type="float">
            <text:p>1.094465971</text:p>
          </table:table-cell>
          <table:table-cell table:formula="of:=[.C13]/([.D13]-[.D12])" office:value-type="float" office:value="83738.9989026192" calcext:value-type="float">
            <text:p>83738.9989026192</text:p>
          </table:table-cell>
          <table:table-cell/>
          <table:table-cell office:value-type="float" office:value="1442891221.77679" calcext:value-type="float">
            <text:p>1442891221.77679</text:p>
          </table:table-cell>
          <table:table-cell table:formula="of:=[.G13]-[.$B13]" office:value-type="float" office:value="0.302495241165161" calcext:value-type="float">
            <text:p>0.3024952412</text:p>
          </table:table-cell>
          <table:table-cell/>
          <table:table-cell office:value-type="float" office:value="1442891221.77686" calcext:value-type="float">
            <text:p>1442891221.77686</text:p>
          </table:table-cell>
          <table:table-cell table:formula="of:=[.J13]-[.$B13]" office:value-type="float" office:value="0.302564382553101" calcext:value-type="float">
            <text:p>0.30256438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1221.57098" calcext:value-type="float">
            <text:p>1442891221.57098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1.19114756584167" calcext:value-type="float">
            <text:p>1.1911475658</text:p>
          </table:table-cell>
          <table:table-cell table:formula="of:=[.C14]/([.D14]-[.D13])" office:value-type="float" office:value="83738.7924007181" calcext:value-type="float">
            <text:p>83738.7924007181</text:p>
          </table:table-cell>
          <table:table-cell/>
          <table:table-cell office:value-type="float" office:value="1442891221.79055" calcext:value-type="float">
            <text:p>1442891221.79055</text:p>
          </table:table-cell>
          <table:table-cell table:formula="of:=[.G14]-[.$B14]" office:value-type="float" office:value="0.219569683074951" calcext:value-type="float">
            <text:p>0.2195696831</text:p>
          </table:table-cell>
          <table:table-cell/>
          <table:table-cell office:value-type="float" office:value="1442891221.80966" calcext:value-type="float">
            <text:p>1442891221.80966</text:p>
          </table:table-cell>
          <table:table-cell table:formula="of:=[.J14]-[.$B14]" office:value-type="float" office:value="0.238684892654419" calcext:value-type="float">
            <text:p>0.23868489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1221.6677" calcext:value-type="float">
            <text:p>1442891221.6677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1.28786873817444" calcext:value-type="float">
            <text:p>1.2878687382</text:p>
          </table:table-cell>
          <table:table-cell table:formula="of:=[.C15]/([.D15]-[.D14])" office:value-type="float" office:value="83704.5271964464" calcext:value-type="float">
            <text:p>83704.5271964464</text:p>
          </table:table-cell>
          <table:table-cell/>
          <table:table-cell office:value-type="float" office:value="1442891221.96911" calcext:value-type="float">
            <text:p>1442891221.96911</text:p>
          </table:table-cell>
          <table:table-cell table:formula="of:=[.G15]-[.$B15]" office:value-type="float" office:value="0.301412343978882" calcext:value-type="float">
            <text:p>0.301412344</text:p>
          </table:table-cell>
          <table:table-cell/>
          <table:table-cell office:value-type="float" office:value="1442891221.96916" calcext:value-type="float">
            <text:p>1442891221.96916</text:p>
          </table:table-cell>
          <table:table-cell table:formula="of:=[.J15]-[.$B15]" office:value-type="float" office:value="0.301456451416016" calcext:value-type="float">
            <text:p>0.30145645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1221.76326" calcext:value-type="float">
            <text:p>1442891221.76326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1.38343167304993" calcext:value-type="float">
            <text:p>1.383431673</text:p>
          </table:table-cell>
          <table:table-cell table:formula="of:=[.C16]/([.D16]-[.D15])" office:value-type="float" office:value="84719.0389301931" calcext:value-type="float">
            <text:p>84719.0389301931</text:p>
          </table:table-cell>
          <table:table-cell/>
          <table:table-cell office:value-type="float" office:value="1442891221.99153" calcext:value-type="float">
            <text:p>1442891221.99153</text:p>
          </table:table-cell>
          <table:table-cell table:formula="of:=[.G16]-[.$B16]" office:value-type="float" office:value="0.228270053863525" calcext:value-type="float">
            <text:p>0.2282700539</text:p>
          </table:table-cell>
          <table:table-cell/>
          <table:table-cell office:value-type="float" office:value="1442891222.00175" calcext:value-type="float">
            <text:p>1442891222.00175</text:p>
          </table:table-cell>
          <table:table-cell table:formula="of:=[.J16]-[.$B16]" office:value-type="float" office:value="0.238485813140869" calcext:value-type="float">
            <text:p>0.23848581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1221.85886" calcext:value-type="float">
            <text:p>1442891221.85886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1.47903251647949" calcext:value-type="float">
            <text:p>1.4790325165</text:p>
          </table:table-cell>
          <table:table-cell table:formula="of:=[.C17]/([.D17]-[.D16])" office:value-type="float" office:value="84685.4453325486" calcext:value-type="float">
            <text:p>84685.4453325486</text:p>
          </table:table-cell>
          <table:table-cell/>
          <table:table-cell office:value-type="float" office:value="1442891222.16033" calcext:value-type="float">
            <text:p>1442891222.16033</text:p>
          </table:table-cell>
          <table:table-cell table:formula="of:=[.G17]-[.$B17]" office:value-type="float" office:value="0.301470279693604" calcext:value-type="float">
            <text:p>0.3014702797</text:p>
          </table:table-cell>
          <table:table-cell/>
          <table:table-cell office:value-type="float" office:value="1442891222.16041" calcext:value-type="float">
            <text:p>1442891222.16041</text:p>
          </table:table-cell>
          <table:table-cell table:formula="of:=[.J17]-[.$B17]" office:value-type="float" office:value="0.301546335220337" calcext:value-type="float">
            <text:p>0.30154633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1221.95441" calcext:value-type="float">
            <text:p>1442891221.95441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1.57458186149597" calcext:value-type="float">
            <text:p>1.5745818615</text:p>
          </table:table-cell>
          <table:table-cell table:formula="of:=[.C18]/([.D18]-[.D17])" office:value-type="float" office:value="84731.0884088601" calcext:value-type="float">
            <text:p>84731.0884088601</text:p>
          </table:table-cell>
          <table:table-cell/>
          <table:table-cell office:value-type="float" office:value="1442891222.19289" calcext:value-type="float">
            <text:p>1442891222.19289</text:p>
          </table:table-cell>
          <table:table-cell table:formula="of:=[.G18]-[.$B18]" office:value-type="float" office:value="0.238472938537598" calcext:value-type="float">
            <text:p>0.2384729385</text:p>
          </table:table-cell>
          <table:table-cell/>
          <table:table-cell office:value-type="float" office:value="1442891222.19292" calcext:value-type="float">
            <text:p>1442891222.19292</text:p>
          </table:table-cell>
          <table:table-cell table:formula="of:=[.J18]-[.$B18]" office:value-type="float" office:value="0.2385094165802" calcext:value-type="float">
            <text:p>0.238509416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1222.04217" calcext:value-type="float">
            <text:p>1442891222.04217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1.66233968734741" calcext:value-type="float">
            <text:p>1.6623396873</text:p>
          </table:table-cell>
          <table:table-cell table:formula="of:=[.C19]/([.D19]-[.D18])" office:value-type="float" office:value="92253.8807388551" calcext:value-type="float">
            <text:p>92253.8807388551</text:p>
          </table:table-cell>
          <table:table-cell/>
          <table:table-cell office:value-type="float" office:value="1442891222.32763" calcext:value-type="float">
            <text:p>1442891222.32763</text:p>
          </table:table-cell>
          <table:table-cell table:formula="of:=[.G19]-[.$B19]" office:value-type="float" office:value="0.285459756851196" calcext:value-type="float">
            <text:p>0.2854597569</text:p>
          </table:table-cell>
          <table:table-cell/>
          <table:table-cell office:value-type="float" office:value="1442891222.32769" calcext:value-type="float">
            <text:p>1442891222.32769</text:p>
          </table:table-cell>
          <table:table-cell table:formula="of:=[.J19]-[.$B19]" office:value-type="float" office:value="0.285519599914551" calcext:value-type="float">
            <text:p>0.285519599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1222.12189" calcext:value-type="float">
            <text:p>1442891222.12189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1.74206042289734" calcext:value-type="float">
            <text:p>1.7420604229</text:p>
          </table:table-cell>
          <table:table-cell table:formula="of:=[.C20]/([.D20]-[.D19])" office:value-type="float" office:value="101554.507044528" calcext:value-type="float">
            <text:p>101554.507044528</text:p>
          </table:table-cell>
          <table:table-cell/>
          <table:table-cell office:value-type="float" office:value="1442891222.39397" calcext:value-type="float">
            <text:p>1442891222.39397</text:p>
          </table:table-cell>
          <table:table-cell table:formula="of:=[.G20]-[.$B20]" office:value-type="float" office:value="0.272074460983276" calcext:value-type="float">
            <text:p>0.272074461</text:p>
          </table:table-cell>
          <table:table-cell/>
          <table:table-cell office:value-type="float" office:value="1442891222.39401" calcext:value-type="float">
            <text:p>1442891222.39401</text:p>
          </table:table-cell>
          <table:table-cell table:formula="of:=[.J20]-[.$B20]" office:value-type="float" office:value="0.272117853164673" calcext:value-type="float">
            <text:p>0.27211785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1222.2016" calcext:value-type="float">
            <text:p>1442891222.2016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1.82176852226257" calcext:value-type="float">
            <text:p>1.8217685223</text:p>
          </table:table-cell>
          <table:table-cell table:formula="of:=[.C21]/([.D21]-[.D20])" office:value-type="float" office:value="101570.606556593" calcext:value-type="float">
            <text:p>101570.606556593</text:p>
          </table:table-cell>
          <table:table-cell/>
          <table:table-cell office:value-type="float" office:value="1442891222.48716" calcext:value-type="float">
            <text:p>1442891222.48716</text:p>
          </table:table-cell>
          <table:table-cell table:formula="of:=[.G21]-[.$B21]" office:value-type="float" office:value="0.285556077957153" calcext:value-type="float">
            <text:p>0.285556078</text:p>
          </table:table-cell>
          <table:table-cell/>
          <table:table-cell office:value-type="float" office:value="1442891222.48723" calcext:value-type="float">
            <text:p>1442891222.48723</text:p>
          </table:table-cell>
          <table:table-cell table:formula="of:=[.J21]-[.$B21]" office:value-type="float" office:value="0.285634279251099" calcext:value-type="float">
            <text:p>0.28563427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1222.28133" calcext:value-type="float">
            <text:p>1442891222.28133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1.90150046348572" calcext:value-type="float">
            <text:p>1.9015004635</text:p>
          </table:table-cell>
          <table:table-cell table:formula="of:=[.C22]/([.D22]-[.D21])" office:value-type="float" office:value="101540.234387895" calcext:value-type="float">
            <text:p>101540.234387895</text:p>
          </table:table-cell>
          <table:table-cell/>
          <table:table-cell office:value-type="float" office:value="1442891222.56686" calcext:value-type="float">
            <text:p>1442891222.56686</text:p>
          </table:table-cell>
          <table:table-cell table:formula="of:=[.G22]-[.$B22]" office:value-type="float" office:value="0.28552770614624" calcext:value-type="float">
            <text:p>0.2855277061</text:p>
          </table:table-cell>
          <table:table-cell/>
          <table:table-cell office:value-type="float" office:value="1442891222.56691" calcext:value-type="float">
            <text:p>1442891222.56691</text:p>
          </table:table-cell>
          <table:table-cell table:formula="of:=[.J22]-[.$B22]" office:value-type="float" office:value="0.285579442977905" calcext:value-type="float">
            <text:p>0.2855794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1222.36099" calcext:value-type="float">
            <text:p>1442891222.36099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1.98116254806519" calcext:value-type="float">
            <text:p>1.9811625481</text:p>
          </table:table-cell>
          <table:table-cell table:formula="of:=[.C23]/([.D23]-[.D22])" office:value-type="float" office:value="101629.27624526" calcext:value-type="float">
            <text:p>101629.27624526</text:p>
          </table:table-cell>
          <table:table-cell/>
          <table:table-cell office:value-type="float" office:value="1442891222.59489" calcext:value-type="float">
            <text:p>1442891222.59489</text:p>
          </table:table-cell>
          <table:table-cell table:formula="of:=[.G23]-[.$B23]" office:value-type="float" office:value="0.233896732330322" calcext:value-type="float">
            <text:p>0.2338967323</text:p>
          </table:table-cell>
          <table:table-cell/>
          <table:table-cell office:value-type="float" office:value="1442891222.59642" calcext:value-type="float">
            <text:p>1442891222.59642</text:p>
          </table:table-cell>
          <table:table-cell table:formula="of:=[.J23]-[.$B23]" office:value-type="float" office:value="0.235420703887939" calcext:value-type="float">
            <text:p>0.235420703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1222.44067" calcext:value-type="float">
            <text:p>1442891222.44067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2.06084012985229" calcext:value-type="float">
            <text:p>2.0608401299</text:p>
          </table:table-cell>
          <table:table-cell table:formula="of:=[.C24]/([.D24]-[.D23])" office:value-type="float" office:value="101609.509455642" calcext:value-type="float">
            <text:p>101609.509455642</text:p>
          </table:table-cell>
          <table:table-cell/>
          <table:table-cell office:value-type="float" office:value="1442891222.72608" calcext:value-type="float">
            <text:p>1442891222.72608</text:p>
          </table:table-cell>
          <table:table-cell table:formula="of:=[.G24]-[.$B24]" office:value-type="float" office:value="0.285411357879639" calcext:value-type="float">
            <text:p>0.2854113579</text:p>
          </table:table-cell>
          <table:table-cell/>
          <table:table-cell office:value-type="float" office:value="1442891222.72613" calcext:value-type="float">
            <text:p>1442891222.72613</text:p>
          </table:table-cell>
          <table:table-cell table:formula="of:=[.J24]-[.$B24]" office:value-type="float" office:value="0.285459756851196" calcext:value-type="float">
            <text:p>0.285459756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1222.52026" calcext:value-type="float">
            <text:p>1442891222.52026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2.14042925834656" calcext:value-type="float">
            <text:p>2.1404292583</text:p>
          </table:table-cell>
          <table:table-cell table:formula="of:=[.C25]/([.D25]-[.D24])" office:value-type="float" office:value="101722.435628675" calcext:value-type="float">
            <text:p>101722.435628675</text:p>
          </table:table-cell>
          <table:table-cell/>
          <table:table-cell office:value-type="float" office:value="1442891222.796" calcext:value-type="float">
            <text:p>1442891222.796</text:p>
          </table:table-cell>
          <table:table-cell table:formula="of:=[.G25]-[.$B25]" office:value-type="float" office:value="0.275742053985596" calcext:value-type="float">
            <text:p>0.275742054</text:p>
          </table:table-cell>
          <table:table-cell/>
          <table:table-cell office:value-type="float" office:value="1442891222.79606" calcext:value-type="float">
            <text:p>1442891222.79606</text:p>
          </table:table-cell>
          <table:table-cell table:formula="of:=[.J25]-[.$B25]" office:value-type="float" office:value="0.275795936584473" calcext:value-type="float">
            <text:p>0.275795936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1222.59996" calcext:value-type="float">
            <text:p>1442891222.59996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2.22012901306152" calcext:value-type="float">
            <text:p>2.2201290131</text:p>
          </table:table-cell>
          <table:table-cell table:formula="of:=[.C26]/([.D26]-[.D25])" office:value-type="float" office:value="101581.241108635" calcext:value-type="float">
            <text:p>101581.241108635</text:p>
          </table:table-cell>
          <table:table-cell/>
          <table:table-cell office:value-type="float" office:value="1442891222.88538" calcext:value-type="float">
            <text:p>1442891222.88538</text:p>
          </table:table-cell>
          <table:table-cell table:formula="of:=[.G26]-[.$B26]" office:value-type="float" office:value="0.285420417785645" calcext:value-type="float">
            <text:p>0.2854204178</text:p>
          </table:table-cell>
          <table:table-cell/>
          <table:table-cell office:value-type="float" office:value="1442891222.88542" calcext:value-type="float">
            <text:p>1442891222.88542</text:p>
          </table:table-cell>
          <table:table-cell table:formula="of:=[.J26]-[.$B26]" office:value-type="float" office:value="0.285461187362671" calcext:value-type="float">
            <text:p>0.28546118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1222.67966" calcext:value-type="float">
            <text:p>1442891222.67966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2.29983282089233" calcext:value-type="float">
            <text:p>2.2998328209</text:p>
          </table:table-cell>
          <table:table-cell table:formula="of:=[.C27]/([.D27]-[.D26])" office:value-type="float" office:value="101576.075476665" calcext:value-type="float">
            <text:p>101576.075476665</text:p>
          </table:table-cell>
          <table:table-cell/>
          <table:table-cell office:value-type="float" office:value="1442891222.96524" calcext:value-type="float">
            <text:p>1442891222.96524</text:p>
          </table:table-cell>
          <table:table-cell table:formula="of:=[.G27]-[.$B27]" office:value-type="float" office:value="0.285576581954956" calcext:value-type="float">
            <text:p>0.285576582</text:p>
          </table:table-cell>
          <table:table-cell/>
          <table:table-cell office:value-type="float" office:value="1442891222.9653" calcext:value-type="float">
            <text:p>1442891222.9653</text:p>
          </table:table-cell>
          <table:table-cell table:formula="of:=[.J27]-[.$B27]" office:value-type="float" office:value="0.285636425018311" calcext:value-type="float">
            <text:p>0.2856364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1222.75937" calcext:value-type="float">
            <text:p>1442891222.75937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2.37953519821167" calcext:value-type="float">
            <text:p>2.3795351982</text:p>
          </table:table-cell>
          <table:table-cell table:formula="of:=[.C28]/([.D28]-[.D27])" office:value-type="float" office:value="101577.898580898" calcext:value-type="float">
            <text:p>101577.898580898</text:p>
          </table:table-cell>
          <table:table-cell/>
          <table:table-cell office:value-type="float" office:value="1442891222.99713" calcext:value-type="float">
            <text:p>1442891222.99713</text:p>
          </table:table-cell>
          <table:table-cell table:formula="of:=[.G28]-[.$B28]" office:value-type="float" office:value="0.237766742706299" calcext:value-type="float">
            <text:p>0.2377667427</text:p>
          </table:table-cell>
          <table:table-cell/>
          <table:table-cell office:value-type="float" office:value="1442891222.99717" calcext:value-type="float">
            <text:p>1442891222.99717</text:p>
          </table:table-cell>
          <table:table-cell table:formula="of:=[.J28]-[.$B28]" office:value-type="float" office:value="0.237805128097534" calcext:value-type="float">
            <text:p>0.237805128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1222.83903" calcext:value-type="float">
            <text:p>1442891222.83903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2.45920133590698" calcext:value-type="float">
            <text:p>2.4592013359</text:p>
          </table:table-cell>
          <table:table-cell table:formula="of:=[.C29]/([.D29]-[.D28])" office:value-type="float" office:value="101624.105726872" calcext:value-type="float">
            <text:p>101624.105726872</text:p>
          </table:table-cell>
          <table:table-cell/>
          <table:table-cell office:value-type="float" office:value="1442891223.12458" calcext:value-type="float">
            <text:p>1442891223.12458</text:p>
          </table:table-cell>
          <table:table-cell table:formula="of:=[.G29]-[.$B29]" office:value-type="float" office:value="0.285547733306885" calcext:value-type="float">
            <text:p>0.2855477333</text:p>
          </table:table-cell>
          <table:table-cell/>
          <table:table-cell office:value-type="float" office:value="1442891223.12462" calcext:value-type="float">
            <text:p>1442891223.12462</text:p>
          </table:table-cell>
          <table:table-cell table:formula="of:=[.J29]-[.$B29]" office:value-type="float" office:value="0.285586595535278" calcext:value-type="float">
            <text:p>0.285586595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1222.91877" calcext:value-type="float">
            <text:p>1442891222.91877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2.53893351554871" calcext:value-type="float">
            <text:p>2.5389335155</text:p>
          </table:table-cell>
          <table:table-cell table:formula="of:=[.C30]/([.D30]-[.D29])" office:value-type="float" office:value="101539.930757937" calcext:value-type="float">
            <text:p>101539.930757937</text:p>
          </table:table-cell>
          <table:table-cell/>
          <table:table-cell office:value-type="float" office:value="1442891223.19807" calcext:value-type="float">
            <text:p>1442891223.19807</text:p>
          </table:table-cell>
          <table:table-cell table:formula="of:=[.G30]-[.$B30]" office:value-type="float" office:value="0.279300689697266" calcext:value-type="float">
            <text:p>0.2793006897</text:p>
          </table:table-cell>
          <table:table-cell/>
          <table:table-cell office:value-type="float" office:value="1442891223.19811" calcext:value-type="float">
            <text:p>1442891223.19811</text:p>
          </table:table-cell>
          <table:table-cell table:formula="of:=[.J30]-[.$B30]" office:value-type="float" office:value="0.279346227645874" calcext:value-type="float">
            <text:p>0.279346227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1222.99847" calcext:value-type="float">
            <text:p>1442891222.99847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2.61863970756531" calcext:value-type="float">
            <text:p>2.6186397076</text:p>
          </table:table-cell>
          <table:table-cell table:formula="of:=[.C31]/([.D31]-[.D30])" office:value-type="float" office:value="101573.03711503" calcext:value-type="float">
            <text:p>101573.03711503</text:p>
          </table:table-cell>
          <table:table-cell/>
          <table:table-cell office:value-type="float" office:value="1442891223.28612" calcext:value-type="float">
            <text:p>1442891223.28612</text:p>
          </table:table-cell>
          <table:table-cell table:formula="of:=[.G31]-[.$B31]" office:value-type="float" office:value="0.287647247314453" calcext:value-type="float">
            <text:p>0.2876472473</text:p>
          </table:table-cell>
          <table:table-cell/>
          <table:table-cell office:value-type="float" office:value="1442891223.28615" calcext:value-type="float">
            <text:p>1442891223.28615</text:p>
          </table:table-cell>
          <table:table-cell table:formula="of:=[.J31]-[.$B31]" office:value-type="float" office:value="0.287676095962524" calcext:value-type="float">
            <text:p>0.28767609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1223.0804" calcext:value-type="float">
            <text:p>1442891223.0804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2.70056581497192" calcext:value-type="float">
            <text:p>2.700565815</text:p>
          </table:table-cell>
          <table:table-cell table:formula="of:=[.C32]/([.D32]-[.D31])" office:value-type="float" office:value="98820.7575860755" calcext:value-type="float">
            <text:p>98820.7575860755</text:p>
          </table:table-cell>
          <table:table-cell/>
          <table:table-cell office:value-type="float" office:value="1442891223.36765" calcext:value-type="float">
            <text:p>1442891223.36765</text:p>
          </table:table-cell>
          <table:table-cell table:formula="of:=[.G32]-[.$B32]" office:value-type="float" office:value="0.287249088287354" calcext:value-type="float">
            <text:p>0.2872490883</text:p>
          </table:table-cell>
          <table:table-cell/>
          <table:table-cell office:value-type="float" office:value="1442891223.36768" calcext:value-type="float">
            <text:p>1442891223.36768</text:p>
          </table:table-cell>
          <table:table-cell table:formula="of:=[.J32]-[.$B32]" office:value-type="float" office:value="0.287286043167114" calcext:value-type="float">
            <text:p>0.28728604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1223.16209" calcext:value-type="float">
            <text:p>1442891223.16209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2.78226256370544" calcext:value-type="float">
            <text:p>2.7822625637</text:p>
          </table:table-cell>
          <table:table-cell table:formula="of:=[.C33]/([.D33]-[.D32])" office:value-type="float" office:value="99098.1908766974" calcext:value-type="float">
            <text:p>99098.1908766974</text:p>
          </table:table-cell>
          <table:table-cell/>
          <table:table-cell office:value-type="float" office:value="1442891223.39882" calcext:value-type="float">
            <text:p>1442891223.39882</text:p>
          </table:table-cell>
          <table:table-cell table:formula="of:=[.G33]-[.$B33]" office:value-type="float" office:value="0.236721038818359" calcext:value-type="float">
            <text:p>0.2367210388</text:p>
          </table:table-cell>
          <table:table-cell/>
          <table:table-cell office:value-type="float" office:value="1442891223.39884" calcext:value-type="float">
            <text:p>1442891223.39884</text:p>
          </table:table-cell>
          <table:table-cell table:formula="of:=[.J33]-[.$B33]" office:value-type="float" office:value="0.236743450164795" calcext:value-type="float">
            <text:p>0.236743450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1223.24365" calcext:value-type="float">
            <text:p>1442891223.24365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2.86381578445435" calcext:value-type="float">
            <text:p>2.8638157845</text:p>
          </table:table-cell>
          <table:table-cell table:formula="of:=[.C34]/([.D34]-[.D33])" office:value-type="float" office:value="99272.5967859346" calcext:value-type="float">
            <text:p>99272.5967859346</text:p>
          </table:table-cell>
          <table:table-cell/>
          <table:table-cell office:value-type="float" office:value="1442891223.53101" calcext:value-type="float">
            <text:p>1442891223.53101</text:p>
          </table:table-cell>
          <table:table-cell table:formula="of:=[.G34]-[.$B34]" office:value-type="float" office:value="0.287358999252319" calcext:value-type="float">
            <text:p>0.2873589993</text:p>
          </table:table-cell>
          <table:table-cell/>
          <table:table-cell office:value-type="float" office:value="1442891223.53104" calcext:value-type="float">
            <text:p>1442891223.53104</text:p>
          </table:table-cell>
          <table:table-cell table:formula="of:=[.J34]-[.$B34]" office:value-type="float" office:value="0.287387847900391" calcext:value-type="float">
            <text:p>0.28738784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1223.32529" calcext:value-type="float">
            <text:p>1442891223.32529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2.94545936584473" calcext:value-type="float">
            <text:p>2.9454593658</text:p>
          </table:table-cell>
          <table:table-cell table:formula="of:=[.C35]/([.D35]-[.D34])" office:value-type="float" office:value="99162.7248845046" calcext:value-type="float">
            <text:p>99162.7248845046</text:p>
          </table:table-cell>
          <table:table-cell/>
          <table:table-cell office:value-type="float" office:value="1442891223.59976" calcext:value-type="float">
            <text:p>1442891223.59976</text:p>
          </table:table-cell>
          <table:table-cell table:formula="of:=[.G35]-[.$B35]" office:value-type="float" office:value="0.27446985244751" calcext:value-type="float">
            <text:p>0.2744698524</text:p>
          </table:table-cell>
          <table:table-cell/>
          <table:table-cell office:value-type="float" office:value="1442891223.5998" calcext:value-type="float">
            <text:p>1442891223.5998</text:p>
          </table:table-cell>
          <table:table-cell table:formula="of:=[.J35]-[.$B35]" office:value-type="float" office:value="0.274513006210327" calcext:value-type="float">
            <text:p>0.27451300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1223.40696" calcext:value-type="float">
            <text:p>1442891223.40696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3.02712655067444" calcext:value-type="float">
            <text:p>3.0271265507</text:p>
          </table:table-cell>
          <table:table-cell table:formula="of:=[.C36]/([.D36]-[.D35])" office:value-type="float" office:value="99134.064886421" calcext:value-type="float">
            <text:p>99134.064886421</text:p>
          </table:table-cell>
          <table:table-cell/>
          <table:table-cell office:value-type="float" office:value="1442891223.69419" calcext:value-type="float">
            <text:p>1442891223.69419</text:p>
          </table:table-cell>
          <table:table-cell table:formula="of:=[.G36]-[.$B36]" office:value-type="float" office:value="0.287227392196655" calcext:value-type="float">
            <text:p>0.2872273922</text:p>
          </table:table-cell>
          <table:table-cell/>
          <table:table-cell office:value-type="float" office:value="1442891223.69423" calcext:value-type="float">
            <text:p>1442891223.69423</text:p>
          </table:table-cell>
          <table:table-cell table:formula="of:=[.J36]-[.$B36]" office:value-type="float" office:value="0.287276268005371" calcext:value-type="float">
            <text:p>0.28727626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1223.48852" calcext:value-type="float">
            <text:p>1442891223.48852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3.10869216918945" calcext:value-type="float">
            <text:p>3.1086921692</text:p>
          </table:table-cell>
          <table:table-cell table:formula="of:=[.C37]/([.D37]-[.D36])" office:value-type="float" office:value="99257.5076042571" calcext:value-type="float">
            <text:p>99257.5076042571</text:p>
          </table:table-cell>
          <table:table-cell/>
          <table:table-cell office:value-type="float" office:value="1442891223.77584" calcext:value-type="float">
            <text:p>1442891223.77584</text:p>
          </table:table-cell>
          <table:table-cell table:formula="of:=[.G37]-[.$B37]" office:value-type="float" office:value="0.287316083908081" calcext:value-type="float">
            <text:p>0.2873160839</text:p>
          </table:table-cell>
          <table:table-cell/>
          <table:table-cell office:value-type="float" office:value="1442891223.77588" calcext:value-type="float">
            <text:p>1442891223.77588</text:p>
          </table:table-cell>
          <table:table-cell table:formula="of:=[.J37]-[.$B37]" office:value-type="float" office:value="0.287352800369263" calcext:value-type="float">
            <text:p>0.287352800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1223.57015" calcext:value-type="float">
            <text:p>1442891223.57015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3.19031524658203" calcext:value-type="float">
            <text:p>3.1903152466</text:p>
          </table:table-cell>
          <table:table-cell table:formula="of:=[.C38]/([.D38]-[.D37])" office:value-type="float" office:value="99187.6349020891" calcext:value-type="float">
            <text:p>99187.6349020891</text:p>
          </table:table-cell>
          <table:table-cell/>
          <table:table-cell office:value-type="float" office:value="1442891223.80063" calcext:value-type="float">
            <text:p>1442891223.80063</text:p>
          </table:table-cell>
          <table:table-cell table:formula="of:=[.G38]-[.$B38]" office:value-type="float" office:value="0.230487585067749" calcext:value-type="float">
            <text:p>0.2304875851</text:p>
          </table:table-cell>
          <table:table-cell/>
          <table:table-cell office:value-type="float" office:value="1442891223.8028" calcext:value-type="float">
            <text:p>1442891223.8028</text:p>
          </table:table-cell>
          <table:table-cell table:formula="of:=[.J38]-[.$B38]" office:value-type="float" office:value="0.232650756835937" calcext:value-type="float">
            <text:p>0.232650756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1223.65181" calcext:value-type="float">
            <text:p>1442891223.65181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3.2719829082489" calcext:value-type="float">
            <text:p>3.2719829082</text:p>
          </table:table-cell>
          <table:table-cell table:formula="of:=[.C39]/([.D39]-[.D38])" office:value-type="float" office:value="99133.4860672799" calcext:value-type="float">
            <text:p>99133.4860672799</text:p>
          </table:table-cell>
          <table:table-cell/>
          <table:table-cell office:value-type="float" office:value="1442891223.93925" calcext:value-type="float">
            <text:p>1442891223.93925</text:p>
          </table:table-cell>
          <table:table-cell table:formula="of:=[.G39]-[.$B39]" office:value-type="float" office:value="0.287431955337524" calcext:value-type="float">
            <text:p>0.2874319553</text:p>
          </table:table-cell>
          <table:table-cell/>
          <table:table-cell office:value-type="float" office:value="1442891223.9393" calcext:value-type="float">
            <text:p>1442891223.9393</text:p>
          </table:table-cell>
          <table:table-cell table:formula="of:=[.J39]-[.$B39]" office:value-type="float" office:value="0.287489414215088" calcext:value-type="float">
            <text:p>0.28748941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1223.7335" calcext:value-type="float">
            <text:p>1442891223.7335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3.35367035865784" calcext:value-type="float">
            <text:p>3.3536703587</text:p>
          </table:table-cell>
          <table:table-cell table:formula="of:=[.C40]/([.D40]-[.D39])" office:value-type="float" office:value="99109.4710322163" calcext:value-type="float">
            <text:p>99109.4710322163</text:p>
          </table:table-cell>
          <table:table-cell/>
          <table:table-cell office:value-type="float" office:value="1442891224.00152" calcext:value-type="float">
            <text:p>1442891224.00152</text:p>
          </table:table-cell>
          <table:table-cell table:formula="of:=[.G40]-[.$B40]" office:value-type="float" office:value="0.268016576766968" calcext:value-type="float">
            <text:p>0.2680165768</text:p>
          </table:table-cell>
          <table:table-cell/>
          <table:table-cell office:value-type="float" office:value="1442891224.00157" calcext:value-type="float">
            <text:p>1442891224.00157</text:p>
          </table:table-cell>
          <table:table-cell table:formula="of:=[.J40]-[.$B40]" office:value-type="float" office:value="0.268063306808472" calcext:value-type="float">
            <text:p>0.268063306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1223.81523" calcext:value-type="float">
            <text:p>1442891223.81523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3.43539500236511" calcext:value-type="float">
            <text:p>3.4353950024</text:p>
          </table:table-cell>
          <table:table-cell table:formula="of:=[.C41]/([.D41]-[.D40])" office:value-type="float" office:value="99064.3658111081" calcext:value-type="float">
            <text:p>99064.3658111081</text:p>
          </table:table-cell>
          <table:table-cell/>
          <table:table-cell office:value-type="float" office:value="1442891224.10257" calcext:value-type="float">
            <text:p>1442891224.10257</text:p>
          </table:table-cell>
          <table:table-cell table:formula="of:=[.G41]-[.$B41]" office:value-type="float" office:value="0.287342548370361" calcext:value-type="float">
            <text:p>0.2873425484</text:p>
          </table:table-cell>
          <table:table-cell/>
          <table:table-cell office:value-type="float" office:value="1442891224.10264" calcext:value-type="float">
            <text:p>1442891224.10264</text:p>
          </table:table-cell>
          <table:table-cell table:formula="of:=[.J41]-[.$B41]" office:value-type="float" office:value="0.287408828735352" calcext:value-type="float">
            <text:p>0.287408828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1223.89685" calcext:value-type="float">
            <text:p>1442891223.89685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3.51702260971069" calcext:value-type="float">
            <text:p>3.5170226097</text:p>
          </table:table-cell>
          <table:table-cell table:formula="of:=[.C42]/([.D42]-[.D41])" office:value-type="float" office:value="99182.1304491327" calcext:value-type="float">
            <text:p>99182.1304491327</text:p>
          </table:table-cell>
          <table:table-cell/>
          <table:table-cell office:value-type="float" office:value="1442891224.18432" calcext:value-type="float">
            <text:p>1442891224.18432</text:p>
          </table:table-cell>
          <table:table-cell table:formula="of:=[.G42]-[.$B42]" office:value-type="float" office:value="0.287461996078491" calcext:value-type="float">
            <text:p>0.2874619961</text:p>
          </table:table-cell>
          <table:table-cell/>
          <table:table-cell office:value-type="float" office:value="1442891224.18441" calcext:value-type="float">
            <text:p>1442891224.18441</text:p>
          </table:table-cell>
          <table:table-cell table:formula="of:=[.J42]-[.$B42]" office:value-type="float" office:value="0.287558794021606" calcext:value-type="float">
            <text:p>0.28755879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1223.97854" calcext:value-type="float">
            <text:p>1442891223.97854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3.59870505332947" calcext:value-type="float">
            <text:p>3.5987050533</text:p>
          </table:table-cell>
          <table:table-cell table:formula="of:=[.C43]/([.D43]-[.D42])" office:value-type="float" office:value="99115.5460258435" calcext:value-type="float">
            <text:p>99115.5460258435</text:p>
          </table:table-cell>
          <table:table-cell/>
          <table:table-cell office:value-type="float" office:value="1442891224.20224" calcext:value-type="float">
            <text:p>1442891224.20224</text:p>
          </table:table-cell>
          <table:table-cell table:formula="of:=[.G43]-[.$B43]" office:value-type="float" office:value="0.22370457649231" calcext:value-type="float">
            <text:p>0.2237045765</text:p>
          </table:table-cell>
          <table:table-cell/>
          <table:table-cell office:value-type="float" office:value="1442891224.21121" calcext:value-type="float">
            <text:p>1442891224.21121</text:p>
          </table:table-cell>
          <table:table-cell table:formula="of:=[.J43]-[.$B43]" office:value-type="float" office:value="0.232671022415161" calcext:value-type="float">
            <text:p>0.232671022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1224.06022" calcext:value-type="float">
            <text:p>1442891224.06022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3.68039035797119" calcext:value-type="float">
            <text:p>3.680390358</text:p>
          </table:table-cell>
          <table:table-cell table:formula="of:=[.C44]/([.D44]-[.D43])" office:value-type="float" office:value="99112.0745097238" calcext:value-type="float">
            <text:p>99112.0745097238</text:p>
          </table:table-cell>
          <table:table-cell/>
          <table:table-cell office:value-type="float" office:value="1442891224.34786" calcext:value-type="float">
            <text:p>1442891224.34786</text:p>
          </table:table-cell>
          <table:table-cell table:formula="of:=[.G44]-[.$B44]" office:value-type="float" office:value="0.287635087966919" calcext:value-type="float">
            <text:p>0.287635088</text:p>
          </table:table-cell>
          <table:table-cell/>
          <table:table-cell office:value-type="float" office:value="1442891224.34791" calcext:value-type="float">
            <text:p>1442891224.34791</text:p>
          </table:table-cell>
          <table:table-cell table:formula="of:=[.J44]-[.$B44]" office:value-type="float" office:value="0.287689447402954" calcext:value-type="float">
            <text:p>0.287689447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1224.14199" calcext:value-type="float">
            <text:p>1442891224.14199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3.7621579170227" calcext:value-type="float">
            <text:p>3.762157917</text:p>
          </table:table-cell>
          <table:table-cell table:formula="of:=[.C45]/([.D45]-[.D44])" office:value-type="float" office:value="99012.372313811" calcext:value-type="float">
            <text:p>99012.372313811</text:p>
          </table:table-cell>
          <table:table-cell/>
          <table:table-cell office:value-type="float" office:value="1442891224.40319" calcext:value-type="float">
            <text:p>1442891224.40319</text:p>
          </table:table-cell>
          <table:table-cell table:formula="of:=[.G45]-[.$B45]" office:value-type="float" office:value="0.261199951171875" calcext:value-type="float">
            <text:p>0.2611999512</text:p>
          </table:table-cell>
          <table:table-cell/>
          <table:table-cell office:value-type="float" office:value="1442891224.40323" calcext:value-type="float">
            <text:p>1442891224.40323</text:p>
          </table:table-cell>
          <table:table-cell table:formula="of:=[.J45]-[.$B45]" office:value-type="float" office:value="0.26124119758606" calcext:value-type="float">
            <text:p>0.26124119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1224.22375" calcext:value-type="float">
            <text:p>1442891224.22375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3.84392142295837" calcext:value-type="float">
            <text:p>3.843921423</text:p>
          </table:table-cell>
          <table:table-cell table:formula="of:=[.C46]/([.D46]-[.D45])" office:value-type="float" office:value="99017.2804768167" calcext:value-type="float">
            <text:p>99017.2804768167</text:p>
          </table:table-cell>
          <table:table-cell/>
          <table:table-cell office:value-type="float" office:value="1442891224.51117" calcext:value-type="float">
            <text:p>1442891224.51117</text:p>
          </table:table-cell>
          <table:table-cell table:formula="of:=[.G46]-[.$B46]" office:value-type="float" office:value="0.287420749664307" calcext:value-type="float">
            <text:p>0.2874207497</text:p>
          </table:table-cell>
          <table:table-cell/>
          <table:table-cell office:value-type="float" office:value="1442891224.51124" calcext:value-type="float">
            <text:p>1442891224.51124</text:p>
          </table:table-cell>
          <table:table-cell table:formula="of:=[.J46]-[.$B46]" office:value-type="float" office:value="0.287490367889404" calcext:value-type="float">
            <text:p>0.287490367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1224.30544" calcext:value-type="float">
            <text:p>1442891224.30544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3.92560815811157" calcext:value-type="float">
            <text:p>3.9256081581</text:p>
          </table:table-cell>
          <table:table-cell table:formula="of:=[.C47]/([.D47]-[.D46])" office:value-type="float" office:value="99110.3388428546" calcext:value-type="float">
            <text:p>99110.3388428546</text:p>
          </table:table-cell>
          <table:table-cell/>
          <table:table-cell office:value-type="float" office:value="1442891224.593" calcext:value-type="float">
            <text:p>1442891224.593</text:p>
          </table:table-cell>
          <table:table-cell table:formula="of:=[.G47]-[.$B47]" office:value-type="float" office:value="0.287556171417236" calcext:value-type="float">
            <text:p>0.2875561714</text:p>
          </table:table-cell>
          <table:table-cell/>
          <table:table-cell office:value-type="float" office:value="1442891224.59303" calcext:value-type="float">
            <text:p>1442891224.59303</text:p>
          </table:table-cell>
          <table:table-cell table:formula="of:=[.J47]-[.$B47]" office:value-type="float" office:value="0.287588834762573" calcext:value-type="float">
            <text:p>0.287588834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1224.38705" calcext:value-type="float">
            <text:p>1442891224.38705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4.00721549987793" calcext:value-type="float">
            <text:p>4.0072154999</text:p>
          </table:table-cell>
          <table:table-cell table:formula="of:=[.C48]/([.D48]-[.D47])" office:value-type="float" office:value="99206.7603816691" calcext:value-type="float">
            <text:p>99206.7603816691</text:p>
          </table:table-cell>
          <table:table-cell/>
          <table:table-cell office:value-type="float" office:value="1442891224.60386" calcext:value-type="float">
            <text:p>1442891224.60386</text:p>
          </table:table-cell>
          <table:table-cell table:formula="of:=[.G48]-[.$B48]" office:value-type="float" office:value="0.216816663742065" calcext:value-type="float">
            <text:p>0.2168166637</text:p>
          </table:table-cell>
          <table:table-cell/>
          <table:table-cell office:value-type="float" office:value="1442891224.61982" calcext:value-type="float">
            <text:p>1442891224.61982</text:p>
          </table:table-cell>
          <table:table-cell table:formula="of:=[.J48]-[.$B48]" office:value-type="float" office:value="0.232771158218384" calcext:value-type="float">
            <text:p>0.23277115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1224.46866" calcext:value-type="float">
            <text:p>1442891224.46866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4.08883094787598" calcext:value-type="float">
            <text:p>4.0888309479</text:p>
          </table:table-cell>
          <table:table-cell table:formula="of:=[.C49]/([.D49]-[.D48])" office:value-type="float" office:value="99196.906940874" calcext:value-type="float">
            <text:p>99196.906940874</text:p>
          </table:table-cell>
          <table:table-cell/>
          <table:table-cell office:value-type="float" office:value="1442891224.75613" calcext:value-type="float">
            <text:p>1442891224.75613</text:p>
          </table:table-cell>
          <table:table-cell table:formula="of:=[.G49]-[.$B49]" office:value-type="float" office:value="0.287466049194336" calcext:value-type="float">
            <text:p>0.2874660492</text:p>
          </table:table-cell>
          <table:table-cell/>
          <table:table-cell office:value-type="float" office:value="1442891224.75617" calcext:value-type="float">
            <text:p>1442891224.75617</text:p>
          </table:table-cell>
          <table:table-cell table:formula="of:=[.J49]-[.$B49]" office:value-type="float" office:value="0.287512063980103" calcext:value-type="float">
            <text:p>0.28751206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1224.55033" calcext:value-type="float">
            <text:p>1442891224.55033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4.1705014705658" calcext:value-type="float">
            <text:p>4.1705014706</text:p>
          </table:table-cell>
          <table:table-cell table:formula="of:=[.C50]/([.D50]-[.D49])" office:value-type="float" office:value="99130.0132943708" calcext:value-type="float">
            <text:p>99130.0132943708</text:p>
          </table:table-cell>
          <table:table-cell/>
          <table:table-cell office:value-type="float" office:value="1442891224.80483" calcext:value-type="float">
            <text:p>1442891224.80483</text:p>
          </table:table-cell>
          <table:table-cell table:formula="of:=[.G50]-[.$B50]" office:value-type="float" office:value="0.254498243331909" calcext:value-type="float">
            <text:p>0.2544982433</text:p>
          </table:table-cell>
          <table:table-cell/>
          <table:table-cell office:value-type="float" office:value="1442891224.80487" calcext:value-type="float">
            <text:p>1442891224.80487</text:p>
          </table:table-cell>
          <table:table-cell table:formula="of:=[.J50]-[.$B50]" office:value-type="float" office:value="0.254535913467407" calcext:value-type="float">
            <text:p>0.25453591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1224.63188" calcext:value-type="float">
            <text:p>1442891224.63188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4.25204706192017" calcext:value-type="float">
            <text:p>4.2520470619</text:p>
          </table:table-cell>
          <table:table-cell table:formula="of:=[.C51]/([.D51]-[.D50])" office:value-type="float" office:value="99281.8847167037" calcext:value-type="float">
            <text:p>99281.8847167037</text:p>
          </table:table-cell>
          <table:table-cell/>
          <table:table-cell office:value-type="float" office:value="1442891224.91937" calcext:value-type="float">
            <text:p>1442891224.91937</text:p>
          </table:table-cell>
          <table:table-cell table:formula="of:=[.G51]-[.$B51]" office:value-type="float" office:value="0.287488222122192" calcext:value-type="float">
            <text:p>0.2874882221</text:p>
          </table:table-cell>
          <table:table-cell/>
          <table:table-cell office:value-type="float" office:value="1442891224.91944" calcext:value-type="float">
            <text:p>1442891224.91944</text:p>
          </table:table-cell>
          <table:table-cell table:formula="of:=[.J51]-[.$B51]" office:value-type="float" office:value="0.287556171417236" calcext:value-type="float">
            <text:p>0.28755617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1224.71353" calcext:value-type="float">
            <text:p>1442891224.71353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4.3336980342865" calcext:value-type="float">
            <text:p>4.3336980343</text:p>
          </table:table-cell>
          <table:table-cell table:formula="of:=[.C52]/([.D52]-[.D51])" office:value-type="float" office:value="99153.7487597418" calcext:value-type="float">
            <text:p>99153.7487597418</text:p>
          </table:table-cell>
          <table:table-cell/>
          <table:table-cell office:value-type="float" office:value="1442891225.00089" calcext:value-type="float">
            <text:p>1442891225.00089</text:p>
          </table:table-cell>
          <table:table-cell table:formula="of:=[.G52]-[.$B52]" office:value-type="float" office:value="0.287362813949585" calcext:value-type="float">
            <text:p>0.2873628139</text:p>
          </table:table-cell>
          <table:table-cell/>
          <table:table-cell office:value-type="float" office:value="1442891225.00093" calcext:value-type="float">
            <text:p>1442891225.00093</text:p>
          </table:table-cell>
          <table:table-cell table:formula="of:=[.J52]-[.$B52]" office:value-type="float" office:value="0.287402391433716" calcext:value-type="float">
            <text:p>0.287402391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1224.79521" calcext:value-type="float">
            <text:p>1442891224.79521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4.41537952423096" calcext:value-type="float">
            <text:p>4.4153795242</text:p>
          </table:table-cell>
          <table:table-cell table:formula="of:=[.C53]/([.D53]-[.D52])" office:value-type="float" office:value="99116.7032519257" calcext:value-type="float">
            <text:p>99116.7032519257</text:p>
          </table:table-cell>
          <table:table-cell/>
          <table:table-cell office:value-type="float" office:value="1442891225.00567" calcext:value-type="float">
            <text:p>1442891225.00567</text:p>
          </table:table-cell>
          <table:table-cell table:formula="of:=[.G53]-[.$B53]" office:value-type="float" office:value="0.210458040237427" calcext:value-type="float">
            <text:p>0.2104580402</text:p>
          </table:table-cell>
          <table:table-cell/>
          <table:table-cell office:value-type="float" office:value="1442891225.0255" calcext:value-type="float">
            <text:p>1442891225.0255</text:p>
          </table:table-cell>
          <table:table-cell table:formula="of:=[.J53]-[.$B53]" office:value-type="float" office:value="0.230283737182617" calcext:value-type="float">
            <text:p>0.230283737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1224.87686" calcext:value-type="float">
            <text:p>1442891224.87686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4.49703121185303" calcext:value-type="float">
            <text:p>4.4970312119</text:p>
          </table:table-cell>
          <table:table-cell table:formula="of:=[.C54]/([.D54]-[.D53])" office:value-type="float" office:value="99152.8801887454" calcext:value-type="float">
            <text:p>99152.8801887454</text:p>
          </table:table-cell>
          <table:table-cell/>
          <table:table-cell office:value-type="float" office:value="1442891225.16454" calcext:value-type="float">
            <text:p>1442891225.16454</text:p>
          </table:table-cell>
          <table:table-cell table:formula="of:=[.G54]-[.$B54]" office:value-type="float" office:value="0.28767466545105" calcext:value-type="float">
            <text:p>0.2876746655</text:p>
          </table:table-cell>
          <table:table-cell/>
          <table:table-cell office:value-type="float" office:value="1442891225.1646" calcext:value-type="float">
            <text:p>1442891225.1646</text:p>
          </table:table-cell>
          <table:table-cell table:formula="of:=[.J54]-[.$B54]" office:value-type="float" office:value="0.287736892700195" calcext:value-type="float">
            <text:p>0.287736892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1224.95861" calcext:value-type="float">
            <text:p>1442891224.95861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4.57877945899963" calcext:value-type="float">
            <text:p>4.578779459</text:p>
          </table:table-cell>
          <table:table-cell table:formula="of:=[.C55]/([.D55]-[.D54])" office:value-type="float" office:value="99035.7626320809" calcext:value-type="float">
            <text:p>99035.7626320809</text:p>
          </table:table-cell>
          <table:table-cell/>
          <table:table-cell office:value-type="float" office:value="1442891225.20674" calcext:value-type="float">
            <text:p>1442891225.20674</text:p>
          </table:table-cell>
          <table:table-cell table:formula="of:=[.G55]-[.$B55]" office:value-type="float" office:value="0.248129367828369" calcext:value-type="float">
            <text:p>0.2481293678</text:p>
          </table:table-cell>
          <table:table-cell/>
          <table:table-cell office:value-type="float" office:value="1442891225.20678" calcext:value-type="float">
            <text:p>1442891225.20678</text:p>
          </table:table-cell>
          <table:table-cell table:formula="of:=[.J55]-[.$B55]" office:value-type="float" office:value="0.248170852661133" calcext:value-type="float">
            <text:p>0.24817085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1225.03842" calcext:value-type="float">
            <text:p>1442891225.03842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4.65859293937683" calcext:value-type="float">
            <text:p>4.6585929394</text:p>
          </table:table-cell>
          <table:table-cell table:formula="of:=[.C56]/([.D56]-[.D55])" office:value-type="float" office:value="101436.498718493" calcext:value-type="float">
            <text:p>101436.498718493</text:p>
          </table:table-cell>
          <table:table-cell/>
          <table:table-cell office:value-type="float" office:value="1442891225.32212" calcext:value-type="float">
            <text:p>1442891225.32212</text:p>
          </table:table-cell>
          <table:table-cell table:formula="of:=[.G56]-[.$B56]" office:value-type="float" office:value="0.283698797225952" calcext:value-type="float">
            <text:p>0.2836987972</text:p>
          </table:table-cell>
          <table:table-cell/>
          <table:table-cell office:value-type="float" office:value="1442891225.32216" calcext:value-type="float">
            <text:p>1442891225.32216</text:p>
          </table:table-cell>
          <table:table-cell table:formula="of:=[.J56]-[.$B56]" office:value-type="float" office:value="0.283739328384399" calcext:value-type="float">
            <text:p>0.283739328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1225.11623" calcext:value-type="float">
            <text:p>1442891225.11623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4.73639583587647" calcext:value-type="float">
            <text:p>4.7363958359</text:p>
          </table:table-cell>
          <table:table-cell table:formula="of:=[.C57]/([.D57]-[.D56])" office:value-type="float" office:value="104057.822577828" calcext:value-type="float">
            <text:p>104057.822577828</text:p>
          </table:table-cell>
          <table:table-cell/>
          <table:table-cell office:value-type="float" office:value="1442891225.39972" calcext:value-type="float">
            <text:p>1442891225.39972</text:p>
          </table:table-cell>
          <table:table-cell table:formula="of:=[.G57]-[.$B57]" office:value-type="float" office:value="0.283490419387817" calcext:value-type="float">
            <text:p>0.2834904194</text:p>
          </table:table-cell>
          <table:table-cell/>
          <table:table-cell office:value-type="float" office:value="1442891225.39976" calcext:value-type="float">
            <text:p>1442891225.39976</text:p>
          </table:table-cell>
          <table:table-cell table:formula="of:=[.J57]-[.$B57]" office:value-type="float" office:value="0.28352952003479" calcext:value-type="float">
            <text:p>0.2835295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1225.19401" calcext:value-type="float">
            <text:p>1442891225.19401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4.81417870521545" calcext:value-type="float">
            <text:p>4.8141787052</text:p>
          </table:table-cell>
          <table:table-cell table:formula="of:=[.C58]/([.D58]-[.D57])" office:value-type="float" office:value="104084.614887584" calcext:value-type="float">
            <text:p>104084.614887584</text:p>
          </table:table-cell>
          <table:table-cell/>
          <table:table-cell office:value-type="float" office:value="1442891225.40758" calcext:value-type="float">
            <text:p>1442891225.40758</text:p>
          </table:table-cell>
          <table:table-cell table:formula="of:=[.G58]-[.$B58]" office:value-type="float" office:value="0.213570594787598" calcext:value-type="float">
            <text:p>0.2135705948</text:p>
          </table:table-cell>
          <table:table-cell/>
          <table:table-cell office:value-type="float" office:value="1442891225.42431" calcext:value-type="float">
            <text:p>1442891225.42431</text:p>
          </table:table-cell>
          <table:table-cell table:formula="of:=[.J58]-[.$B58]" office:value-type="float" office:value="0.23029613494873" calcext:value-type="float">
            <text:p>0.230296134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1225.27171" calcext:value-type="float">
            <text:p>1442891225.27171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4.89187908172607" calcext:value-type="float">
            <text:p>4.8918790817</text:p>
          </table:table-cell>
          <table:table-cell table:formula="of:=[.C59]/([.D59]-[.D58])" office:value-type="float" office:value="104195.119297697" calcext:value-type="float">
            <text:p>104195.119297697</text:p>
          </table:table-cell>
          <table:table-cell/>
          <table:table-cell office:value-type="float" office:value="1442891225.5553" calcext:value-type="float">
            <text:p>1442891225.5553</text:p>
          </table:table-cell>
          <table:table-cell table:formula="of:=[.G59]-[.$B59]" office:value-type="float" office:value="0.283591747283936" calcext:value-type="float">
            <text:p>0.2835917473</text:p>
          </table:table-cell>
          <table:table-cell/>
          <table:table-cell office:value-type="float" office:value="1442891225.55535" calcext:value-type="float">
            <text:p>1442891225.55535</text:p>
          </table:table-cell>
          <table:table-cell table:formula="of:=[.J59]-[.$B59]" office:value-type="float" office:value="0.283636331558228" calcext:value-type="float">
            <text:p>0.28363633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1225.34943" calcext:value-type="float">
            <text:p>1442891225.34943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4.96960067749023" calcext:value-type="float">
            <text:p>4.9696006775</text:p>
          </table:table-cell>
          <table:table-cell table:formula="of:=[.C60]/([.D60]-[.D59])" office:value-type="float" office:value="104166.672343767" calcext:value-type="float">
            <text:p>104166.672343767</text:p>
          </table:table-cell>
          <table:table-cell/>
          <table:table-cell office:value-type="float" office:value="1442891225.60859" calcext:value-type="float">
            <text:p>1442891225.60859</text:p>
          </table:table-cell>
          <table:table-cell table:formula="of:=[.G60]-[.$B60]" office:value-type="float" office:value="0.259161472320557" calcext:value-type="float">
            <text:p>0.2591614723</text:p>
          </table:table-cell>
          <table:table-cell/>
          <table:table-cell office:value-type="float" office:value="1442891225.60864" calcext:value-type="float">
            <text:p>1442891225.60864</text:p>
          </table:table-cell>
          <table:table-cell table:formula="of:=[.J60]-[.$B60]" office:value-type="float" office:value="0.259202480316162" calcext:value-type="float">
            <text:p>0.259202480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1225.42715" calcext:value-type="float">
            <text:p>1442891225.42715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5.04731678962708" calcext:value-type="float">
            <text:p>5.0473167896</text:p>
          </table:table-cell>
          <table:table-cell table:formula="of:=[.C61]/([.D61]-[.D60])" office:value-type="float" office:value="104174.022315279" calcext:value-type="float">
            <text:p>104174.022315279</text:p>
          </table:table-cell>
          <table:table-cell/>
          <table:table-cell office:value-type="float" office:value="1442891225.71032" calcext:value-type="float">
            <text:p>1442891225.71032</text:p>
          </table:table-cell>
          <table:table-cell table:formula="of:=[.G61]-[.$B61]" office:value-type="float" office:value="0.283169746398926" calcext:value-type="float">
            <text:p>0.2831697464</text:p>
          </table:table-cell>
          <table:table-cell/>
          <table:table-cell office:value-type="float" office:value="1442891225.71037" calcext:value-type="float">
            <text:p>1442891225.71037</text:p>
          </table:table-cell>
          <table:table-cell table:formula="of:=[.J61]-[.$B61]" office:value-type="float" office:value="0.283222198486328" calcext:value-type="float">
            <text:p>0.28322219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1225.50466" calcext:value-type="float">
            <text:p>1442891225.50466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5.12482738494873" calcext:value-type="float">
            <text:p>5.1248273849</text:p>
          </table:table-cell>
          <table:table-cell table:formula="of:=[.C62]/([.D62]-[.D61])" office:value-type="float" office:value="104450.236337407" calcext:value-type="float">
            <text:p>104450.236337407</text:p>
          </table:table-cell>
          <table:table-cell/>
          <table:table-cell office:value-type="float" office:value="1442891225.78794" calcext:value-type="float">
            <text:p>1442891225.78794</text:p>
          </table:table-cell>
          <table:table-cell table:formula="of:=[.G62]-[.$B62]" office:value-type="float" office:value="0.283279895782471" calcext:value-type="float">
            <text:p>0.2832798958</text:p>
          </table:table-cell>
          <table:table-cell/>
          <table:table-cell office:value-type="float" office:value="1442891225.78799" calcext:value-type="float">
            <text:p>1442891225.78799</text:p>
          </table:table-cell>
          <table:table-cell table:formula="of:=[.J62]-[.$B62]" office:value-type="float" office:value="0.283334732055664" calcext:value-type="float">
            <text:p>0.28333473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1225.58219" calcext:value-type="float">
            <text:p>1442891225.58219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5.20235681533814" calcext:value-type="float">
            <text:p>5.2023568153</text:p>
          </table:table-cell>
          <table:table-cell table:formula="of:=[.C63]/([.D63]-[.D62])" office:value-type="float" office:value="104424.861105473" calcext:value-type="float">
            <text:p>104424.861105473</text:p>
          </table:table-cell>
          <table:table-cell/>
          <table:table-cell office:value-type="float" office:value="1442891225.80938" calcext:value-type="float">
            <text:p>1442891225.80938</text:p>
          </table:table-cell>
          <table:table-cell table:formula="of:=[.G63]-[.$B63]" office:value-type="float" office:value="0.227189540863037" calcext:value-type="float">
            <text:p>0.2271895409</text:p>
          </table:table-cell>
          <table:table-cell/>
          <table:table-cell office:value-type="float" office:value="1442891225.81255" calcext:value-type="float">
            <text:p>1442891225.81255</text:p>
          </table:table-cell>
          <table:table-cell table:formula="of:=[.J63]-[.$B63]" office:value-type="float" office:value="0.230358362197876" calcext:value-type="float">
            <text:p>0.230358362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1225.65973" calcext:value-type="float">
            <text:p>1442891225.65973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5.27989840507507" calcext:value-type="float">
            <text:p>5.2798984051</text:p>
          </table:table-cell>
          <table:table-cell table:formula="of:=[.C64]/([.D64]-[.D63])" office:value-type="float" office:value="104408.486174527" calcext:value-type="float">
            <text:p>104408.486174527</text:p>
          </table:table-cell>
          <table:table-cell/>
          <table:table-cell office:value-type="float" office:value="1442891225.9432" calcext:value-type="float">
            <text:p>1442891225.9432</text:p>
          </table:table-cell>
          <table:table-cell table:formula="of:=[.G64]-[.$B64]" office:value-type="float" office:value="0.283472537994385" calcext:value-type="float">
            <text:p>0.283472538</text:p>
          </table:table-cell>
          <table:table-cell/>
          <table:table-cell office:value-type="float" office:value="1442891225.94325" calcext:value-type="float">
            <text:p>1442891225.94325</text:p>
          </table:table-cell>
          <table:table-cell table:formula="of:=[.J64]-[.$B64]" office:value-type="float" office:value="0.283517360687256" calcext:value-type="float">
            <text:p>0.283517360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1225.73742" calcext:value-type="float">
            <text:p>1442891225.73742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5.35758709907532" calcext:value-type="float">
            <text:p>5.3575870991</text:p>
          </table:table-cell>
          <table:table-cell table:formula="of:=[.C65]/([.D65]-[.D64])" office:value-type="float" office:value="104210.787736689" calcext:value-type="float">
            <text:p>104210.787736689</text:p>
          </table:table-cell>
          <table:table-cell/>
          <table:table-cell office:value-type="float" office:value="1442891226.01031" calcext:value-type="float">
            <text:p>1442891226.01031</text:p>
          </table:table-cell>
          <table:table-cell table:formula="of:=[.G65]-[.$B65]" office:value-type="float" office:value="0.272886514663696" calcext:value-type="float">
            <text:p>0.2728865147</text:p>
          </table:table-cell>
          <table:table-cell/>
          <table:table-cell office:value-type="float" office:value="1442891226.01035" calcext:value-type="float">
            <text:p>1442891226.01035</text:p>
          </table:table-cell>
          <table:table-cell table:formula="of:=[.J65]-[.$B65]" office:value-type="float" office:value="0.272935628890991" calcext:value-type="float">
            <text:p>0.272935628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1225.81506" calcext:value-type="float">
            <text:p>1442891225.81506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5.43522429466248" calcext:value-type="float">
            <text:p>5.4352242947</text:p>
          </table:table-cell>
          <table:table-cell table:formula="of:=[.C66]/([.D66]-[.D65])" office:value-type="float" office:value="104279.91298206" calcext:value-type="float">
            <text:p>104279.91298206</text:p>
          </table:table-cell>
          <table:table-cell/>
          <table:table-cell office:value-type="float" office:value="1442891226.09863" calcext:value-type="float">
            <text:p>1442891226.09863</text:p>
          </table:table-cell>
          <table:table-cell table:formula="of:=[.G66]-[.$B66]" office:value-type="float" office:value="0.283572435379028" calcext:value-type="float">
            <text:p>0.2835724354</text:p>
          </table:table-cell>
          <table:table-cell/>
          <table:table-cell office:value-type="float" office:value="1442891226.09869" calcext:value-type="float">
            <text:p>1442891226.09869</text:p>
          </table:table-cell>
          <table:table-cell table:formula="of:=[.J66]-[.$B66]" office:value-type="float" office:value="0.28363299369812" calcext:value-type="float">
            <text:p>0.283632993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1225.89276" calcext:value-type="float">
            <text:p>1442891225.89276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5.51293301582336" calcext:value-type="float">
            <text:p>5.5129330158</text:p>
          </table:table-cell>
          <table:table-cell table:formula="of:=[.C67]/([.D67]-[.D66])" office:value-type="float" office:value="104183.930439905" calcext:value-type="float">
            <text:p>104183.930439905</text:p>
          </table:table-cell>
          <table:table-cell/>
          <table:table-cell office:value-type="float" office:value="1442891226.17616" calcext:value-type="float">
            <text:p>1442891226.17616</text:p>
          </table:table-cell>
          <table:table-cell table:formula="of:=[.G67]-[.$B67]" office:value-type="float" office:value="0.28339409828186" calcext:value-type="float">
            <text:p>0.2833940983</text:p>
          </table:table-cell>
          <table:table-cell/>
          <table:table-cell office:value-type="float" office:value="1442891226.1762" calcext:value-type="float">
            <text:p>1442891226.1762</text:p>
          </table:table-cell>
          <table:table-cell table:formula="of:=[.J67]-[.$B67]" office:value-type="float" office:value="0.283438682556152" calcext:value-type="float">
            <text:p>0.283438682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1225.97034" calcext:value-type="float">
            <text:p>1442891225.97034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5.59051108360291" calcext:value-type="float">
            <text:p>5.5905110836</text:p>
          </table:table-cell>
          <table:table-cell table:formula="of:=[.C68]/([.D68]-[.D67])" office:value-type="float" office:value="104359.392180364" calcext:value-type="float">
            <text:p>104359.392180364</text:p>
          </table:table-cell>
          <table:table-cell/>
          <table:table-cell office:value-type="float" office:value="1442891226.21106" calcext:value-type="float">
            <text:p>1442891226.21106</text:p>
          </table:table-cell>
          <table:table-cell table:formula="of:=[.G68]-[.$B68]" office:value-type="float" office:value="0.24071741104126" calcext:value-type="float">
            <text:p>0.240717411</text:p>
          </table:table-cell>
          <table:table-cell/>
          <table:table-cell office:value-type="float" office:value="1442891226.2111" calcext:value-type="float">
            <text:p>1442891226.2111</text:p>
          </table:table-cell>
          <table:table-cell table:formula="of:=[.J68]-[.$B68]" office:value-type="float" office:value="0.240753889083862" calcext:value-type="float">
            <text:p>0.240753889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1226.04606" calcext:value-type="float">
            <text:p>1442891226.04606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5.66622352600098" calcext:value-type="float">
            <text:p>5.666223526</text:p>
          </table:table-cell>
          <table:table-cell table:formula="of:=[.C69]/([.D69]-[.D68])" office:value-type="float" office:value="106930.905193018" calcext:value-type="float">
            <text:p>106930.905193018</text:p>
          </table:table-cell>
          <table:table-cell/>
          <table:table-cell office:value-type="float" office:value="1442891226.3266" calcext:value-type="float">
            <text:p>1442891226.3266</text:p>
          </table:table-cell>
          <table:table-cell table:formula="of:=[.G69]-[.$B69]" office:value-type="float" office:value="0.28054666519165" calcext:value-type="float">
            <text:p>0.2805466652</text:p>
          </table:table-cell>
          <table:table-cell/>
          <table:table-cell office:value-type="float" office:value="1442891226.32665" calcext:value-type="float">
            <text:p>1442891226.32665</text:p>
          </table:table-cell>
          <table:table-cell table:formula="of:=[.J69]-[.$B69]" office:value-type="float" office:value="0.280597686767578" calcext:value-type="float">
            <text:p>0.28059768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1226.12077" calcext:value-type="float">
            <text:p>1442891226.12077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5.74093985557556" calcext:value-type="float">
            <text:p>5.7409398556</text:p>
          </table:table-cell>
          <table:table-cell table:formula="of:=[.C70]/([.D70]-[.D69])" office:value-type="float" office:value="108356.500461097" calcext:value-type="float">
            <text:p>108356.500461097</text:p>
          </table:table-cell>
          <table:table-cell/>
          <table:table-cell office:value-type="float" office:value="1442891226.40118" calcext:value-type="float">
            <text:p>1442891226.40118</text:p>
          </table:table-cell>
          <table:table-cell table:formula="of:=[.G70]-[.$B70]" office:value-type="float" office:value="0.280409574508667" calcext:value-type="float">
            <text:p>0.2804095745</text:p>
          </table:table-cell>
          <table:table-cell/>
          <table:table-cell office:value-type="float" office:value="1442891226.40122" calcext:value-type="float">
            <text:p>1442891226.40122</text:p>
          </table:table-cell>
          <table:table-cell table:formula="of:=[.J70]-[.$B70]" office:value-type="float" office:value="0.280444860458374" calcext:value-type="float">
            <text:p>0.28044486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1226.19548" calcext:value-type="float">
            <text:p>1442891226.19548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5.81564617156982" calcext:value-type="float">
            <text:p>5.8156461716</text:p>
          </table:table-cell>
          <table:table-cell table:formula="of:=[.C71]/([.D71]-[.D70])" office:value-type="float" office:value="108371.024487699" calcext:value-type="float">
            <text:p>108371.024487699</text:p>
          </table:table-cell>
          <table:table-cell/>
          <table:table-cell office:value-type="float" office:value="1442891226.41183" calcext:value-type="float">
            <text:p>1442891226.41183</text:p>
          </table:table-cell>
          <table:table-cell table:formula="of:=[.G71]-[.$B71]" office:value-type="float" office:value="0.216351509094238" calcext:value-type="float">
            <text:p>0.2163515091</text:p>
          </table:table-cell>
          <table:table-cell/>
          <table:table-cell office:value-type="float" office:value="1442891226.42384" calcext:value-type="float">
            <text:p>1442891226.42384</text:p>
          </table:table-cell>
          <table:table-cell table:formula="of:=[.J71]-[.$B71]" office:value-type="float" office:value="0.228361368179321" calcext:value-type="float">
            <text:p>0.228361368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1226.27016" calcext:value-type="float">
            <text:p>1442891226.27016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5.89033031463623" calcext:value-type="float">
            <text:p>5.8903303146</text:p>
          </table:table-cell>
          <table:table-cell table:formula="of:=[.C72]/([.D72]-[.D71])" office:value-type="float" office:value="108403.19869241" calcext:value-type="float">
            <text:p>108403.19869241</text:p>
          </table:table-cell>
          <table:table-cell/>
          <table:table-cell office:value-type="float" office:value="1442891226.55051" calcext:value-type="float">
            <text:p>1442891226.55051</text:p>
          </table:table-cell>
          <table:table-cell table:formula="of:=[.G72]-[.$B72]" office:value-type="float" office:value="0.280352354049683" calcext:value-type="float">
            <text:p>0.280352354</text:p>
          </table:table-cell>
          <table:table-cell/>
          <table:table-cell office:value-type="float" office:value="1442891226.55056" calcext:value-type="float">
            <text:p>1442891226.55056</text:p>
          </table:table-cell>
          <table:table-cell table:formula="of:=[.J72]-[.$B72]" office:value-type="float" office:value="0.280395984649658" calcext:value-type="float">
            <text:p>0.280395984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1226.34475" calcext:value-type="float">
            <text:p>1442891226.34475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5.96492147445679" calcext:value-type="float">
            <text:p>5.9649214745</text:p>
          </table:table-cell>
          <table:table-cell table:formula="of:=[.C73]/([.D73]-[.D72])" office:value-type="float" office:value="108538.331076719" calcext:value-type="float">
            <text:p>108538.331076719</text:p>
          </table:table-cell>
          <table:table-cell/>
          <table:table-cell office:value-type="float" office:value="1442891226.61264" calcext:value-type="float">
            <text:p>1442891226.61264</text:p>
          </table:table-cell>
          <table:table-cell table:formula="of:=[.G73]-[.$B73]" office:value-type="float" office:value="0.267883777618408" calcext:value-type="float">
            <text:p>0.2678837776</text:p>
          </table:table-cell>
          <table:table-cell/>
          <table:table-cell office:value-type="float" office:value="1442891226.61268" calcext:value-type="float">
            <text:p>1442891226.61268</text:p>
          </table:table-cell>
          <table:table-cell table:formula="of:=[.J73]-[.$B73]" office:value-type="float" office:value="0.267930507659912" calcext:value-type="float">
            <text:p>0.267930507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1226.41934" calcext:value-type="float">
            <text:p>1442891226.41934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6.03951120376587" calcext:value-type="float">
            <text:p>6.0395112038</text:p>
          </table:table-cell>
          <table:table-cell table:formula="of:=[.C74]/([.D74]-[.D73])" office:value-type="float" office:value="108540.412667971" calcext:value-type="float">
            <text:p>108540.412667971</text:p>
          </table:table-cell>
          <table:table-cell/>
          <table:table-cell office:value-type="float" office:value="1442891226.69992" calcext:value-type="float">
            <text:p>1442891226.69992</text:p>
          </table:table-cell>
          <table:table-cell table:formula="of:=[.G74]-[.$B74]" office:value-type="float" office:value="0.280575037002563" calcext:value-type="float">
            <text:p>0.280575037</text:p>
          </table:table-cell>
          <table:table-cell/>
          <table:table-cell office:value-type="float" office:value="1442891226.69998" calcext:value-type="float">
            <text:p>1442891226.69998</text:p>
          </table:table-cell>
          <table:table-cell table:formula="of:=[.J74]-[.$B74]" office:value-type="float" office:value="0.280638456344604" calcext:value-type="float">
            <text:p>0.280638456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1226.49395" calcext:value-type="float">
            <text:p>1442891226.49395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6.11411643028259" calcext:value-type="float">
            <text:p>6.1141164303</text:p>
          </table:table-cell>
          <table:table-cell table:formula="of:=[.C75]/([.D75]-[.D74])" office:value-type="float" office:value="108517.866347945" calcext:value-type="float">
            <text:p>108517.866347945</text:p>
          </table:table-cell>
          <table:table-cell/>
          <table:table-cell office:value-type="float" office:value="1442891226.77444" calcext:value-type="float">
            <text:p>1442891226.77444</text:p>
          </table:table-cell>
          <table:table-cell table:formula="of:=[.G75]-[.$B75]" office:value-type="float" office:value="0.280489683151245" calcext:value-type="float">
            <text:p>0.2804896832</text:p>
          </table:table-cell>
          <table:table-cell/>
          <table:table-cell office:value-type="float" office:value="1442891226.77447" calcext:value-type="float">
            <text:p>1442891226.77447</text:p>
          </table:table-cell>
          <table:table-cell table:formula="of:=[.J75]-[.$B75]" office:value-type="float" office:value="0.280525207519531" calcext:value-type="float">
            <text:p>0.280525207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1226.56859" calcext:value-type="float">
            <text:p>1442891226.56859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6.18875432014465" calcext:value-type="float">
            <text:p>6.1887543201</text:p>
          </table:table-cell>
          <table:table-cell table:formula="of:=[.C76]/([.D76]-[.D75])" office:value-type="float" office:value="108470.376305685" calcext:value-type="float">
            <text:p>108470.376305685</text:p>
          </table:table-cell>
          <table:table-cell/>
          <table:table-cell office:value-type="float" office:value="1442891226.81377" calcext:value-type="float">
            <text:p>1442891226.81377</text:p>
          </table:table-cell>
          <table:table-cell table:formula="of:=[.G76]-[.$B76]" office:value-type="float" office:value="0.245179414749145" calcext:value-type="float">
            <text:p>0.2451794147</text:p>
          </table:table-cell>
          <table:table-cell/>
          <table:table-cell office:value-type="float" office:value="1442891226.8138" calcext:value-type="float">
            <text:p>1442891226.8138</text:p>
          </table:table-cell>
          <table:table-cell table:formula="of:=[.J76]-[.$B76]" office:value-type="float" office:value="0.245214939117432" calcext:value-type="float">
            <text:p>0.245214939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1226.64324" calcext:value-type="float">
            <text:p>1442891226.64324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6.26341271400452" calcext:value-type="float">
            <text:p>6.263412714</text:p>
          </table:table-cell>
          <table:table-cell table:formula="of:=[.C77]/([.D77]-[.D76])" office:value-type="float" office:value="108440.586268123" calcext:value-type="float">
            <text:p>108440.586268123</text:p>
          </table:table-cell>
          <table:table-cell/>
          <table:table-cell office:value-type="float" office:value="1442891226.92382" calcext:value-type="float">
            <text:p>1442891226.92382</text:p>
          </table:table-cell>
          <table:table-cell table:formula="of:=[.G77]-[.$B77]" office:value-type="float" office:value="0.280580282211304" calcext:value-type="float">
            <text:p>0.2805802822</text:p>
          </table:table-cell>
          <table:table-cell/>
          <table:table-cell office:value-type="float" office:value="1442891226.92387" calcext:value-type="float">
            <text:p>1442891226.92387</text:p>
          </table:table-cell>
          <table:table-cell table:formula="of:=[.J77]-[.$B77]" office:value-type="float" office:value="0.280624151229858" calcext:value-type="float">
            <text:p>0.280624151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1226.71792" calcext:value-type="float">
            <text:p>1442891226.71792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6.33809232711792" calcext:value-type="float">
            <text:p>6.3380923271</text:p>
          </table:table-cell>
          <table:table-cell table:formula="of:=[.C78]/([.D78]-[.D77])" office:value-type="float" office:value="108409.774267389" calcext:value-type="float">
            <text:p>108409.774267389</text:p>
          </table:table-cell>
          <table:table-cell/>
          <table:table-cell office:value-type="float" office:value="1442891226.99851" calcext:value-type="float">
            <text:p>1442891226.99851</text:p>
          </table:table-cell>
          <table:table-cell table:formula="of:=[.G78]-[.$B78]" office:value-type="float" office:value="0.280583381652832" calcext:value-type="float">
            <text:p>0.2805833817</text:p>
          </table:table-cell>
          <table:table-cell/>
          <table:table-cell office:value-type="float" office:value="1442891226.99857" calcext:value-type="float">
            <text:p>1442891226.99857</text:p>
          </table:table-cell>
          <table:table-cell table:formula="of:=[.J78]-[.$B78]" office:value-type="float" office:value="0.280647277832031" calcext:value-type="float">
            <text:p>0.280647277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1226.79264" calcext:value-type="float">
            <text:p>1442891226.79264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6.41280388832092" calcext:value-type="float">
            <text:p>6.4128038883</text:p>
          </table:table-cell>
          <table:table-cell table:formula="of:=[.C79]/([.D79]-[.D78])" office:value-type="float" office:value="108363.416178681" calcext:value-type="float">
            <text:p>108363.416178681</text:p>
          </table:table-cell>
          <table:table-cell/>
          <table:table-cell office:value-type="float" office:value="1442891227.01471" calcext:value-type="float">
            <text:p>1442891227.01471</text:p>
          </table:table-cell>
          <table:table-cell table:formula="of:=[.G79]-[.$B79]" office:value-type="float" office:value="0.2220778465271" calcext:value-type="float">
            <text:p>0.2220778465</text:p>
          </table:table-cell>
          <table:table-cell/>
          <table:table-cell office:value-type="float" office:value="1442891230.03172" calcext:value-type="float">
            <text:p>1442891230.03172</text:p>
          </table:table-cell>
          <table:table-cell table:formula="of:=[.J79]-[.$B79]" office:value-type="float" office:value="3.23907995223999" calcext:value-type="float">
            <text:p>3.239079952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1226.8674" calcext:value-type="float">
            <text:p>1442891226.8674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6.48756527900696" calcext:value-type="float">
            <text:p>6.487565279</text:p>
          </table:table-cell>
          <table:table-cell table:formula="of:=[.C80]/([.D80]-[.D79])" office:value-type="float" office:value="108291.190488947" calcext:value-type="float">
            <text:p>108291.190488947</text:p>
          </table:table-cell>
          <table:table-cell/>
          <table:table-cell office:value-type="float" office:value="1442891227.14798" calcext:value-type="float">
            <text:p>1442891227.14798</text:p>
          </table:table-cell>
          <table:table-cell table:formula="of:=[.G80]-[.$B80]" office:value-type="float" office:value="0.280584812164307" calcext:value-type="float">
            <text:p>0.2805848122</text:p>
          </table:table-cell>
          <table:table-cell/>
          <table:table-cell office:value-type="float" office:value="1442891230.06555" calcext:value-type="float">
            <text:p>1442891230.06555</text:p>
          </table:table-cell>
          <table:table-cell table:formula="of:=[.J80]-[.$B80]" office:value-type="float" office:value="3.19814944267273" calcext:value-type="float">
            <text:p>3.19814944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1226.94212" calcext:value-type="float">
            <text:p>1442891226.94212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6.56229209899902" calcext:value-type="float">
            <text:p>6.562292099</text:p>
          </table:table-cell>
          <table:table-cell table:formula="of:=[.C81]/([.D81]-[.D80])" office:value-type="float" office:value="108341.288989143" calcext:value-type="float">
            <text:p>108341.288989143</text:p>
          </table:table-cell>
          <table:table-cell/>
          <table:table-cell office:value-type="float" office:value="1442891227.21565" calcext:value-type="float">
            <text:p>1442891227.21565</text:p>
          </table:table-cell>
          <table:table-cell table:formula="of:=[.G81]-[.$B81]" office:value-type="float" office:value="0.273528337478638" calcext:value-type="float">
            <text:p>0.2735283375</text:p>
          </table:table-cell>
          <table:table-cell/>
          <table:table-cell office:value-type="float" office:value="1442891230.0994" calcext:value-type="float">
            <text:p>1442891230.0994</text:p>
          </table:table-cell>
          <table:table-cell table:formula="of:=[.J81]-[.$B81]" office:value-type="float" office:value="3.15727877616882" calcext:value-type="float">
            <text:p>3.157278776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1240.02278" calcext:value-type="float">
            <text:p>1442891240.02278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19.6429448127747" calcext:value-type="float">
            <text:p>19.6429448128</text:p>
          </table:table-cell>
          <table:table-cell table:formula="of:=[.C82]/([.D82]-[.D81])" office:value-type="float" office:value="618.929359042906" calcext:value-type="float">
            <text:p>618.9293590429</text:p>
          </table:table-cell>
          <table:table-cell/>
          <table:table-cell office:value-type="float" office:value="1442891240.2287" calcext:value-type="float">
            <text:p>1442891240.2287</text:p>
          </table:table-cell>
          <table:table-cell table:formula="of:=[.G82]-[.$B82]" office:value-type="float" office:value="0.205923557281494" calcext:value-type="float">
            <text:p>0.2059235573</text:p>
          </table:table-cell>
          <table:table-cell/>
          <table:table-cell office:value-type="float" office:value="1442891240.22876" calcext:value-type="float">
            <text:p>1442891240.22876</text:p>
          </table:table-cell>
          <table:table-cell table:formula="of:=[.J82]-[.$B82]" office:value-type="float" office:value="0.205981969833374" calcext:value-type="float">
            <text:p>0.20598196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1240.12539" calcext:value-type="float">
            <text:p>1442891240.12539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19.7455623149872" calcext:value-type="float">
            <text:p>19.745562315</text:p>
          </table:table-cell>
          <table:table-cell table:formula="of:=[.C83]/([.D83]-[.D82])" office:value-type="float" office:value="78894.9236284557" calcext:value-type="float">
            <text:p>78894.9236284557</text:p>
          </table:table-cell>
          <table:table-cell/>
          <table:table-cell office:value-type="float" office:value="1442891240.42973" calcext:value-type="float">
            <text:p>1442891240.42973</text:p>
          </table:table-cell>
          <table:table-cell table:formula="of:=[.G83]-[.$B83]" office:value-type="float" office:value="0.30433464050293" calcext:value-type="float">
            <text:p>0.3043346405</text:p>
          </table:table-cell>
          <table:table-cell/>
          <table:table-cell office:value-type="float" office:value="1442891240.42979" calcext:value-type="float">
            <text:p>1442891240.42979</text:p>
          </table:table-cell>
          <table:table-cell table:formula="of:=[.J83]-[.$B83]" office:value-type="float" office:value="0.304392576217651" calcext:value-type="float">
            <text:p>0.304392576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1240.22683" calcext:value-type="float">
            <text:p>1442891240.22683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19.8470013141632" calcext:value-type="float">
            <text:p>19.8470013142</text:p>
          </table:table-cell>
          <table:table-cell table:formula="of:=[.C84]/([.D84]-[.D83])" office:value-type="float" office:value="79811.5129857615" calcext:value-type="float">
            <text:p>79811.5129857615</text:p>
          </table:table-cell>
          <table:table-cell/>
          <table:table-cell office:value-type="float" office:value="1442891240.53412" calcext:value-type="float">
            <text:p>1442891240.53412</text:p>
          </table:table-cell>
          <table:table-cell table:formula="of:=[.G84]-[.$B84]" office:value-type="float" office:value="0.307281970977783" calcext:value-type="float">
            <text:p>0.307281971</text:p>
          </table:table-cell>
          <table:table-cell/>
          <table:table-cell office:value-type="float" office:value="1442891240.53416" calcext:value-type="float">
            <text:p>1442891240.53416</text:p>
          </table:table-cell>
          <table:table-cell table:formula="of:=[.J84]-[.$B84]" office:value-type="float" office:value="0.307324886322021" calcext:value-type="float">
            <text:p>0.307324886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1240.32839" calcext:value-type="float">
            <text:p>1442891240.32839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19.9485576152802" calcext:value-type="float">
            <text:p>19.9485576153</text:p>
          </table:table-cell>
          <table:table-cell table:formula="of:=[.C85]/([.D85]-[.D84])" office:value-type="float" office:value="79719.3272200546" calcext:value-type="float">
            <text:p>79719.3272200546</text:p>
          </table:table-cell>
          <table:table-cell/>
          <table:table-cell office:value-type="float" office:value="1442891240.63075" calcext:value-type="float">
            <text:p>1442891240.63075</text:p>
          </table:table-cell>
          <table:table-cell table:formula="of:=[.G85]-[.$B85]" office:value-type="float" office:value="0.302363872528076" calcext:value-type="float">
            <text:p>0.3023638725</text:p>
          </table:table-cell>
          <table:table-cell/>
          <table:table-cell office:value-type="float" office:value="1442891240.63079" calcext:value-type="float">
            <text:p>1442891240.63079</text:p>
          </table:table-cell>
          <table:table-cell table:formula="of:=[.J85]-[.$B85]" office:value-type="float" office:value="0.302396774291992" calcext:value-type="float">
            <text:p>0.302396774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1240.42992" calcext:value-type="float">
            <text:p>1442891240.42992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20.0500869750977" calcext:value-type="float">
            <text:p>20.0500869751</text:p>
          </table:table-cell>
          <table:table-cell table:formula="of:=[.C86]/([.D86]-[.D85])" office:value-type="float" office:value="79740.4811234135" calcext:value-type="float">
            <text:p>79740.4811234135</text:p>
          </table:table-cell>
          <table:table-cell/>
          <table:table-cell office:value-type="float" office:value="1442891240.73731" calcext:value-type="float">
            <text:p>1442891240.73731</text:p>
          </table:table-cell>
          <table:table-cell table:formula="of:=[.G86]-[.$B86]" office:value-type="float" office:value="0.307389497756958" calcext:value-type="float">
            <text:p>0.3073894978</text:p>
          </table:table-cell>
          <table:table-cell/>
          <table:table-cell office:value-type="float" office:value="1442891240.73736" calcext:value-type="float">
            <text:p>1442891240.73736</text:p>
          </table:table-cell>
          <table:table-cell table:formula="of:=[.J86]-[.$B86]" office:value-type="float" office:value="0.307445764541626" calcext:value-type="float">
            <text:p>0.307445764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1240.53144" calcext:value-type="float">
            <text:p>1442891240.53144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20.1516082286835" calcext:value-type="float">
            <text:p>20.1516082287</text:p>
          </table:table-cell>
          <table:table-cell table:formula="of:=[.C87]/([.D87]-[.D86])" office:value-type="float" office:value="79746.8482120002" calcext:value-type="float">
            <text:p>79746.8482120002</text:p>
          </table:table-cell>
          <table:table-cell/>
          <table:table-cell office:value-type="float" office:value="1442891240.83189" calcext:value-type="float">
            <text:p>1442891240.83189</text:p>
          </table:table-cell>
          <table:table-cell table:formula="of:=[.G87]-[.$B87]" office:value-type="float" office:value="0.300449371337891" calcext:value-type="float">
            <text:p>0.3004493713</text:p>
          </table:table-cell>
          <table:table-cell/>
          <table:table-cell office:value-type="float" office:value="1442891240.83193" calcext:value-type="float">
            <text:p>1442891240.83193</text:p>
          </table:table-cell>
          <table:table-cell table:formula="of:=[.J87]-[.$B87]" office:value-type="float" office:value="0.300486326217651" calcext:value-type="float">
            <text:p>0.300486326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1240.63418" calcext:value-type="float">
            <text:p>1442891240.63418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20.2543523311615" calcext:value-type="float">
            <text:p>20.2543523312</text:p>
          </table:table-cell>
          <table:table-cell table:formula="of:=[.C88]/([.D88]-[.D87])" office:value-type="float" office:value="78797.7100849306" calcext:value-type="float">
            <text:p>78797.7100849306</text:p>
          </table:table-cell>
          <table:table-cell/>
          <table:table-cell office:value-type="float" office:value="1442891240.94147" calcext:value-type="float">
            <text:p>1442891240.94147</text:p>
          </table:table-cell>
          <table:table-cell table:formula="of:=[.G88]-[.$B88]" office:value-type="float" office:value="0.307288646697998" calcext:value-type="float">
            <text:p>0.3072886467</text:p>
          </table:table-cell>
          <table:table-cell/>
          <table:table-cell office:value-type="float" office:value="1442891240.94152" calcext:value-type="float">
            <text:p>1442891240.94152</text:p>
          </table:table-cell>
          <table:table-cell table:formula="of:=[.J88]-[.$B88]" office:value-type="float" office:value="0.307335376739502" calcext:value-type="float">
            <text:p>0.307335376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1240.73576" calcext:value-type="float">
            <text:p>1442891240.73576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20.3559284210205" calcext:value-type="float">
            <text:p>20.355928421</text:p>
          </table:table-cell>
          <table:table-cell table:formula="of:=[.C89]/([.D89]-[.D88])" office:value-type="float" office:value="79703.7965454029" calcext:value-type="float">
            <text:p>79703.7965454029</text:p>
          </table:table-cell>
          <table:table-cell/>
          <table:table-cell office:value-type="float" office:value="1442891241.03287" calcext:value-type="float">
            <text:p>1442891241.03287</text:p>
          </table:table-cell>
          <table:table-cell table:formula="of:=[.G89]-[.$B89]" office:value-type="float" office:value="0.29711389541626" calcext:value-type="float">
            <text:p>0.2971138954</text:p>
          </table:table-cell>
          <table:table-cell/>
          <table:table-cell office:value-type="float" office:value="1442891241.03292" calcext:value-type="float">
            <text:p>1442891241.03292</text:p>
          </table:table-cell>
          <table:table-cell table:formula="of:=[.J89]-[.$B89]" office:value-type="float" office:value="0.297161817550659" calcext:value-type="float">
            <text:p>0.29716181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1240.83728" calcext:value-type="float">
            <text:p>1442891240.83728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20.4574530124664" calcext:value-type="float">
            <text:p>20.4574530125</text:p>
          </table:table-cell>
          <table:table-cell table:formula="of:=[.C90]/([.D90]-[.D89])" office:value-type="float" office:value="79744.2263465038" calcext:value-type="float">
            <text:p>79744.2263465038</text:p>
          </table:table-cell>
          <table:table-cell/>
          <table:table-cell office:value-type="float" office:value="1442891241.14454" calcext:value-type="float">
            <text:p>1442891241.14454</text:p>
          </table:table-cell>
          <table:table-cell table:formula="of:=[.G90]-[.$B90]" office:value-type="float" office:value="0.307255268096924" calcext:value-type="float">
            <text:p>0.3072552681</text:p>
          </table:table-cell>
          <table:table-cell/>
          <table:table-cell office:value-type="float" office:value="1442891241.14458" calcext:value-type="float">
            <text:p>1442891241.14458</text:p>
          </table:table-cell>
          <table:table-cell table:formula="of:=[.J90]-[.$B90]" office:value-type="float" office:value="0.307295322418213" calcext:value-type="float">
            <text:p>0.307295322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1240.93875" calcext:value-type="float">
            <text:p>1442891240.93875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20.5589151382446" calcext:value-type="float">
            <text:p>20.5589151382</text:p>
          </table:table-cell>
          <table:table-cell table:formula="of:=[.C91]/([.D91]-[.D90])" office:value-type="float" office:value="79793.3212802805" calcext:value-type="float">
            <text:p>79793.3212802805</text:p>
          </table:table-cell>
          <table:table-cell/>
          <table:table-cell office:value-type="float" office:value="1442891241.234" calcext:value-type="float">
            <text:p>1442891241.234</text:p>
          </table:table-cell>
          <table:table-cell table:formula="of:=[.G91]-[.$B91]" office:value-type="float" office:value="0.295255661010742" calcext:value-type="float">
            <text:p>0.295255661</text:p>
          </table:table-cell>
          <table:table-cell/>
          <table:table-cell office:value-type="float" office:value="1442891241.23405" calcext:value-type="float">
            <text:p>1442891241.23405</text:p>
          </table:table-cell>
          <table:table-cell table:formula="of:=[.J91]-[.$B91]" office:value-type="float" office:value="0.295301198959351" calcext:value-type="float">
            <text:p>0.2953011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1241.03838" calcext:value-type="float">
            <text:p>1442891241.03838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20.6585431098938" calcext:value-type="float">
            <text:p>20.6585431099</text:p>
          </table:table-cell>
          <table:table-cell table:formula="of:=[.C92]/([.D92]-[.D91])" office:value-type="float" office:value="81262.3188647187" calcext:value-type="float">
            <text:p>81262.3188647187</text:p>
          </table:table-cell>
          <table:table-cell/>
          <table:table-cell office:value-type="float" office:value="1442891241.33982" calcext:value-type="float">
            <text:p>1442891241.33982</text:p>
          </table:table-cell>
          <table:table-cell table:formula="of:=[.G92]-[.$B92]" office:value-type="float" office:value="0.301442861557007" calcext:value-type="float">
            <text:p>0.3014428616</text:p>
          </table:table-cell>
          <table:table-cell/>
          <table:table-cell office:value-type="float" office:value="1442891241.33986" calcext:value-type="float">
            <text:p>1442891241.33986</text:p>
          </table:table-cell>
          <table:table-cell table:formula="of:=[.J92]-[.$B92]" office:value-type="float" office:value="0.30148434638977" calcext:value-type="float">
            <text:p>0.30148434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1241.1339" calcext:value-type="float">
            <text:p>1442891241.1339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20.7540636062622" calcext:value-type="float">
            <text:p>20.7540636063</text:p>
          </table:table-cell>
          <table:table-cell table:formula="of:=[.C93]/([.D93]-[.D92])" office:value-type="float" office:value="84756.6784910219" calcext:value-type="float">
            <text:p>84756.6784910219</text:p>
          </table:table-cell>
          <table:table-cell/>
          <table:table-cell office:value-type="float" office:value="1442891241.43498" calcext:value-type="float">
            <text:p>1442891241.43498</text:p>
          </table:table-cell>
          <table:table-cell table:formula="of:=[.G93]-[.$B93]" office:value-type="float" office:value="0.301079988479614" calcext:value-type="float">
            <text:p>0.3010799885</text:p>
          </table:table-cell>
          <table:table-cell/>
          <table:table-cell office:value-type="float" office:value="1442891241.43501" calcext:value-type="float">
            <text:p>1442891241.43501</text:p>
          </table:table-cell>
          <table:table-cell table:formula="of:=[.J93]-[.$B93]" office:value-type="float" office:value="0.301117181777954" calcext:value-type="float">
            <text:p>0.301117181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1241.2295" calcext:value-type="float">
            <text:p>1442891241.2295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20.8496699333191" calcext:value-type="float">
            <text:p>20.8496699333</text:p>
          </table:table-cell>
          <table:table-cell table:formula="of:=[.C94]/([.D94]-[.D93])" office:value-type="float" office:value="84680.5880868425" calcext:value-type="float">
            <text:p>84680.5880868425</text:p>
          </table:table-cell>
          <table:table-cell/>
          <table:table-cell office:value-type="float" office:value="1442891241.5309" calcext:value-type="float">
            <text:p>1442891241.5309</text:p>
          </table:table-cell>
          <table:table-cell table:formula="of:=[.G94]-[.$B94]" office:value-type="float" office:value="0.301400184631348" calcext:value-type="float">
            <text:p>0.3014001846</text:p>
          </table:table-cell>
          <table:table-cell/>
          <table:table-cell office:value-type="float" office:value="1442891241.53094" calcext:value-type="float">
            <text:p>1442891241.53094</text:p>
          </table:table-cell>
          <table:table-cell table:formula="of:=[.J94]-[.$B94]" office:value-type="float" office:value="0.301435232162476" calcext:value-type="float">
            <text:p>0.301435232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1241.32512" calcext:value-type="float">
            <text:p>1442891241.32512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20.9452912807465" calcext:value-type="float">
            <text:p>20.9452912807</text:p>
          </table:table-cell>
          <table:table-cell table:formula="of:=[.C95]/([.D95]-[.D94])" office:value-type="float" office:value="84667.2863101991" calcext:value-type="float">
            <text:p>84667.2863101991</text:p>
          </table:table-cell>
          <table:table-cell/>
          <table:table-cell office:value-type="float" office:value="1442891241.62766" calcext:value-type="float">
            <text:p>1442891241.62766</text:p>
          </table:table-cell>
          <table:table-cell table:formula="of:=[.G95]-[.$B95]" office:value-type="float" office:value="0.302539110183716" calcext:value-type="float">
            <text:p>0.3025391102</text:p>
          </table:table-cell>
          <table:table-cell/>
          <table:table-cell office:value-type="float" office:value="1442891241.62772" calcext:value-type="float">
            <text:p>1442891241.62772</text:p>
          </table:table-cell>
          <table:table-cell table:formula="of:=[.J95]-[.$B95]" office:value-type="float" office:value="0.302597761154175" calcext:value-type="float">
            <text:p>0.302597761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1241.4218" calcext:value-type="float">
            <text:p>1442891241.4218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21.0419673919678" calcext:value-type="float">
            <text:p>21.041967392</text:p>
          </table:table-cell>
          <table:table-cell table:formula="of:=[.C96]/([.D96]-[.D95])" office:value-type="float" office:value="83743.5422021313" calcext:value-type="float">
            <text:p>83743.5422021313</text:p>
          </table:table-cell>
          <table:table-cell/>
          <table:table-cell office:value-type="float" office:value="1442891241.63622" calcext:value-type="float">
            <text:p>1442891241.63622</text:p>
          </table:table-cell>
          <table:table-cell table:formula="of:=[.G96]-[.$B96]" office:value-type="float" office:value="0.214417934417725" calcext:value-type="float">
            <text:p>0.2144179344</text:p>
          </table:table-cell>
          <table:table-cell/>
          <table:table-cell office:value-type="float" office:value="1442891241.66054" calcext:value-type="float">
            <text:p>1442891241.66054</text:p>
          </table:table-cell>
          <table:table-cell table:formula="of:=[.J96]-[.$B96]" office:value-type="float" office:value="0.238736152648926" calcext:value-type="float">
            <text:p>0.238736152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1241.51744" calcext:value-type="float">
            <text:p>1442891241.51744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21.1376113891602" calcext:value-type="float">
            <text:p>21.1376113892</text:p>
          </table:table-cell>
          <table:table-cell table:formula="of:=[.C97]/([.D97]-[.D96])" office:value-type="float" office:value="84647.2359756706" calcext:value-type="float">
            <text:p>84647.2359756706</text:p>
          </table:table-cell>
          <table:table-cell/>
          <table:table-cell office:value-type="float" office:value="1442891241.81986" calcext:value-type="float">
            <text:p>1442891241.81986</text:p>
          </table:table-cell>
          <table:table-cell table:formula="of:=[.G97]-[.$B97]" office:value-type="float" office:value="0.302415370941162" calcext:value-type="float">
            <text:p>0.3024153709</text:p>
          </table:table-cell>
          <table:table-cell/>
          <table:table-cell office:value-type="float" office:value="1442891241.81991" calcext:value-type="float">
            <text:p>1442891241.81991</text:p>
          </table:table-cell>
          <table:table-cell table:formula="of:=[.J97]-[.$B97]" office:value-type="float" office:value="0.302470445632935" calcext:value-type="float">
            <text:p>0.302470445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1241.61412" calcext:value-type="float">
            <text:p>1442891241.61412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21.2342889308929" calcext:value-type="float">
            <text:p>21.2342889309</text:p>
          </table:table-cell>
          <table:table-cell table:formula="of:=[.C98]/([.D98]-[.D97])" office:value-type="float" office:value="83742.3030715545" calcext:value-type="float">
            <text:p>83742.3030715545</text:p>
          </table:table-cell>
          <table:table-cell/>
          <table:table-cell office:value-type="float" office:value="1442891241.83716" calcext:value-type="float">
            <text:p>1442891241.83716</text:p>
          </table:table-cell>
          <table:table-cell table:formula="of:=[.G98]-[.$B98]" office:value-type="float" office:value="0.223042726516724" calcext:value-type="float">
            <text:p>0.2230427265</text:p>
          </table:table-cell>
          <table:table-cell/>
          <table:table-cell office:value-type="float" office:value="1442891241.85271" calcext:value-type="float">
            <text:p>1442891241.85271</text:p>
          </table:table-cell>
          <table:table-cell table:formula="of:=[.J98]-[.$B98]" office:value-type="float" office:value="0.238590478897095" calcext:value-type="float">
            <text:p>0.238590478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1241.71077" calcext:value-type="float">
            <text:p>1442891241.71077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21.3309404850006" calcext:value-type="float">
            <text:p>21.330940485</text:p>
          </table:table-cell>
          <table:table-cell table:formula="of:=[.C99]/([.D99]-[.D98])" office:value-type="float" office:value="83764.8196632346" calcext:value-type="float">
            <text:p>83764.8196632346</text:p>
          </table:table-cell>
          <table:table-cell/>
          <table:table-cell office:value-type="float" office:value="1442891242.01216" calcext:value-type="float">
            <text:p>1442891242.01216</text:p>
          </table:table-cell>
          <table:table-cell table:formula="of:=[.G99]-[.$B99]" office:value-type="float" office:value="0.301383018493652" calcext:value-type="float">
            <text:p>0.3013830185</text:p>
          </table:table-cell>
          <table:table-cell/>
          <table:table-cell office:value-type="float" office:value="1442891242.01219" calcext:value-type="float">
            <text:p>1442891242.01219</text:p>
          </table:table-cell>
          <table:table-cell table:formula="of:=[.J99]-[.$B99]" office:value-type="float" office:value="0.301420927047729" calcext:value-type="float">
            <text:p>0.30142092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1241.80632" calcext:value-type="float">
            <text:p>1442891241.80632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21.4264848232269" calcext:value-type="float">
            <text:p>21.4264848232</text:p>
          </table:table-cell>
          <table:table-cell table:formula="of:=[.C100]/([.D100]-[.D99])" office:value-type="float" office:value="84735.5285545313" calcext:value-type="float">
            <text:p>84735.5285545313</text:p>
          </table:table-cell>
          <table:table-cell/>
          <table:table-cell office:value-type="float" office:value="1442891242.03807" calcext:value-type="float">
            <text:p>1442891242.03807</text:p>
          </table:table-cell>
          <table:table-cell table:formula="of:=[.G100]-[.$B100]" office:value-type="float" office:value="0.231754302978516" calcext:value-type="float">
            <text:p>0.231754303</text:p>
          </table:table-cell>
          <table:table-cell/>
          <table:table-cell office:value-type="float" office:value="1442891242.04168" calcext:value-type="float">
            <text:p>1442891242.04168</text:p>
          </table:table-cell>
          <table:table-cell table:formula="of:=[.J100]-[.$B100]" office:value-type="float" office:value="0.235360860824585" calcext:value-type="float">
            <text:p>0.235360860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1241.90195" calcext:value-type="float">
            <text:p>1442891241.90195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21.522114276886" calcext:value-type="float">
            <text:p>21.5221142769</text:p>
          </table:table-cell>
          <table:table-cell table:formula="of:=[.C101]/([.D101]-[.D100])" office:value-type="float" office:value="84660.1093096717" calcext:value-type="float">
            <text:p>84660.1093096717</text:p>
          </table:table-cell>
          <table:table-cell/>
          <table:table-cell office:value-type="float" office:value="1442891242.20341" calcext:value-type="float">
            <text:p>1442891242.20341</text:p>
          </table:table-cell>
          <table:table-cell table:formula="of:=[.G101]-[.$B101]" office:value-type="float" office:value="0.301461458206177" calcext:value-type="float">
            <text:p>0.3014614582</text:p>
          </table:table-cell>
          <table:table-cell/>
          <table:table-cell office:value-type="float" office:value="1442891242.20346" calcext:value-type="float">
            <text:p>1442891242.20346</text:p>
          </table:table-cell>
          <table:table-cell table:formula="of:=[.J101]-[.$B101]" office:value-type="float" office:value="0.301518440246582" calcext:value-type="float">
            <text:p>0.30151844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1241.9976" calcext:value-type="float">
            <text:p>1442891241.9976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21.6177704334259" calcext:value-type="float">
            <text:p>21.6177704334</text:p>
          </table:table-cell>
          <table:table-cell table:formula="of:=[.C102]/([.D102]-[.D101])" office:value-type="float" office:value="84636.4760288227" calcext:value-type="float">
            <text:p>84636.4760288227</text:p>
          </table:table-cell>
          <table:table-cell/>
          <table:table-cell office:value-type="float" office:value="1442891242.23886" calcext:value-type="float">
            <text:p>1442891242.23886</text:p>
          </table:table-cell>
          <table:table-cell table:formula="of:=[.G102]-[.$B102]" office:value-type="float" office:value="0.241261720657349" calcext:value-type="float">
            <text:p>0.2412617207</text:p>
          </table:table-cell>
          <table:table-cell/>
          <table:table-cell office:value-type="float" office:value="1442891242.2389" calcext:value-type="float">
            <text:p>1442891242.2389</text:p>
          </table:table-cell>
          <table:table-cell table:formula="of:=[.J102]-[.$B102]" office:value-type="float" office:value="0.241293907165527" calcext:value-type="float">
            <text:p>0.241293907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1242.07826" calcext:value-type="float">
            <text:p>1442891242.07826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21.6984252929687" calcext:value-type="float">
            <text:p>21.698425293</text:p>
          </table:table-cell>
          <table:table-cell table:formula="of:=[.C103]/([.D103]-[.D102])" office:value-type="float" office:value="100378.328669696" calcext:value-type="float">
            <text:p>100378.328669696</text:p>
          </table:table-cell>
          <table:table-cell/>
          <table:table-cell office:value-type="float" office:value="1442891242.36355" calcext:value-type="float">
            <text:p>1442891242.36355</text:p>
          </table:table-cell>
          <table:table-cell table:formula="of:=[.G103]-[.$B103]" office:value-type="float" office:value="0.285290956497192" calcext:value-type="float">
            <text:p>0.2852909565</text:p>
          </table:table-cell>
          <table:table-cell/>
          <table:table-cell office:value-type="float" office:value="1442891242.36359" calcext:value-type="float">
            <text:p>1442891242.36359</text:p>
          </table:table-cell>
          <table:table-cell table:formula="of:=[.J103]-[.$B103]" office:value-type="float" office:value="0.285332441329956" calcext:value-type="float">
            <text:p>0.285332441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1242.15787" calcext:value-type="float">
            <text:p>1442891242.15787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21.7780375480652" calcext:value-type="float">
            <text:p>21.7780375481</text:p>
          </table:table-cell>
          <table:table-cell table:formula="of:=[.C104]/([.D104]-[.D103])" office:value-type="float" office:value="101692.886229553" calcext:value-type="float">
            <text:p>101692.886229553</text:p>
          </table:table-cell>
          <table:table-cell/>
          <table:table-cell office:value-type="float" office:value="1442891242.43994" calcext:value-type="float">
            <text:p>1442891242.43994</text:p>
          </table:table-cell>
          <table:table-cell table:formula="of:=[.G104]-[.$B104]" office:value-type="float" office:value="0.282070398330688" calcext:value-type="float">
            <text:p>0.2820703983</text:p>
          </table:table-cell>
          <table:table-cell/>
          <table:table-cell office:value-type="float" office:value="1442891242.44" calcext:value-type="float">
            <text:p>1442891242.44</text:p>
          </table:table-cell>
          <table:table-cell table:formula="of:=[.J104]-[.$B104]" office:value-type="float" office:value="0.282131910324097" calcext:value-type="float">
            <text:p>0.282131910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1242.23754" calcext:value-type="float">
            <text:p>1442891242.23754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21.857709646225" calcext:value-type="float">
            <text:p>21.8577096462</text:p>
          </table:table-cell>
          <table:table-cell table:formula="of:=[.C105]/([.D105]-[.D104])" office:value-type="float" office:value="101616.502979032" calcext:value-type="float">
            <text:p>101616.502979032</text:p>
          </table:table-cell>
          <table:table-cell/>
          <table:table-cell office:value-type="float" office:value="1442891242.52292" calcext:value-type="float">
            <text:p>1442891242.52292</text:p>
          </table:table-cell>
          <table:table-cell table:formula="of:=[.G105]-[.$B105]" office:value-type="float" office:value="0.285380363464355" calcext:value-type="float">
            <text:p>0.2853803635</text:p>
          </table:table-cell>
          <table:table-cell/>
          <table:table-cell office:value-type="float" office:value="1442891242.52296" calcext:value-type="float">
            <text:p>1442891242.52296</text:p>
          </table:table-cell>
          <table:table-cell table:formula="of:=[.J105]-[.$B105]" office:value-type="float" office:value="0.285419464111328" calcext:value-type="float">
            <text:p>0.28541946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1242.31725" calcext:value-type="float">
            <text:p>1442891242.31725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21.9374182224274" calcext:value-type="float">
            <text:p>21.9374182224</text:p>
          </table:table-cell>
          <table:table-cell table:formula="of:=[.C106]/([.D106]-[.D105])" office:value-type="float" office:value="101569.998935158" calcext:value-type="float">
            <text:p>101569.998935158</text:p>
          </table:table-cell>
          <table:table-cell/>
          <table:table-cell office:value-type="float" office:value="1442891242.60272" calcext:value-type="float">
            <text:p>1442891242.60272</text:p>
          </table:table-cell>
          <table:table-cell table:formula="of:=[.G106]-[.$B106]" office:value-type="float" office:value="0.285473108291626" calcext:value-type="float">
            <text:p>0.2854731083</text:p>
          </table:table-cell>
          <table:table-cell/>
          <table:table-cell office:value-type="float" office:value="1442891242.60276" calcext:value-type="float">
            <text:p>1442891242.60276</text:p>
          </table:table-cell>
          <table:table-cell table:formula="of:=[.J106]-[.$B106]" office:value-type="float" office:value="0.285512924194336" calcext:value-type="float">
            <text:p>0.285512924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1242.39692" calcext:value-type="float">
            <text:p>1442891242.39692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22.0170836448669" calcext:value-type="float">
            <text:p>22.0170836449</text:p>
          </table:table-cell>
          <table:table-cell table:formula="of:=[.C107]/([.D107]-[.D106])" office:value-type="float" office:value="101625.018133064" calcext:value-type="float">
            <text:p>101625.018133064</text:p>
          </table:table-cell>
          <table:table-cell/>
          <table:table-cell office:value-type="float" office:value="1442891242.64104" calcext:value-type="float">
            <text:p>1442891242.64104</text:p>
          </table:table-cell>
          <table:table-cell table:formula="of:=[.G107]-[.$B107]" office:value-type="float" office:value="0.244127750396729" calcext:value-type="float">
            <text:p>0.2441277504</text:p>
          </table:table-cell>
          <table:table-cell/>
          <table:table-cell office:value-type="float" office:value="1442891242.6411" calcext:value-type="float">
            <text:p>1442891242.6411</text:p>
          </table:table-cell>
          <table:table-cell table:formula="of:=[.J107]-[.$B107]" office:value-type="float" office:value="0.244180202484131" calcext:value-type="float">
            <text:p>0.244180202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1242.47664" calcext:value-type="float">
            <text:p>1442891242.47664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22.0968050956726" calcext:value-type="float">
            <text:p>22.0968050957</text:p>
          </table:table-cell>
          <table:table-cell table:formula="of:=[.C108]/([.D108]-[.D107])" office:value-type="float" office:value="101553.595904012" calcext:value-type="float">
            <text:p>101553.595904012</text:p>
          </table:table-cell>
          <table:table-cell/>
          <table:table-cell office:value-type="float" office:value="1442891242.76223" calcext:value-type="float">
            <text:p>1442891242.76223</text:p>
          </table:table-cell>
          <table:table-cell table:formula="of:=[.G108]-[.$B108]" office:value-type="float" office:value="0.28559422492981" calcext:value-type="float">
            <text:p>0.2855942249</text:p>
          </table:table-cell>
          <table:table-cell/>
          <table:table-cell office:value-type="float" office:value="1442891242.76227" calcext:value-type="float">
            <text:p>1442891242.76227</text:p>
          </table:table-cell>
          <table:table-cell table:formula="of:=[.J108]-[.$B108]" office:value-type="float" office:value="0.285633563995361" calcext:value-type="float">
            <text:p>0.2856335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1242.55645" calcext:value-type="float">
            <text:p>1442891242.55645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22.1766164302826" calcext:value-type="float">
            <text:p>22.1766164303</text:p>
          </table:table-cell>
          <table:table-cell table:formula="of:=[.C109]/([.D109]-[.D108])" office:value-type="float" office:value="101439.225888939" calcext:value-type="float">
            <text:p>101439.225888939</text:p>
          </table:table-cell>
          <table:table-cell/>
          <table:table-cell office:value-type="float" office:value="1442891242.84186" calcext:value-type="float">
            <text:p>1442891242.84186</text:p>
          </table:table-cell>
          <table:table-cell table:formula="of:=[.G109]-[.$B109]" office:value-type="float" office:value="0.285408020019531" calcext:value-type="float">
            <text:p>0.28540802</text:p>
          </table:table-cell>
          <table:table-cell/>
          <table:table-cell office:value-type="float" office:value="1442891242.8419" calcext:value-type="float">
            <text:p>1442891242.8419</text:p>
          </table:table-cell>
          <table:table-cell table:formula="of:=[.J109]-[.$B109]" office:value-type="float" office:value="0.285446882247925" calcext:value-type="float">
            <text:p>0.285446882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1242.63616" calcext:value-type="float">
            <text:p>1442891242.63616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22.2563247680664" calcext:value-type="float">
            <text:p>22.2563247681</text:p>
          </table:table-cell>
          <table:table-cell table:formula="of:=[.C110]/([.D110]-[.D109])" office:value-type="float" office:value="101570.302744967" calcext:value-type="float">
            <text:p>101570.302744967</text:p>
          </table:table-cell>
          <table:table-cell/>
          <table:table-cell office:value-type="float" office:value="1442891242.84198" calcext:value-type="float">
            <text:p>1442891242.84198</text:p>
          </table:table-cell>
          <table:table-cell table:formula="of:=[.G110]-[.$B110]" office:value-type="float" office:value="0.205824375152588" calcext:value-type="float">
            <text:p>0.2058243752</text:p>
          </table:table-cell>
          <table:table-cell/>
          <table:table-cell office:value-type="float" office:value="1442891242.87138" calcext:value-type="float">
            <text:p>1442891242.87138</text:p>
          </table:table-cell>
          <table:table-cell table:formula="of:=[.J110]-[.$B110]" office:value-type="float" office:value="0.235224723815918" calcext:value-type="float">
            <text:p>0.23522472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1242.71584" calcext:value-type="float">
            <text:p>1442891242.71584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22.3360095024109" calcext:value-type="float">
            <text:p>22.3360095024</text:p>
          </table:table-cell>
          <table:table-cell table:formula="of:=[.C111]/([.D111]-[.D110])" office:value-type="float" office:value="101600.388915152" calcext:value-type="float">
            <text:p>101600.388915152</text:p>
          </table:table-cell>
          <table:table-cell/>
          <table:table-cell office:value-type="float" office:value="1442891243.00127" calcext:value-type="float">
            <text:p>1442891243.00127</text:p>
          </table:table-cell>
          <table:table-cell table:formula="of:=[.G111]-[.$B111]" office:value-type="float" office:value="0.285430908203125" calcext:value-type="float">
            <text:p>0.2854309082</text:p>
          </table:table-cell>
          <table:table-cell/>
          <table:table-cell office:value-type="float" office:value="1442891243.00133" calcext:value-type="float">
            <text:p>1442891243.00133</text:p>
          </table:table-cell>
          <table:table-cell table:formula="of:=[.J111]-[.$B111]" office:value-type="float" office:value="0.285488843917847" calcext:value-type="float">
            <text:p>0.285488843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1242.79552" calcext:value-type="float">
            <text:p>1442891242.79552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22.4156897068024" calcext:value-type="float">
            <text:p>22.4156897068</text:p>
          </table:table-cell>
          <table:table-cell table:formula="of:=[.C112]/([.D112]-[.D111])" office:value-type="float" office:value="101606.165067339" calcext:value-type="float">
            <text:p>101606.165067339</text:p>
          </table:table-cell>
          <table:table-cell/>
          <table:table-cell office:value-type="float" office:value="1442891243.04293" calcext:value-type="float">
            <text:p>1442891243.04293</text:p>
          </table:table-cell>
          <table:table-cell table:formula="of:=[.G112]-[.$B112]" office:value-type="float" office:value="0.247408151626587" calcext:value-type="float">
            <text:p>0.2474081516</text:p>
          </table:table-cell>
          <table:table-cell/>
          <table:table-cell office:value-type="float" office:value="1442891243.04297" calcext:value-type="float">
            <text:p>1442891243.04297</text:p>
          </table:table-cell>
          <table:table-cell table:formula="of:=[.J112]-[.$B112]" office:value-type="float" office:value="0.24744701385498" calcext:value-type="float">
            <text:p>0.247447013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1242.87516" calcext:value-type="float">
            <text:p>1442891242.87516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22.4953298568726" calcext:value-type="float">
            <text:p>22.4953298569</text:p>
          </table:table-cell>
          <table:table-cell table:formula="of:=[.C113]/([.D113]-[.D112])" office:value-type="float" office:value="101657.267004955" calcext:value-type="float">
            <text:p>101657.267004955</text:p>
          </table:table-cell>
          <table:table-cell/>
          <table:table-cell office:value-type="float" office:value="1442891243.16052" calcext:value-type="float">
            <text:p>1442891243.16052</text:p>
          </table:table-cell>
          <table:table-cell table:formula="of:=[.G113]-[.$B113]" office:value-type="float" office:value="0.285353422164917" calcext:value-type="float">
            <text:p>0.2853534222</text:p>
          </table:table-cell>
          <table:table-cell/>
          <table:table-cell office:value-type="float" office:value="1442891243.16055" calcext:value-type="float">
            <text:p>1442891243.16055</text:p>
          </table:table-cell>
          <table:table-cell table:formula="of:=[.J113]-[.$B113]" office:value-type="float" office:value="0.28539252281189" calcext:value-type="float">
            <text:p>0.285392522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1242.95486" calcext:value-type="float">
            <text:p>1442891242.95486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22.5750246047974" calcext:value-type="float">
            <text:p>22.5750246048</text:p>
          </table:table-cell>
          <table:table-cell table:formula="of:=[.C114]/([.D114]-[.D113])" office:value-type="float" office:value="101587.622908839" calcext:value-type="float">
            <text:p>101587.622908839</text:p>
          </table:table-cell>
          <table:table-cell/>
          <table:table-cell office:value-type="float" office:value="1442891243.24145" calcext:value-type="float">
            <text:p>1442891243.24145</text:p>
          </table:table-cell>
          <table:table-cell table:formula="of:=[.G114]-[.$B114]" office:value-type="float" office:value="0.286592245101929" calcext:value-type="float">
            <text:p>0.2865922451</text:p>
          </table:table-cell>
          <table:table-cell/>
          <table:table-cell office:value-type="float" office:value="1442891243.24149" calcext:value-type="float">
            <text:p>1442891243.24149</text:p>
          </table:table-cell>
          <table:table-cell table:formula="of:=[.J114]-[.$B114]" office:value-type="float" office:value="0.2866370677948" calcext:value-type="float">
            <text:p>0.286637067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1243.0357" calcext:value-type="float">
            <text:p>1442891243.0357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22.655867099762" calcext:value-type="float">
            <text:p>22.6558670998</text:p>
          </table:table-cell>
          <table:table-cell table:formula="of:=[.C115]/([.D115]-[.D114])" office:value-type="float" office:value="100145.350580103" calcext:value-type="float">
            <text:p>100145.350580103</text:p>
          </table:table-cell>
          <table:table-cell/>
          <table:table-cell office:value-type="float" office:value="1442891243.2439" calcext:value-type="float">
            <text:p>1442891243.2439</text:p>
          </table:table-cell>
          <table:table-cell table:formula="of:=[.G115]-[.$B115]" office:value-type="float" office:value="0.20819878578186" calcext:value-type="float">
            <text:p>0.2081987858</text:p>
          </table:table-cell>
          <table:table-cell/>
          <table:table-cell office:value-type="float" office:value="1442891243.26846" calcext:value-type="float">
            <text:p>1442891243.26846</text:p>
          </table:table-cell>
          <table:table-cell table:formula="of:=[.J115]-[.$B115]" office:value-type="float" office:value="0.232762336730957" calcext:value-type="float">
            <text:p>0.232762336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1243.11741" calcext:value-type="float">
            <text:p>1442891243.11741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22.7375802993774" calcext:value-type="float">
            <text:p>22.7375802994</text:p>
          </table:table-cell>
          <table:table-cell table:formula="of:=[.C116]/([.D116]-[.D115])" office:value-type="float" office:value="99078.2399673212" calcext:value-type="float">
            <text:p>99078.2399673212</text:p>
          </table:table-cell>
          <table:table-cell/>
          <table:table-cell office:value-type="float" office:value="1442891243.40497" calcext:value-type="float">
            <text:p>1442891243.40497</text:p>
          </table:table-cell>
          <table:table-cell table:formula="of:=[.G116]-[.$B116]" office:value-type="float" office:value="0.287553787231445" calcext:value-type="float">
            <text:p>0.2875537872</text:p>
          </table:table-cell>
          <table:table-cell/>
          <table:table-cell office:value-type="float" office:value="1442891243.40501" calcext:value-type="float">
            <text:p>1442891243.40501</text:p>
          </table:table-cell>
          <table:table-cell table:formula="of:=[.J116]-[.$B116]" office:value-type="float" office:value="0.287598609924316" calcext:value-type="float">
            <text:p>0.287598609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1243.1992" calcext:value-type="float">
            <text:p>1442891243.199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22.8193666934967" calcext:value-type="float">
            <text:p>22.8193666935</text:p>
          </table:table-cell>
          <table:table-cell table:formula="of:=[.C117]/([.D117]-[.D116])" office:value-type="float" office:value="98989.5701746459" calcext:value-type="float">
            <text:p>98989.5701746459</text:p>
          </table:table-cell>
          <table:table-cell/>
          <table:table-cell office:value-type="float" office:value="1442891243.44484" calcext:value-type="float">
            <text:p>1442891243.44484</text:p>
          </table:table-cell>
          <table:table-cell table:formula="of:=[.G117]-[.$B117]" office:value-type="float" office:value="0.245638608932495" calcext:value-type="float">
            <text:p>0.2456386089</text:p>
          </table:table-cell>
          <table:table-cell/>
          <table:table-cell office:value-type="float" office:value="1442891243.44487" calcext:value-type="float">
            <text:p>1442891243.44487</text:p>
          </table:table-cell>
          <table:table-cell table:formula="of:=[.J117]-[.$B117]" office:value-type="float" office:value="0.245673179626465" calcext:value-type="float">
            <text:p>0.245673179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1243.2809" calcext:value-type="float">
            <text:p>1442891243.2809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22.9010720252991" calcext:value-type="float">
            <text:p>22.9010720253</text:p>
          </table:table-cell>
          <table:table-cell table:formula="of:=[.C118]/([.D118]-[.D117])" office:value-type="float" office:value="99087.7807042373" calcext:value-type="float">
            <text:p>99087.7807042373</text:p>
          </table:table-cell>
          <table:table-cell/>
          <table:table-cell office:value-type="float" office:value="1442891243.56826" calcext:value-type="float">
            <text:p>1442891243.56826</text:p>
          </table:table-cell>
          <table:table-cell table:formula="of:=[.G118]-[.$B118]" office:value-type="float" office:value="0.287359237670898" calcext:value-type="float">
            <text:p>0.2873592377</text:p>
          </table:table-cell>
          <table:table-cell/>
          <table:table-cell office:value-type="float" office:value="1442891243.5683" calcext:value-type="float">
            <text:p>1442891243.5683</text:p>
          </table:table-cell>
          <table:table-cell table:formula="of:=[.J118]-[.$B118]" office:value-type="float" office:value="0.287398099899292" calcext:value-type="float">
            <text:p>0.287398099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1243.36256" calcext:value-type="float">
            <text:p>1442891243.36256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22.9827265739441" calcext:value-type="float">
            <text:p>22.9827265739</text:p>
          </table:table-cell>
          <table:table-cell table:formula="of:=[.C119]/([.D119]-[.D118])" office:value-type="float" office:value="99149.4060569253" calcext:value-type="float">
            <text:p>99149.4060569253</text:p>
          </table:table-cell>
          <table:table-cell/>
          <table:table-cell office:value-type="float" office:value="1442891243.64582" calcext:value-type="float">
            <text:p>1442891243.64582</text:p>
          </table:table-cell>
          <table:table-cell table:formula="of:=[.G119]-[.$B119]" office:value-type="float" office:value="0.28325891494751" calcext:value-type="float">
            <text:p>0.2832589149</text:p>
          </table:table-cell>
          <table:table-cell/>
          <table:table-cell office:value-type="float" office:value="1442891243.64585" calcext:value-type="float">
            <text:p>1442891243.64585</text:p>
          </table:table-cell>
          <table:table-cell table:formula="of:=[.J119]-[.$B119]" office:value-type="float" office:value="0.283295154571533" calcext:value-type="float">
            <text:p>0.283295154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1243.44426" calcext:value-type="float">
            <text:p>1442891243.44426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23.0644311904907" calcext:value-type="float">
            <text:p>23.0644311905</text:p>
          </table:table-cell>
          <table:table-cell table:formula="of:=[.C120]/([.D120]-[.D119])" office:value-type="float" office:value="99088.6481350709" calcext:value-type="float">
            <text:p>99088.6481350709</text:p>
          </table:table-cell>
          <table:table-cell/>
          <table:table-cell office:value-type="float" office:value="1442891243.73173" calcext:value-type="float">
            <text:p>1442891243.73173</text:p>
          </table:table-cell>
          <table:table-cell table:formula="of:=[.G120]-[.$B120]" office:value-type="float" office:value="0.28746485710144" calcext:value-type="float">
            <text:p>0.2874648571</text:p>
          </table:table-cell>
          <table:table-cell/>
          <table:table-cell office:value-type="float" office:value="1442891243.73177" calcext:value-type="float">
            <text:p>1442891243.73177</text:p>
          </table:table-cell>
          <table:table-cell table:formula="of:=[.J120]-[.$B120]" office:value-type="float" office:value="0.287504911422729" calcext:value-type="float">
            <text:p>0.287504911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1243.52593" calcext:value-type="float">
            <text:p>1442891243.52593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23.1460978984833" calcext:value-type="float">
            <text:p>23.1460978985</text:p>
          </table:table-cell>
          <table:table-cell table:formula="of:=[.C121]/([.D121]-[.D120])" office:value-type="float" office:value="99134.6437123214" calcext:value-type="float">
            <text:p>99134.6437123214</text:p>
          </table:table-cell>
          <table:table-cell/>
          <table:table-cell office:value-type="float" office:value="1442891243.81335" calcext:value-type="float">
            <text:p>1442891243.81335</text:p>
          </table:table-cell>
          <table:table-cell table:formula="of:=[.G121]-[.$B121]" office:value-type="float" office:value="0.287416934967041" calcext:value-type="float">
            <text:p>0.287416935</text:p>
          </table:table-cell>
          <table:table-cell/>
          <table:table-cell office:value-type="float" office:value="1442891243.81338" calcext:value-type="float">
            <text:p>1442891243.81338</text:p>
          </table:table-cell>
          <table:table-cell table:formula="of:=[.J121]-[.$B121]" office:value-type="float" office:value="0.287452936172485" calcext:value-type="float">
            <text:p>0.287452936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1243.60761" calcext:value-type="float">
            <text:p>1442891243.60761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23.227775812149" calcext:value-type="float">
            <text:p>23.2277758121</text:p>
          </table:table-cell>
          <table:table-cell table:formula="of:=[.C122]/([.D122]-[.D121])" office:value-type="float" office:value="99121.0430904134" calcext:value-type="float">
            <text:p>99121.0430904134</text:p>
          </table:table-cell>
          <table:table-cell/>
          <table:table-cell office:value-type="float" office:value="1442891243.84679" calcext:value-type="float">
            <text:p>1442891243.84679</text:p>
          </table:table-cell>
          <table:table-cell table:formula="of:=[.G122]-[.$B122]" office:value-type="float" office:value="0.23918080329895" calcext:value-type="float">
            <text:p>0.2391808033</text:p>
          </table:table-cell>
          <table:table-cell/>
          <table:table-cell office:value-type="float" office:value="1442891243.84682" calcext:value-type="float">
            <text:p>1442891243.84682</text:p>
          </table:table-cell>
          <table:table-cell table:formula="of:=[.J122]-[.$B122]" office:value-type="float" office:value="0.23921537399292" calcext:value-type="float">
            <text:p>0.23921537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1243.68932" calcext:value-type="float">
            <text:p>1442891243.68932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23.3094878196716" calcext:value-type="float">
            <text:p>23.3094878197</text:p>
          </table:table-cell>
          <table:table-cell table:formula="of:=[.C123]/([.D123]-[.D122])" office:value-type="float" office:value="99079.6854154205" calcext:value-type="float">
            <text:p>99079.6854154205</text:p>
          </table:table-cell>
          <table:table-cell/>
          <table:table-cell office:value-type="float" office:value="1442891243.97678" calcext:value-type="float">
            <text:p>1442891243.97678</text:p>
          </table:table-cell>
          <table:table-cell table:formula="of:=[.G123]-[.$B123]" office:value-type="float" office:value="0.287459373474121" calcext:value-type="float">
            <text:p>0.2874593735</text:p>
          </table:table-cell>
          <table:table-cell/>
          <table:table-cell office:value-type="float" office:value="1442891243.97682" calcext:value-type="float">
            <text:p>1442891243.97682</text:p>
          </table:table-cell>
          <table:table-cell table:formula="of:=[.J123]-[.$B123]" office:value-type="float" office:value="0.287504911422729" calcext:value-type="float">
            <text:p>0.287504911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1243.771" calcext:value-type="float">
            <text:p>1442891243.771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23.3911683559418" calcext:value-type="float">
            <text:p>23.3911683559</text:p>
          </table:table-cell>
          <table:table-cell table:formula="of:=[.C124]/([.D124]-[.D123])" office:value-type="float" office:value="99117.8605050308" calcext:value-type="float">
            <text:p>99117.8605050308</text:p>
          </table:table-cell>
          <table:table-cell/>
          <table:table-cell office:value-type="float" office:value="1442891244.04768" calcext:value-type="float">
            <text:p>1442891244.04768</text:p>
          </table:table-cell>
          <table:table-cell table:formula="of:=[.G124]-[.$B124]" office:value-type="float" office:value="0.276675462722778" calcext:value-type="float">
            <text:p>0.2766754627</text:p>
          </table:table-cell>
          <table:table-cell/>
          <table:table-cell office:value-type="float" office:value="1442891244.04772" calcext:value-type="float">
            <text:p>1442891244.04772</text:p>
          </table:table-cell>
          <table:table-cell table:formula="of:=[.J124]-[.$B124]" office:value-type="float" office:value="0.276717185974121" calcext:value-type="float">
            <text:p>0.27671718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1243.85276" calcext:value-type="float">
            <text:p>1442891243.85276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23.4729237556458" calcext:value-type="float">
            <text:p>23.4729237556</text:p>
          </table:table-cell>
          <table:table-cell table:formula="of:=[.C125]/([.D125]-[.D124])" office:value-type="float" office:value="99027.0982627943" calcext:value-type="float">
            <text:p>99027.0982627943</text:p>
          </table:table-cell>
          <table:table-cell/>
          <table:table-cell office:value-type="float" office:value="1442891244.14028" calcext:value-type="float">
            <text:p>1442891244.14028</text:p>
          </table:table-cell>
          <table:table-cell table:formula="of:=[.G125]-[.$B125]" office:value-type="float" office:value="0.287520408630371" calcext:value-type="float">
            <text:p>0.2875204086</text:p>
          </table:table-cell>
          <table:table-cell/>
          <table:table-cell office:value-type="float" office:value="1442891244.14033" calcext:value-type="float">
            <text:p>1442891244.14033</text:p>
          </table:table-cell>
          <table:table-cell table:formula="of:=[.J125]-[.$B125]" office:value-type="float" office:value="0.287577629089355" calcext:value-type="float">
            <text:p>0.287577629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1243.9345" calcext:value-type="float">
            <text:p>1442891243.9345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23.5546681880951" calcext:value-type="float">
            <text:p>23.5546681881</text:p>
          </table:table-cell>
          <table:table-cell table:formula="of:=[.C126]/([.D126]-[.D125])" office:value-type="float" office:value="99040.3842490105" calcext:value-type="float">
            <text:p>99040.3842490105</text:p>
          </table:table-cell>
          <table:table-cell/>
          <table:table-cell office:value-type="float" office:value="1442891244.22186" calcext:value-type="float">
            <text:p>1442891244.22186</text:p>
          </table:table-cell>
          <table:table-cell table:formula="of:=[.G126]-[.$B126]" office:value-type="float" office:value="0.287357807159424" calcext:value-type="float">
            <text:p>0.2873578072</text:p>
          </table:table-cell>
          <table:table-cell/>
          <table:table-cell office:value-type="float" office:value="1442891244.22191" calcext:value-type="float">
            <text:p>1442891244.22191</text:p>
          </table:table-cell>
          <table:table-cell table:formula="of:=[.J126]-[.$B126]" office:value-type="float" office:value="0.287409543991089" calcext:value-type="float">
            <text:p>0.28740954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1244.01618" calcext:value-type="float">
            <text:p>1442891244.01618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23.6363441944122" calcext:value-type="float">
            <text:p>23.6363441944</text:p>
          </table:table-cell>
          <table:table-cell table:formula="of:=[.C127]/([.D127]-[.D126])" office:value-type="float" office:value="99123.3578263383" calcext:value-type="float">
            <text:p>99123.3578263383</text:p>
          </table:table-cell>
          <table:table-cell/>
          <table:table-cell office:value-type="float" office:value="1442891244.2485" calcext:value-type="float">
            <text:p>1442891244.2485</text:p>
          </table:table-cell>
          <table:table-cell table:formula="of:=[.G127]-[.$B127]" office:value-type="float" office:value="0.232325792312622" calcext:value-type="float">
            <text:p>0.2323257923</text:p>
          </table:table-cell>
          <table:table-cell/>
          <table:table-cell office:value-type="float" office:value="1442891244.24874" calcext:value-type="float">
            <text:p>1442891244.24874</text:p>
          </table:table-cell>
          <table:table-cell table:formula="of:=[.J127]-[.$B127]" office:value-type="float" office:value="0.232564687728882" calcext:value-type="float">
            <text:p>0.232564687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1244.098" calcext:value-type="float">
            <text:p>1442891244.098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23.7181696891785" calcext:value-type="float">
            <text:p>23.7181696892</text:p>
          </table:table-cell>
          <table:table-cell table:formula="of:=[.C128]/([.D128]-[.D127])" office:value-type="float" office:value="98942.2676041154" calcext:value-type="float">
            <text:p>98942.2676041154</text:p>
          </table:table-cell>
          <table:table-cell/>
          <table:table-cell office:value-type="float" office:value="1442891244.38558" calcext:value-type="float">
            <text:p>1442891244.38558</text:p>
          </table:table-cell>
          <table:table-cell table:formula="of:=[.G128]-[.$B128]" office:value-type="float" office:value="0.287583351135254" calcext:value-type="float">
            <text:p>0.2875833511</text:p>
          </table:table-cell>
          <table:table-cell/>
          <table:table-cell office:value-type="float" office:value="1442891244.38582" calcext:value-type="float">
            <text:p>1442891244.38582</text:p>
          </table:table-cell>
          <table:table-cell table:formula="of:=[.J128]-[.$B128]" office:value-type="float" office:value="0.287815570831299" calcext:value-type="float">
            <text:p>0.28781557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1244.17977" calcext:value-type="float">
            <text:p>1442891244.17977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23.7999401092529" calcext:value-type="float">
            <text:p>23.7999401093</text:p>
          </table:table-cell>
          <table:table-cell table:formula="of:=[.C129]/([.D129]-[.D128])" office:value-type="float" office:value="99008.9080211097" calcext:value-type="float">
            <text:p>99008.9080211097</text:p>
          </table:table-cell>
          <table:table-cell/>
          <table:table-cell office:value-type="float" office:value="1442891244.44954" calcext:value-type="float">
            <text:p>1442891244.44954</text:p>
          </table:table-cell>
          <table:table-cell table:formula="of:=[.G129]-[.$B129]" office:value-type="float" office:value="0.26977014541626" calcext:value-type="float">
            <text:p>0.2697701454</text:p>
          </table:table-cell>
          <table:table-cell/>
          <table:table-cell office:value-type="float" office:value="1442891244.44969" calcext:value-type="float">
            <text:p>1442891244.44969</text:p>
          </table:table-cell>
          <table:table-cell table:formula="of:=[.J129]-[.$B129]" office:value-type="float" office:value="0.269917488098145" calcext:value-type="float">
            <text:p>0.269917488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1244.26149" calcext:value-type="float">
            <text:p>1442891244.26149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23.8816576004028" calcext:value-type="float">
            <text:p>23.8816576004</text:p>
          </table:table-cell>
          <table:table-cell table:formula="of:=[.C130]/([.D130]-[.D129])" office:value-type="float" office:value="99073.0367033506" calcext:value-type="float">
            <text:p>99073.0367033506</text:p>
          </table:table-cell>
          <table:table-cell/>
          <table:table-cell office:value-type="float" office:value="1442891244.54889" calcext:value-type="float">
            <text:p>1442891244.54889</text:p>
          </table:table-cell>
          <table:table-cell table:formula="of:=[.G130]-[.$B130]" office:value-type="float" office:value="0.287403106689453" calcext:value-type="float">
            <text:p>0.2874031067</text:p>
          </table:table-cell>
          <table:table-cell/>
          <table:table-cell office:value-type="float" office:value="1442891244.54899" calcext:value-type="float">
            <text:p>1442891244.54899</text:p>
          </table:table-cell>
          <table:table-cell table:formula="of:=[.J130]-[.$B130]" office:value-type="float" office:value="0.287503480911255" calcext:value-type="float">
            <text:p>0.287503480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1244.34337" calcext:value-type="float">
            <text:p>1442891244.34337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23.9635410308838" calcext:value-type="float">
            <text:p>23.9635410309</text:p>
          </table:table-cell>
          <table:table-cell table:formula="of:=[.C131]/([.D131]-[.D130])" office:value-type="float" office:value="98872.2620980422" calcext:value-type="float">
            <text:p>98872.2620980422</text:p>
          </table:table-cell>
          <table:table-cell/>
          <table:table-cell office:value-type="float" office:value="1442891244.63079" calcext:value-type="float">
            <text:p>1442891244.63079</text:p>
          </table:table-cell>
          <table:table-cell table:formula="of:=[.G131]-[.$B131]" office:value-type="float" office:value="0.287419080734253" calcext:value-type="float">
            <text:p>0.2874190807</text:p>
          </table:table-cell>
          <table:table-cell/>
          <table:table-cell office:value-type="float" office:value="1442891244.63098" calcext:value-type="float">
            <text:p>1442891244.63098</text:p>
          </table:table-cell>
          <table:table-cell table:formula="of:=[.J131]-[.$B131]" office:value-type="float" office:value="0.287603139877319" calcext:value-type="float">
            <text:p>0.287603139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1244.42504" calcext:value-type="float">
            <text:p>1442891244.42504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24.0452094078064" calcext:value-type="float">
            <text:p>24.0452094078</text:p>
          </table:table-cell>
          <table:table-cell table:formula="of:=[.C132]/([.D132]-[.D131])" office:value-type="float" office:value="99132.6178512416" calcext:value-type="float">
            <text:p>99132.6178512416</text:p>
          </table:table-cell>
          <table:table-cell/>
          <table:table-cell office:value-type="float" office:value="1442891244.65028" calcext:value-type="float">
            <text:p>1442891244.65028</text:p>
          </table:table-cell>
          <table:table-cell table:formula="of:=[.G132]-[.$B132]" office:value-type="float" office:value="0.225242137908936" calcext:value-type="float">
            <text:p>0.2252421379</text:p>
          </table:table-cell>
          <table:table-cell/>
          <table:table-cell office:value-type="float" office:value="1442891244.65774" calcext:value-type="float">
            <text:p>1442891244.65774</text:p>
          </table:table-cell>
          <table:table-cell table:formula="of:=[.J132]-[.$B132]" office:value-type="float" office:value="0.232701539993286" calcext:value-type="float">
            <text:p>0.2327015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1244.50666" calcext:value-type="float">
            <text:p>1442891244.50666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24.1268289089203" calcext:value-type="float">
            <text:p>24.1268289089</text:p>
          </table:table-cell>
          <table:table-cell table:formula="of:=[.C133]/([.D133]-[.D132])" office:value-type="float" office:value="99191.9809544396" calcext:value-type="float">
            <text:p>99191.9809544396</text:p>
          </table:table-cell>
          <table:table-cell/>
          <table:table-cell office:value-type="float" office:value="1442891244.79405" calcext:value-type="float">
            <text:p>1442891244.79405</text:p>
          </table:table-cell>
          <table:table-cell table:formula="of:=[.G133]-[.$B133]" office:value-type="float" office:value="0.287389755249023" calcext:value-type="float">
            <text:p>0.2873897552</text:p>
          </table:table-cell>
          <table:table-cell/>
          <table:table-cell office:value-type="float" office:value="1442891244.79428" calcext:value-type="float">
            <text:p>1442891244.79428</text:p>
          </table:table-cell>
          <table:table-cell table:formula="of:=[.J133]-[.$B133]" office:value-type="float" office:value="0.287620544433594" calcext:value-type="float">
            <text:p>0.287620544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1244.58828" calcext:value-type="float">
            <text:p>1442891244.58828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24.2084472179413" calcext:value-type="float">
            <text:p>24.2084472179</text:p>
          </table:table-cell>
          <table:table-cell table:formula="of:=[.C134]/([.D134]-[.D133])" office:value-type="float" office:value="99193.4297231927" calcext:value-type="float">
            <text:p>99193.4297231927</text:p>
          </table:table-cell>
          <table:table-cell/>
          <table:table-cell office:value-type="float" office:value="1442891244.8513" calcext:value-type="float">
            <text:p>1442891244.8513</text:p>
          </table:table-cell>
          <table:table-cell table:formula="of:=[.G134]-[.$B134]" office:value-type="float" office:value="0.263021469116211" calcext:value-type="float">
            <text:p>0.2630214691</text:p>
          </table:table-cell>
          <table:table-cell/>
          <table:table-cell office:value-type="float" office:value="1442891244.85143" calcext:value-type="float">
            <text:p>1442891244.85143</text:p>
          </table:table-cell>
          <table:table-cell table:formula="of:=[.J134]-[.$B134]" office:value-type="float" office:value="0.263151168823242" calcext:value-type="float">
            <text:p>0.263151168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1244.67002" calcext:value-type="float">
            <text:p>1442891244.67002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24.290189743042" calcext:value-type="float">
            <text:p>24.290189743</text:p>
          </table:table-cell>
          <table:table-cell table:formula="of:=[.C135]/([.D135]-[.D134])" office:value-type="float" office:value="99042.6952192339" calcext:value-type="float">
            <text:p>99042.6952192339</text:p>
          </table:table-cell>
          <table:table-cell/>
          <table:table-cell office:value-type="float" office:value="1442891244.95743" calcext:value-type="float">
            <text:p>1442891244.95743</text:p>
          </table:table-cell>
          <table:table-cell table:formula="of:=[.G135]-[.$B135]" office:value-type="float" office:value="0.287412166595459" calcext:value-type="float">
            <text:p>0.2874121666</text:p>
          </table:table-cell>
          <table:table-cell/>
          <table:table-cell office:value-type="float" office:value="1442891244.95758" calcext:value-type="float">
            <text:p>1442891244.95758</text:p>
          </table:table-cell>
          <table:table-cell table:formula="of:=[.J135]-[.$B135]" office:value-type="float" office:value="0.287562608718872" calcext:value-type="float">
            <text:p>0.287562608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1244.7517" calcext:value-type="float">
            <text:p>1442891244.7517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24.3718664646149" calcext:value-type="float">
            <text:p>24.3718664646</text:p>
          </table:table-cell>
          <table:table-cell table:formula="of:=[.C136]/([.D136]-[.D135])" office:value-type="float" office:value="99122.4897876974" calcext:value-type="float">
            <text:p>99122.4897876974</text:p>
          </table:table-cell>
          <table:table-cell/>
          <table:table-cell office:value-type="float" office:value="1442891245.03925" calcext:value-type="float">
            <text:p>1442891245.03925</text:p>
          </table:table-cell>
          <table:table-cell table:formula="of:=[.G136]-[.$B136]" office:value-type="float" office:value="0.287551879882812" calcext:value-type="float">
            <text:p>0.2875518799</text:p>
          </table:table-cell>
          <table:table-cell/>
          <table:table-cell office:value-type="float" office:value="1442891245.0394" calcext:value-type="float">
            <text:p>1442891245.0394</text:p>
          </table:table-cell>
          <table:table-cell table:formula="of:=[.J136]-[.$B136]" office:value-type="float" office:value="0.287697076797485" calcext:value-type="float">
            <text:p>0.287697076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1244.83337" calcext:value-type="float">
            <text:p>1442891244.83337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24.4535427093506" calcext:value-type="float">
            <text:p>24.4535427094</text:p>
          </table:table-cell>
          <table:table-cell table:formula="of:=[.C137]/([.D137]-[.D136])" office:value-type="float" office:value="99123.0684784354" calcext:value-type="float">
            <text:p>99123.0684784354</text:p>
          </table:table-cell>
          <table:table-cell/>
          <table:table-cell office:value-type="float" office:value="1442891245.05223" calcext:value-type="float">
            <text:p>1442891245.05223</text:p>
          </table:table-cell>
          <table:table-cell table:formula="of:=[.G137]-[.$B137]" office:value-type="float" office:value="0.218857765197754" calcext:value-type="float">
            <text:p>0.2188577652</text:p>
          </table:table-cell>
          <table:table-cell/>
          <table:table-cell office:value-type="float" office:value="1442891245.06394" calcext:value-type="float">
            <text:p>1442891245.06394</text:p>
          </table:table-cell>
          <table:table-cell table:formula="of:=[.J137]-[.$B137]" office:value-type="float" office:value="0.230568170547485" calcext:value-type="float">
            <text:p>0.230568170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1244.91515" calcext:value-type="float">
            <text:p>1442891244.91515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24.5353202819824" calcext:value-type="float">
            <text:p>24.535320282</text:p>
          </table:table-cell>
          <table:table-cell table:formula="of:=[.C138]/([.D138]-[.D137])" office:value-type="float" office:value="99000.2483498542" calcext:value-type="float">
            <text:p>99000.2483498542</text:p>
          </table:table-cell>
          <table:table-cell/>
          <table:table-cell office:value-type="float" office:value="1442891245.20271" calcext:value-type="float">
            <text:p>1442891245.20271</text:p>
          </table:table-cell>
          <table:table-cell table:formula="of:=[.G138]-[.$B138]" office:value-type="float" office:value="0.287553787231445" calcext:value-type="float">
            <text:p>0.2875537872</text:p>
          </table:table-cell>
          <table:table-cell/>
          <table:table-cell office:value-type="float" office:value="1442891245.20288" calcext:value-type="float">
            <text:p>1442891245.20288</text:p>
          </table:table-cell>
          <table:table-cell table:formula="of:=[.J138]-[.$B138]" office:value-type="float" office:value="0.287725210189819" calcext:value-type="float">
            <text:p>0.287725210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1244.99682" calcext:value-type="float">
            <text:p>1442891244.99682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24.6169850826263" calcext:value-type="float">
            <text:p>24.6169850826</text:p>
          </table:table-cell>
          <table:table-cell table:formula="of:=[.C139]/([.D139]-[.D138])" office:value-type="float" office:value="99136.9590835175" calcext:value-type="float">
            <text:p>99136.9590835175</text:p>
          </table:table-cell>
          <table:table-cell/>
          <table:table-cell office:value-type="float" office:value="1442891245.25337" calcext:value-type="float">
            <text:p>1442891245.25337</text:p>
          </table:table-cell>
          <table:table-cell table:formula="of:=[.G139]-[.$B139]" office:value-type="float" office:value="0.256557464599609" calcext:value-type="float">
            <text:p>0.2565574646</text:p>
          </table:table-cell>
          <table:table-cell/>
          <table:table-cell office:value-type="float" office:value="1442891245.25353" calcext:value-type="float">
            <text:p>1442891245.25353</text:p>
          </table:table-cell>
          <table:table-cell table:formula="of:=[.J139]-[.$B139]" office:value-type="float" office:value="0.256712675094604" calcext:value-type="float">
            <text:p>0.256712675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1245.07439" calcext:value-type="float">
            <text:p>1442891245.07439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24.6945595741272" calcext:value-type="float">
            <text:p>24.6945595741</text:p>
          </table:table-cell>
          <table:table-cell table:formula="of:=[.C140]/([.D140]-[.D139])" office:value-type="float" office:value="104364.203275645" calcext:value-type="float">
            <text:p>104364.203275645</text:p>
          </table:table-cell>
          <table:table-cell/>
          <table:table-cell office:value-type="float" office:value="1442891245.35777" calcext:value-type="float">
            <text:p>1442891245.35777</text:p>
          </table:table-cell>
          <table:table-cell table:formula="of:=[.G140]-[.$B140]" office:value-type="float" office:value="0.283374786376953" calcext:value-type="float">
            <text:p>0.2833747864</text:p>
          </table:table-cell>
          <table:table-cell/>
          <table:table-cell office:value-type="float" office:value="1442891245.35783" calcext:value-type="float">
            <text:p>1442891245.35783</text:p>
          </table:table-cell>
          <table:table-cell table:formula="of:=[.J140]-[.$B140]" office:value-type="float" office:value="0.283442258834839" calcext:value-type="float">
            <text:p>0.283442258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1245.15213" calcext:value-type="float">
            <text:p>1442891245.15213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24.7722959518433" calcext:value-type="float">
            <text:p>24.7722959518</text:p>
          </table:table-cell>
          <table:table-cell table:formula="of:=[.C141]/([.D141]-[.D140])" office:value-type="float" office:value="104146.864542248" calcext:value-type="float">
            <text:p>104146.864542248</text:p>
          </table:table-cell>
          <table:table-cell/>
          <table:table-cell office:value-type="float" office:value="1442891245.43539" calcext:value-type="float">
            <text:p>1442891245.43539</text:p>
          </table:table-cell>
          <table:table-cell table:formula="of:=[.G141]-[.$B141]" office:value-type="float" office:value="0.283261299133301" calcext:value-type="float">
            <text:p>0.2832612991</text:p>
          </table:table-cell>
          <table:table-cell/>
          <table:table-cell office:value-type="float" office:value="1442891245.43544" calcext:value-type="float">
            <text:p>1442891245.43544</text:p>
          </table:table-cell>
          <table:table-cell table:formula="of:=[.J141]-[.$B141]" office:value-type="float" office:value="0.283307790756226" calcext:value-type="float">
            <text:p>0.283307790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1245.22993" calcext:value-type="float">
            <text:p>1442891245.22993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24.8500998020172" calcext:value-type="float">
            <text:p>24.850099802</text:p>
          </table:table-cell>
          <table:table-cell table:formula="of:=[.C142]/([.D142]-[.D141])" office:value-type="float" office:value="104056.547097597" calcext:value-type="float">
            <text:p>104056.547097597</text:p>
          </table:table-cell>
          <table:table-cell/>
          <table:table-cell office:value-type="float" office:value="1442891245.45406" calcext:value-type="float">
            <text:p>1442891245.45406</text:p>
          </table:table-cell>
          <table:table-cell table:formula="of:=[.G142]-[.$B142]" office:value-type="float" office:value="0.22413182258606" calcext:value-type="float">
            <text:p>0.2241318226</text:p>
          </table:table-cell>
          <table:table-cell/>
          <table:table-cell office:value-type="float" office:value="1442891245.45995" calcext:value-type="float">
            <text:p>1442891245.45995</text:p>
          </table:table-cell>
          <table:table-cell table:formula="of:=[.J142]-[.$B142]" office:value-type="float" office:value="0.230014801025391" calcext:value-type="float">
            <text:p>0.2300148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1245.30766" calcext:value-type="float">
            <text:p>1442891245.30766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24.9278268814087" calcext:value-type="float">
            <text:p>24.9278268814</text:p>
          </table:table-cell>
          <table:table-cell table:formula="of:=[.C143]/([.D143]-[.D142])" office:value-type="float" office:value="104159.323409333" calcext:value-type="float">
            <text:p>104159.323409333</text:p>
          </table:table-cell>
          <table:table-cell/>
          <table:table-cell office:value-type="float" office:value="1442891245.59031" calcext:value-type="float">
            <text:p>1442891245.59031</text:p>
          </table:table-cell>
          <table:table-cell table:formula="of:=[.G143]-[.$B143]" office:value-type="float" office:value="0.282652616500854" calcext:value-type="float">
            <text:p>0.2826526165</text:p>
          </table:table-cell>
          <table:table-cell/>
          <table:table-cell office:value-type="float" office:value="1442891245.59035" calcext:value-type="float">
            <text:p>1442891245.59035</text:p>
          </table:table-cell>
          <table:table-cell table:formula="of:=[.J143]-[.$B143]" office:value-type="float" office:value="0.282693147659302" calcext:value-type="float">
            <text:p>0.282693147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1245.38508" calcext:value-type="float">
            <text:p>1442891245.38508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25.0052442550659" calcext:value-type="float">
            <text:p>25.0052442551</text:p>
          </table:table-cell>
          <table:table-cell table:formula="of:=[.C144]/([.D144]-[.D143])" office:value-type="float" office:value="104576.009460691" calcext:value-type="float">
            <text:p>104576.009460691</text:p>
          </table:table-cell>
          <table:table-cell/>
          <table:table-cell office:value-type="float" office:value="1442891245.65438" calcext:value-type="float">
            <text:p>1442891245.65438</text:p>
          </table:table-cell>
          <table:table-cell table:formula="of:=[.G144]-[.$B144]" office:value-type="float" office:value="0.269306898117065" calcext:value-type="float">
            <text:p>0.2693068981</text:p>
          </table:table-cell>
          <table:table-cell/>
          <table:table-cell office:value-type="float" office:value="1442891245.6544" calcext:value-type="float">
            <text:p>1442891245.6544</text:p>
          </table:table-cell>
          <table:table-cell table:formula="of:=[.J144]-[.$B144]" office:value-type="float" office:value="0.269327640533447" calcext:value-type="float">
            <text:p>0.26932764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1245.46236" calcext:value-type="float">
            <text:p>1442891245.46236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25.0825283527374" calcext:value-type="float">
            <text:p>25.0825283527</text:p>
          </table:table-cell>
          <table:table-cell table:formula="of:=[.C145]/([.D145]-[.D144])" office:value-type="float" office:value="104756.350192656" calcext:value-type="float">
            <text:p>104756.350192656</text:p>
          </table:table-cell>
          <table:table-cell/>
          <table:table-cell office:value-type="float" office:value="1442891245.74589" calcext:value-type="float">
            <text:p>1442891245.74589</text:p>
          </table:table-cell>
          <table:table-cell table:formula="of:=[.G145]-[.$B145]" office:value-type="float" office:value="0.283531665802002" calcext:value-type="float">
            <text:p>0.2835316658</text:p>
          </table:table-cell>
          <table:table-cell/>
          <table:table-cell office:value-type="float" office:value="1442891245.74592" calcext:value-type="float">
            <text:p>1442891245.74592</text:p>
          </table:table-cell>
          <table:table-cell table:formula="of:=[.J145]-[.$B145]" office:value-type="float" office:value="0.283559322357178" calcext:value-type="float">
            <text:p>0.283559322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1245.5406" calcext:value-type="float">
            <text:p>1442891245.5406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25.1607649326324" calcext:value-type="float">
            <text:p>25.1607649326</text:p>
          </table:table-cell>
          <table:table-cell table:formula="of:=[.C146]/([.D146]-[.D145])" office:value-type="float" office:value="103481.006082621" calcext:value-type="float">
            <text:p>103481.006082621</text:p>
          </table:table-cell>
          <table:table-cell/>
          <table:table-cell office:value-type="float" office:value="1442891245.82303" calcext:value-type="float">
            <text:p>1442891245.82303</text:p>
          </table:table-cell>
          <table:table-cell table:formula="of:=[.G146]-[.$B146]" office:value-type="float" office:value="0.282436609268188" calcext:value-type="float">
            <text:p>0.2824366093</text:p>
          </table:table-cell>
          <table:table-cell/>
          <table:table-cell office:value-type="float" office:value="1442891245.82305" calcext:value-type="float">
            <text:p>1442891245.82305</text:p>
          </table:table-cell>
          <table:table-cell table:formula="of:=[.J146]-[.$B146]" office:value-type="float" office:value="0.282455444335937" calcext:value-type="float">
            <text:p>0.282455444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1245.61778" calcext:value-type="float">
            <text:p>1442891245.61778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25.2379517555237" calcext:value-type="float">
            <text:p>25.2379517555</text:p>
          </table:table-cell>
          <table:table-cell table:formula="of:=[.C147]/([.D147]-[.D146])" office:value-type="float" office:value="104888.369500687" calcext:value-type="float">
            <text:p>104888.369500687</text:p>
          </table:table-cell>
          <table:table-cell/>
          <table:table-cell office:value-type="float" office:value="1442891245.85468" calcext:value-type="float">
            <text:p>1442891245.85468</text:p>
          </table:table-cell>
          <table:table-cell table:formula="of:=[.G147]-[.$B147]" office:value-type="float" office:value="0.23689866065979" calcext:value-type="float">
            <text:p>0.2368986607</text:p>
          </table:table-cell>
          <table:table-cell/>
          <table:table-cell office:value-type="float" office:value="1442891245.8547" calcext:value-type="float">
            <text:p>1442891245.8547</text:p>
          </table:table-cell>
          <table:table-cell table:formula="of:=[.J147]-[.$B147]" office:value-type="float" office:value="0.23691987991333" calcext:value-type="float">
            <text:p>0.236919879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1245.69499" calcext:value-type="float">
            <text:p>1442891245.69499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25.3151547908783" calcext:value-type="float">
            <text:p>25.3151547909</text:p>
          </table:table-cell>
          <table:table-cell table:formula="of:=[.C148]/([.D148]-[.D147])" office:value-type="float" office:value="104866.343179551" calcext:value-type="float">
            <text:p>104866.343179551</text:p>
          </table:table-cell>
          <table:table-cell/>
          <table:table-cell office:value-type="float" office:value="1442891245.97756" calcext:value-type="float">
            <text:p>1442891245.97756</text:p>
          </table:table-cell>
          <table:table-cell table:formula="of:=[.G148]-[.$B148]" office:value-type="float" office:value="0.282577037811279" calcext:value-type="float">
            <text:p>0.2825770378</text:p>
          </table:table-cell>
          <table:table-cell/>
          <table:table-cell office:value-type="float" office:value="1442891245.9776" calcext:value-type="float">
            <text:p>1442891245.9776</text:p>
          </table:table-cell>
          <table:table-cell table:formula="of:=[.J148]-[.$B148]" office:value-type="float" office:value="0.282612085342407" calcext:value-type="float">
            <text:p>0.282612085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1245.7722" calcext:value-type="float">
            <text:p>1442891245.7722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25.3923704624176" calcext:value-type="float">
            <text:p>25.3923704624</text:p>
          </table:table-cell>
          <table:table-cell table:formula="of:=[.C149]/([.D149]-[.D148])" office:value-type="float" office:value="104849.182019724" calcext:value-type="float">
            <text:p>104849.182019724</text:p>
          </table:table-cell>
          <table:table-cell/>
          <table:table-cell office:value-type="float" office:value="1442891246.05492" calcext:value-type="float">
            <text:p>1442891246.05492</text:p>
          </table:table-cell>
          <table:table-cell table:formula="of:=[.G149]-[.$B149]" office:value-type="float" office:value="0.282716989517212" calcext:value-type="float">
            <text:p>0.2827169895</text:p>
          </table:table-cell>
          <table:table-cell/>
          <table:table-cell office:value-type="float" office:value="1442891246.05495" calcext:value-type="float">
            <text:p>1442891246.05495</text:p>
          </table:table-cell>
          <table:table-cell table:formula="of:=[.J149]-[.$B149]" office:value-type="float" office:value="0.282746315002441" calcext:value-type="float">
            <text:p>0.28274631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1245.84941" calcext:value-type="float">
            <text:p>1442891245.84941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25.4695761203766" calcext:value-type="float">
            <text:p>25.4695761204</text:p>
          </table:table-cell>
          <table:table-cell table:formula="of:=[.C150]/([.D150]-[.D149])" office:value-type="float" office:value="104862.780967439" calcext:value-type="float">
            <text:p>104862.780967439</text:p>
          </table:table-cell>
          <table:table-cell/>
          <table:table-cell office:value-type="float" office:value="1442891246.05498" calcext:value-type="float">
            <text:p>1442891246.05498</text:p>
          </table:table-cell>
          <table:table-cell table:formula="of:=[.G150]-[.$B150]" office:value-type="float" office:value="0.205576658248901" calcext:value-type="float">
            <text:p>0.2055766582</text:p>
          </table:table-cell>
          <table:table-cell/>
          <table:table-cell office:value-type="float" office:value="1442891246.07756" calcext:value-type="float">
            <text:p>1442891246.07756</text:p>
          </table:table-cell>
          <table:table-cell table:formula="of:=[.J150]-[.$B150]" office:value-type="float" office:value="0.228150367736816" calcext:value-type="float">
            <text:p>0.228150367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1245.92767" calcext:value-type="float">
            <text:p>1442891245.92767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25.5478391647339" calcext:value-type="float">
            <text:p>25.5478391647</text:p>
          </table:table-cell>
          <table:table-cell table:formula="of:=[.C151]/([.D151]-[.D150])" office:value-type="float" office:value="103446.014226571" calcext:value-type="float">
            <text:p>103446.014226571</text:p>
          </table:table-cell>
          <table:table-cell/>
          <table:table-cell office:value-type="float" office:value="1442891246.2105" calcext:value-type="float">
            <text:p>1442891246.2105</text:p>
          </table:table-cell>
          <table:table-cell table:formula="of:=[.G151]-[.$B151]" office:value-type="float" office:value="0.282833099365234" calcext:value-type="float">
            <text:p>0.2828330994</text:p>
          </table:table-cell>
          <table:table-cell/>
          <table:table-cell office:value-type="float" office:value="1442891246.21054" calcext:value-type="float">
            <text:p>1442891246.21054</text:p>
          </table:table-cell>
          <table:table-cell table:formula="of:=[.J151]-[.$B151]" office:value-type="float" office:value="0.282868385314941" calcext:value-type="float">
            <text:p>0.282868385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1246.00504" calcext:value-type="float">
            <text:p>1442891246.00504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25.6252057552338" calcext:value-type="float">
            <text:p>25.6252057552</text:p>
          </table:table-cell>
          <table:table-cell table:formula="of:=[.C152]/([.D152]-[.D151])" office:value-type="float" office:value="104644.652784754" calcext:value-type="float">
            <text:p>104644.652784754</text:p>
          </table:table-cell>
          <table:table-cell/>
          <table:table-cell office:value-type="float" office:value="1442891246.25545" calcext:value-type="float">
            <text:p>1442891246.25545</text:p>
          </table:table-cell>
          <table:table-cell table:formula="of:=[.G152]-[.$B152]" office:value-type="float" office:value="0.250409841537476" calcext:value-type="float">
            <text:p>0.2504098415</text:p>
          </table:table-cell>
          <table:table-cell/>
          <table:table-cell office:value-type="float" office:value="1442891246.25548" calcext:value-type="float">
            <text:p>1442891246.25548</text:p>
          </table:table-cell>
          <table:table-cell table:formula="of:=[.J152]-[.$B152]" office:value-type="float" office:value="0.250447034835815" calcext:value-type="float">
            <text:p>0.250447034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1246.07944" calcext:value-type="float">
            <text:p>1442891246.07944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25.6996126174927" calcext:value-type="float">
            <text:p>25.6996126175</text:p>
          </table:table-cell>
          <table:table-cell table:formula="of:=[.C153]/([.D153]-[.D152])" office:value-type="float" office:value="108807.168508579" calcext:value-type="float">
            <text:p>108807.168508579</text:p>
          </table:table-cell>
          <table:table-cell/>
          <table:table-cell office:value-type="float" office:value="1442891246.35941" calcext:value-type="float">
            <text:p>1442891246.35941</text:p>
          </table:table-cell>
          <table:table-cell table:formula="of:=[.G153]-[.$B153]" office:value-type="float" office:value="0.279966831207275" calcext:value-type="float">
            <text:p>0.2799668312</text:p>
          </table:table-cell>
          <table:table-cell/>
          <table:table-cell office:value-type="float" office:value="1442891246.35946" calcext:value-type="float">
            <text:p>1442891246.35946</text:p>
          </table:table-cell>
          <table:table-cell table:formula="of:=[.J153]-[.$B153]" office:value-type="float" office:value="0.280011415481567" calcext:value-type="float">
            <text:p>0.280011415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1246.15385" calcext:value-type="float">
            <text:p>1442891246.15385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25.7740170955658" calcext:value-type="float">
            <text:p>25.7740170956</text:p>
          </table:table-cell>
          <table:table-cell table:formula="of:=[.C154]/([.D154]-[.D153])" office:value-type="float" office:value="108810.655079708" calcext:value-type="float">
            <text:p>108810.655079708</text:p>
          </table:table-cell>
          <table:table-cell/>
          <table:table-cell office:value-type="float" office:value="1442891246.43378" calcext:value-type="float">
            <text:p>1442891246.43378</text:p>
          </table:table-cell>
          <table:table-cell table:formula="of:=[.G154]-[.$B154]" office:value-type="float" office:value="0.279935836791992" calcext:value-type="float">
            <text:p>0.2799358368</text:p>
          </table:table-cell>
          <table:table-cell/>
          <table:table-cell office:value-type="float" office:value="1442891246.43384" calcext:value-type="float">
            <text:p>1442891246.43384</text:p>
          </table:table-cell>
          <table:table-cell table:formula="of:=[.J154]-[.$B154]" office:value-type="float" office:value="0.279987096786499" calcext:value-type="float">
            <text:p>0.279987096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1246.22826" calcext:value-type="float">
            <text:p>1442891246.22826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25.8484275341034" calcext:value-type="float">
            <text:p>25.8484275341</text:p>
          </table:table-cell>
          <table:table-cell table:formula="of:=[.C155]/([.D155]-[.D154])" office:value-type="float" office:value="108801.939070811" calcext:value-type="float">
            <text:p>108801.939070811</text:p>
          </table:table-cell>
          <table:table-cell/>
          <table:table-cell office:value-type="float" office:value="1442891246.45598" calcext:value-type="float">
            <text:p>1442891246.45598</text:p>
          </table:table-cell>
          <table:table-cell table:formula="of:=[.G155]-[.$B155]" office:value-type="float" office:value="0.227722644805908" calcext:value-type="float">
            <text:p>0.2277226448</text:p>
          </table:table-cell>
          <table:table-cell/>
          <table:table-cell office:value-type="float" office:value="1442891246.45647" calcext:value-type="float">
            <text:p>1442891246.45647</text:p>
          </table:table-cell>
          <table:table-cell table:formula="of:=[.J155]-[.$B155]" office:value-type="float" office:value="0.228215217590332" calcext:value-type="float">
            <text:p>0.228215217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1246.30263" calcext:value-type="float">
            <text:p>1442891246.30263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25.9227986335754" calcext:value-type="float">
            <text:p>25.9227986336</text:p>
          </table:table-cell>
          <table:table-cell table:formula="of:=[.C156]/([.D156]-[.D155])" office:value-type="float" office:value="108859.49054771" calcext:value-type="float">
            <text:p>108859.49054771</text:p>
          </table:table-cell>
          <table:table-cell/>
          <table:table-cell office:value-type="float" office:value="1442891246.58254" calcext:value-type="float">
            <text:p>1442891246.58254</text:p>
          </table:table-cell>
          <table:table-cell table:formula="of:=[.G156]-[.$B156]" office:value-type="float" office:value="0.27991247177124" calcext:value-type="float">
            <text:p>0.2799124718</text:p>
          </table:table-cell>
          <table:table-cell/>
          <table:table-cell office:value-type="float" office:value="1442891246.5826" calcext:value-type="float">
            <text:p>1442891246.5826</text:p>
          </table:table-cell>
          <table:table-cell table:formula="of:=[.J156]-[.$B156]" office:value-type="float" office:value="0.279968738555908" calcext:value-type="float">
            <text:p>0.279968738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1246.37699" calcext:value-type="float">
            <text:p>1442891246.37699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25.99715924263" calcext:value-type="float">
            <text:p>25.9971592426</text:p>
          </table:table-cell>
          <table:table-cell table:formula="of:=[.C157]/([.D157]-[.D156])" office:value-type="float" office:value="108874.847892373" calcext:value-type="float">
            <text:p>108874.847892373</text:p>
          </table:table-cell>
          <table:table-cell/>
          <table:table-cell office:value-type="float" office:value="1442891246.65671" calcext:value-type="float">
            <text:p>1442891246.65671</text:p>
          </table:table-cell>
          <table:table-cell table:formula="of:=[.G157]-[.$B157]" office:value-type="float" office:value="0.279714584350586" calcext:value-type="float">
            <text:p>0.2797145844</text:p>
          </table:table-cell>
          <table:table-cell/>
          <table:table-cell office:value-type="float" office:value="1442891246.65676" calcext:value-type="float">
            <text:p>1442891246.65676</text:p>
          </table:table-cell>
          <table:table-cell table:formula="of:=[.J157]-[.$B157]" office:value-type="float" office:value="0.279765605926514" calcext:value-type="float">
            <text:p>0.279765605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1246.45146" calcext:value-type="float">
            <text:p>1442891246.45146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26.0716238021851" calcext:value-type="float">
            <text:p>26.0716238022</text:p>
          </table:table-cell>
          <table:table-cell table:formula="of:=[.C158]/([.D158]-[.D157])" office:value-type="float" office:value="108722.861564962" calcext:value-type="float">
            <text:p>108722.861564962</text:p>
          </table:table-cell>
          <table:table-cell/>
          <table:table-cell office:value-type="float" office:value="1442891246.73149" calcext:value-type="float">
            <text:p>1442891246.73149</text:p>
          </table:table-cell>
          <table:table-cell table:formula="of:=[.G158]-[.$B158]" office:value-type="float" office:value="0.280035257339478" calcext:value-type="float">
            <text:p>0.2800352573</text:p>
          </table:table-cell>
          <table:table-cell/>
          <table:table-cell office:value-type="float" office:value="1442891246.73152" calcext:value-type="float">
            <text:p>1442891246.73152</text:p>
          </table:table-cell>
          <table:table-cell table:formula="of:=[.J158]-[.$B158]" office:value-type="float" office:value="0.280068874359131" calcext:value-type="float">
            <text:p>0.280068874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1246.52583" calcext:value-type="float">
            <text:p>1442891246.52583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26.1459994316101" calcext:value-type="float">
            <text:p>26.1459994316</text:p>
          </table:table-cell>
          <table:table-cell table:formula="of:=[.C159]/([.D159]-[.D158])" office:value-type="float" office:value="108852.860306327" calcext:value-type="float">
            <text:p>108852.860306327</text:p>
          </table:table-cell>
          <table:table-cell/>
          <table:table-cell office:value-type="float" office:value="1442891246.80604" calcext:value-type="float">
            <text:p>1442891246.80604</text:p>
          </table:table-cell>
          <table:table-cell table:formula="of:=[.G159]-[.$B159]" office:value-type="float" office:value="0.280210018157959" calcext:value-type="float">
            <text:p>0.2802100182</text:p>
          </table:table-cell>
          <table:table-cell/>
          <table:table-cell office:value-type="float" office:value="1442891246.80609" calcext:value-type="float">
            <text:p>1442891246.80609</text:p>
          </table:table-cell>
          <table:table-cell table:formula="of:=[.J159]-[.$B159]" office:value-type="float" office:value="0.280258178710937" calcext:value-type="float">
            <text:p>0.280258178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1246.60019" calcext:value-type="float">
            <text:p>1442891246.60019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26.2203600406647" calcext:value-type="float">
            <text:p>26.2203600407</text:p>
          </table:table-cell>
          <table:table-cell table:formula="of:=[.C160]/([.D160]-[.D159])" office:value-type="float" office:value="108874.847892373" calcext:value-type="float">
            <text:p>108874.847892373</text:p>
          </table:table-cell>
          <table:table-cell/>
          <table:table-cell office:value-type="float" office:value="1442891246.85752" calcext:value-type="float">
            <text:p>1442891246.85752</text:p>
          </table:table-cell>
          <table:table-cell table:formula="of:=[.G160]-[.$B160]" office:value-type="float" office:value="0.257323265075684" calcext:value-type="float">
            <text:p>0.2573232651</text:p>
          </table:table-cell>
          <table:table-cell/>
          <table:table-cell office:value-type="float" office:value="1442891246.85757" calcext:value-type="float">
            <text:p>1442891246.85757</text:p>
          </table:table-cell>
          <table:table-cell table:formula="of:=[.J160]-[.$B160]" office:value-type="float" office:value="0.257376194000244" calcext:value-type="float">
            <text:p>0.25737619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1246.67463" calcext:value-type="float">
            <text:p>1442891246.67463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26.2947962284088" calcext:value-type="float">
            <text:p>26.2947962284</text:p>
          </table:table-cell>
          <table:table-cell table:formula="of:=[.C161]/([.D161]-[.D160])" office:value-type="float" office:value="108764.301952544" calcext:value-type="float">
            <text:p>108764.301952544</text:p>
          </table:table-cell>
          <table:table-cell/>
          <table:table-cell office:value-type="float" office:value="1442891246.95501" calcext:value-type="float">
            <text:p>1442891246.95501</text:p>
          </table:table-cell>
          <table:table-cell table:formula="of:=[.G161]-[.$B161]" office:value-type="float" office:value="0.28038501739502" calcext:value-type="float">
            <text:p>0.2803850174</text:p>
          </table:table-cell>
          <table:table-cell/>
          <table:table-cell office:value-type="float" office:value="1442891246.95505" calcext:value-type="float">
            <text:p>1442891246.95505</text:p>
          </table:table-cell>
          <table:table-cell table:formula="of:=[.J161]-[.$B161]" office:value-type="float" office:value="0.280425310134888" calcext:value-type="float">
            <text:p>0.280425310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1246.74915" calcext:value-type="float">
            <text:p>1442891246.74915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26.36931681633" calcext:value-type="float">
            <text:p>26.3693168163</text:p>
          </table:table-cell>
          <table:table-cell table:formula="of:=[.C162]/([.D162]-[.D161])" office:value-type="float" office:value="108641.118190951" calcext:value-type="float">
            <text:p>108641.118190951</text:p>
          </table:table-cell>
          <table:table-cell/>
          <table:table-cell office:value-type="float" office:value="1442891247.02964" calcext:value-type="float">
            <text:p>1442891247.02964</text:p>
          </table:table-cell>
          <table:table-cell table:formula="of:=[.G162]-[.$B162]" office:value-type="float" office:value="0.280495882034302" calcext:value-type="float">
            <text:p>0.280495882</text:p>
          </table:table-cell>
          <table:table-cell/>
          <table:table-cell office:value-type="float" office:value="1442891247.02969" calcext:value-type="float">
            <text:p>1442891247.02969</text:p>
          </table:table-cell>
          <table:table-cell table:formula="of:=[.J162]-[.$B162]" office:value-type="float" office:value="0.280540943145752" calcext:value-type="float">
            <text:p>0.280540943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1246.8236" calcext:value-type="float">
            <text:p>1442891246.8236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26.4437704086304" calcext:value-type="float">
            <text:p>26.4437704086</text:p>
          </table:table-cell>
          <table:table-cell table:formula="of:=[.C163]/([.D163]-[.D162])" office:value-type="float" office:value="108738.876793657" calcext:value-type="float">
            <text:p>108738.876793657</text:p>
          </table:table-cell>
          <table:table-cell/>
          <table:table-cell office:value-type="float" office:value="1442891247.05855" calcext:value-type="float">
            <text:p>1442891247.05855</text:p>
          </table:table-cell>
          <table:table-cell table:formula="of:=[.G163]-[.$B163]" office:value-type="float" office:value="0.234944105148315" calcext:value-type="float">
            <text:p>0.2349441051</text:p>
          </table:table-cell>
          <table:table-cell/>
          <table:table-cell office:value-type="float" office:value="1442891250.03392" calcext:value-type="float">
            <text:p>1442891250.03392</text:p>
          </table:table-cell>
          <table:table-cell table:formula="of:=[.J163]-[.$B163]" office:value-type="float" office:value="3.21031951904297" calcext:value-type="float">
            <text:p>3.21031951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1246.89803" calcext:value-type="float">
            <text:p>1442891246.89803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26.5181951522827" calcext:value-type="float">
            <text:p>26.5181951523</text:p>
          </table:table-cell>
          <table:table-cell table:formula="of:=[.C164]/([.D164]-[.D163])" office:value-type="float" office:value="108781.026345464" calcext:value-type="float">
            <text:p>108781.026345464</text:p>
          </table:table-cell>
          <table:table-cell/>
          <table:table-cell office:value-type="float" office:value="1442891247.17836" calcext:value-type="float">
            <text:p>1442891247.17836</text:p>
          </table:table-cell>
          <table:table-cell table:formula="of:=[.G164]-[.$B164]" office:value-type="float" office:value="0.280335664749146" calcext:value-type="float">
            <text:p>0.2803356647</text:p>
          </table:table-cell>
          <table:table-cell/>
          <table:table-cell office:value-type="float" office:value="1442891250.06782" calcext:value-type="float">
            <text:p>1442891250.06782</text:p>
          </table:table-cell>
          <table:table-cell table:formula="of:=[.J164]-[.$B164]" office:value-type="float" office:value="3.16978931427002" calcext:value-type="float">
            <text:p>3.169789314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1246.97247" calcext:value-type="float">
            <text:p>1442891246.97247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26.5926403999329" calcext:value-type="float">
            <text:p>26.5926403999</text:p>
          </table:table-cell>
          <table:table-cell table:formula="of:=[.C165]/([.D165]-[.D164])" office:value-type="float" office:value="108751.065454802" calcext:value-type="float">
            <text:p>108751.065454802</text:p>
          </table:table-cell>
          <table:table-cell/>
          <table:table-cell office:value-type="float" office:value="1442891247.25965" calcext:value-type="float">
            <text:p>1442891247.25965</text:p>
          </table:table-cell>
          <table:table-cell table:formula="of:=[.G165]-[.$B165]" office:value-type="float" office:value="0.287176609039307" calcext:value-type="float">
            <text:p>0.287176609</text:p>
          </table:table-cell>
          <table:table-cell/>
          <table:table-cell office:value-type="float" office:value="1442891250.10171" calcext:value-type="float">
            <text:p>1442891250.10171</text:p>
          </table:table-cell>
          <table:table-cell table:formula="of:=[.J165]-[.$B165]" office:value-type="float" office:value="3.12923622131348" calcext:value-type="float">
            <text:p>3.129236221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1260.06393" calcext:value-type="float">
            <text:p>1442891260.06393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39.6840963363647" calcext:value-type="float">
            <text:p>39.6840963364</text:p>
          </table:table-cell>
          <table:table-cell table:formula="of:=[.C166]/([.D166]-[.D165])" office:value-type="float" office:value="618.418611292106" calcext:value-type="float">
            <text:p>618.4186112921</text:p>
          </table:table-cell>
          <table:table-cell/>
          <table:table-cell office:value-type="float" office:value="1442891260.26988" calcext:value-type="float">
            <text:p>1442891260.26988</text:p>
          </table:table-cell>
          <table:table-cell table:formula="of:=[.G166]-[.$B166]" office:value-type="float" office:value="0.205949068069458" calcext:value-type="float">
            <text:p>0.2059490681</text:p>
          </table:table-cell>
          <table:table-cell/>
          <table:table-cell office:value-type="float" office:value="1442891260.26992" calcext:value-type="float">
            <text:p>1442891260.26992</text:p>
          </table:table-cell>
          <table:table-cell table:formula="of:=[.J166]-[.$B166]" office:value-type="float" office:value="0.20599102973938" calcext:value-type="float">
            <text:p>0.205991029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1260.16638" calcext:value-type="float">
            <text:p>1442891260.16638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39.7865524291992" calcext:value-type="float">
            <text:p>39.7865524292</text:p>
          </table:table-cell>
          <table:table-cell table:formula="of:=[.C167]/([.D167]-[.D166])" office:value-type="float" office:value="79019.2147291801" calcext:value-type="float">
            <text:p>79019.2147291801</text:p>
          </table:table-cell>
          <table:table-cell/>
          <table:table-cell office:value-type="float" office:value="1442891260.4708" calcext:value-type="float">
            <text:p>1442891260.4708</text:p>
          </table:table-cell>
          <table:table-cell table:formula="of:=[.G167]-[.$B167]" office:value-type="float" office:value="0.304410934448242" calcext:value-type="float">
            <text:p>0.3044109344</text:p>
          </table:table-cell>
          <table:table-cell/>
          <table:table-cell office:value-type="float" office:value="1442891260.47085" calcext:value-type="float">
            <text:p>1442891260.47085</text:p>
          </table:table-cell>
          <table:table-cell table:formula="of:=[.J167]-[.$B167]" office:value-type="float" office:value="0.304467916488647" calcext:value-type="float">
            <text:p>0.30446791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1260.26885" calcext:value-type="float">
            <text:p>1442891260.26885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39.8890204429626" calcext:value-type="float">
            <text:p>39.889020443</text:p>
          </table:table-cell>
          <table:table-cell table:formula="of:=[.C168]/([.D168]-[.D167])" office:value-type="float" office:value="79010.0217877901" calcext:value-type="float">
            <text:p>79010.0217877901</text:p>
          </table:table-cell>
          <table:table-cell/>
          <table:table-cell office:value-type="float" office:value="1442891260.57711" calcext:value-type="float">
            <text:p>1442891260.57711</text:p>
          </table:table-cell>
          <table:table-cell table:formula="of:=[.G168]-[.$B168]" office:value-type="float" office:value="0.308259010314941" calcext:value-type="float">
            <text:p>0.3082590103</text:p>
          </table:table-cell>
          <table:table-cell/>
          <table:table-cell office:value-type="float" office:value="1442891260.57715" calcext:value-type="float">
            <text:p>1442891260.57715</text:p>
          </table:table-cell>
          <table:table-cell table:formula="of:=[.J168]-[.$B168]" office:value-type="float" office:value="0.308300971984863" calcext:value-type="float">
            <text:p>0.30830097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1260.37131" calcext:value-type="float">
            <text:p>1442891260.37131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39.9914772510529" calcext:value-type="float">
            <text:p>39.9914772511</text:p>
          </table:table-cell>
          <table:table-cell table:formula="of:=[.C169]/([.D169]-[.D168])" office:value-type="float" office:value="79018.6630923709" calcext:value-type="float">
            <text:p>79018.6630923709</text:p>
          </table:table-cell>
          <table:table-cell/>
          <table:table-cell office:value-type="float" office:value="1442891260.67158" calcext:value-type="float">
            <text:p>1442891260.67158</text:p>
          </table:table-cell>
          <table:table-cell table:formula="of:=[.G169]-[.$B169]" office:value-type="float" office:value="0.300266027450562" calcext:value-type="float">
            <text:p>0.3002660275</text:p>
          </table:table-cell>
          <table:table-cell/>
          <table:table-cell office:value-type="float" office:value="1442891260.67163" calcext:value-type="float">
            <text:p>1442891260.67163</text:p>
          </table:table-cell>
          <table:table-cell table:formula="of:=[.J169]-[.$B169]" office:value-type="float" office:value="0.300319671630859" calcext:value-type="float">
            <text:p>0.300319671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1260.47377" calcext:value-type="float">
            <text:p>1442891260.47377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40.0939426422119" calcext:value-type="float">
            <text:p>40.0939426422</text:p>
          </table:table-cell>
          <table:table-cell table:formula="of:=[.C170]/([.D170]-[.D169])" office:value-type="float" office:value="79012.0440513669" calcext:value-type="float">
            <text:p>79012.0440513669</text:p>
          </table:table-cell>
          <table:table-cell/>
          <table:table-cell office:value-type="float" office:value="1442891260.8726" calcext:value-type="float">
            <text:p>1442891260.8726</text:p>
          </table:table-cell>
          <table:table-cell table:formula="of:=[.G170]-[.$B170]" office:value-type="float" office:value="0.398826360702515" calcext:value-type="float">
            <text:p>0.3988263607</text:p>
          </table:table-cell>
          <table:table-cell/>
          <table:table-cell office:value-type="float" office:value="1442891260.87265" calcext:value-type="float">
            <text:p>1442891260.87265</text:p>
          </table:table-cell>
          <table:table-cell table:formula="of:=[.J170]-[.$B170]" office:value-type="float" office:value="0.398879528045654" calcext:value-type="float">
            <text:p>0.3988795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12:09.526784483</dc:date>
    <meta:editing-duration>PT3M29S</meta:editing-duration>
    <meta:editing-cycles>3</meta:editing-cycles>
    <meta:generator>LibreOffice/4.4.2.2$Linux_X86_64 LibreOffice_project/40m0$Build-2</meta:generator>
    <meta:document-statistic meta:table-count="1" meta:cell-count="1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1.sender_i.routed_msg_pub.network'.D1:'source_1.sender_i.routed_msg_pub.network'.E170" chart:data-source-has-labels="row" svg:x="0.32cm" svg:y="0.18cm" svg:width="11.793cm" svg:height="8.64cm">
          <chartooo:coordinate-region svg:x="1.49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170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170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430105209351">
                <text:p>0.102430105209351</text:p>
              </table:table-cell>
              <table:table-cell office:value-type="float" office:value="79039.2627582788">
                <text:p>79039.262758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909873962402">
                <text:p>0.203909873962402</text:p>
              </table:table-cell>
              <table:table-cell office:value-type="float" office:value="79779.4486475565">
                <text:p>79779.4486475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5344820022583">
                <text:p>0.305344820022583</text:p>
              </table:table-cell>
              <table:table-cell office:value-type="float" office:value="79814.7020770997">
                <text:p>79814.7020770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6903028488159">
                <text:p>0.406903028488159</text:p>
              </table:table-cell>
              <table:table-cell office:value-type="float" office:value="79717.8300239925">
                <text:p>79717.8300239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8376836776733">
                <text:p>0.508376836776733</text:p>
              </table:table-cell>
              <table:table-cell office:value-type="float" office:value="79784.1348082291">
                <text:p>79784.1348082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0958576202393">
                <text:p>0.610958576202393</text:p>
              </table:table-cell>
              <table:table-cell office:value-type="float" office:value="78922.4285465266">
                <text:p>78922.4285465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7629203796387">
                <text:p>0.707629203796387</text:p>
              </table:table-cell>
              <table:table-cell office:value-type="float" office:value="83748.292542408">
                <text:p>83748.292542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4359912872314">
                <text:p>0.804359912872314</text:p>
              </table:table-cell>
              <table:table-cell office:value-type="float" office:value="83696.274712978">
                <text:p>83696.274712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1108980178833">
                <text:p>0.901108980178833</text:p>
              </table:table-cell>
              <table:table-cell office:value-type="float" office:value="83680.393262608">
                <text:p>83680.393262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7784614562988">
                <text:p>0.997784614562988</text:p>
              </table:table-cell>
              <table:table-cell office:value-type="float" office:value="83743.9552538059">
                <text:p>83743.9552538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446597099304">
                <text:p>1.09446597099304</text:p>
              </table:table-cell>
              <table:table-cell office:value-type="float" office:value="83738.9989026192">
                <text:p>83738.9989026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114756584167">
                <text:p>1.19114756584167</text:p>
              </table:table-cell>
              <table:table-cell office:value-type="float" office:value="83738.7924007181">
                <text:p>83738.7924007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8786873817444">
                <text:p>1.28786873817444</text:p>
              </table:table-cell>
              <table:table-cell office:value-type="float" office:value="83704.5271964464">
                <text:p>83704.5271964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343167304993">
                <text:p>1.38343167304993</text:p>
              </table:table-cell>
              <table:table-cell office:value-type="float" office:value="84719.0389301931">
                <text:p>84719.0389301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903251647949">
                <text:p>1.47903251647949</text:p>
              </table:table-cell>
              <table:table-cell office:value-type="float" office:value="84685.4453325486">
                <text:p>84685.4453325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458186149597">
                <text:p>1.57458186149597</text:p>
              </table:table-cell>
              <table:table-cell office:value-type="float" office:value="84731.0884088601">
                <text:p>84731.0884088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6233968734741">
                <text:p>1.66233968734741</text:p>
              </table:table-cell>
              <table:table-cell office:value-type="float" office:value="92253.8807388551">
                <text:p>92253.880738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206042289734">
                <text:p>1.74206042289734</text:p>
              </table:table-cell>
              <table:table-cell office:value-type="float" office:value="101554.507044528">
                <text:p>101554.507044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176852226257">
                <text:p>1.82176852226257</text:p>
              </table:table-cell>
              <table:table-cell office:value-type="float" office:value="101570.606556593">
                <text:p>101570.606556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0150046348572">
                <text:p>1.90150046348572</text:p>
              </table:table-cell>
              <table:table-cell office:value-type="float" office:value="101540.234387895">
                <text:p>101540.234387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8116254806519">
                <text:p>1.98116254806519</text:p>
              </table:table-cell>
              <table:table-cell office:value-type="float" office:value="101629.27624526">
                <text:p>101629.27624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6084012985229">
                <text:p>2.06084012985229</text:p>
              </table:table-cell>
              <table:table-cell office:value-type="float" office:value="101609.509455642">
                <text:p>101609.509455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4042925834656">
                <text:p>2.14042925834656</text:p>
              </table:table-cell>
              <table:table-cell office:value-type="float" office:value="101722.435628675">
                <text:p>101722.435628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2012901306152">
                <text:p>2.22012901306152</text:p>
              </table:table-cell>
              <table:table-cell office:value-type="float" office:value="101581.241108635">
                <text:p>101581.241108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9983282089233">
                <text:p>2.29983282089233</text:p>
              </table:table-cell>
              <table:table-cell office:value-type="float" office:value="101576.075476665">
                <text:p>101576.075476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7953519821167">
                <text:p>2.37953519821167</text:p>
              </table:table-cell>
              <table:table-cell office:value-type="float" office:value="101577.898580898">
                <text:p>101577.898580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5920133590698">
                <text:p>2.45920133590698</text:p>
              </table:table-cell>
              <table:table-cell office:value-type="float" office:value="101624.105726872">
                <text:p>101624.105726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3893351554871">
                <text:p>2.53893351554871</text:p>
              </table:table-cell>
              <table:table-cell office:value-type="float" office:value="101539.930757937">
                <text:p>101539.930757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1863970756531">
                <text:p>2.61863970756531</text:p>
              </table:table-cell>
              <table:table-cell office:value-type="float" office:value="101573.03711503">
                <text:p>101573.03711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0056581497192">
                <text:p>2.70056581497192</text:p>
              </table:table-cell>
              <table:table-cell office:value-type="float" office:value="98820.7575860755">
                <text:p>98820.7575860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8226256370544">
                <text:p>2.78226256370544</text:p>
              </table:table-cell>
              <table:table-cell office:value-type="float" office:value="99098.1908766974">
                <text:p>99098.1908766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6381578445435">
                <text:p>2.86381578445435</text:p>
              </table:table-cell>
              <table:table-cell office:value-type="float" office:value="99272.5967859346">
                <text:p>99272.5967859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4545936584473">
                <text:p>2.94545936584473</text:p>
              </table:table-cell>
              <table:table-cell office:value-type="float" office:value="99162.7248845046">
                <text:p>99162.7248845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2712655067444">
                <text:p>3.02712655067444</text:p>
              </table:table-cell>
              <table:table-cell office:value-type="float" office:value="99134.064886421">
                <text:p>99134.064886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0869216918945">
                <text:p>3.10869216918945</text:p>
              </table:table-cell>
              <table:table-cell office:value-type="float" office:value="99257.5076042571">
                <text:p>99257.5076042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9031524658203">
                <text:p>3.19031524658203</text:p>
              </table:table-cell>
              <table:table-cell office:value-type="float" office:value="99187.6349020891">
                <text:p>99187.6349020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719829082489">
                <text:p>3.2719829082489</text:p>
              </table:table-cell>
              <table:table-cell office:value-type="float" office:value="99133.4860672799">
                <text:p>99133.48606727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5367035865784">
                <text:p>3.35367035865784</text:p>
              </table:table-cell>
              <table:table-cell office:value-type="float" office:value="99109.4710322163">
                <text:p>99109.4710322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3539500236511">
                <text:p>3.43539500236511</text:p>
              </table:table-cell>
              <table:table-cell office:value-type="float" office:value="99064.3658111081">
                <text:p>99064.3658111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1702260971069">
                <text:p>3.51702260971069</text:p>
              </table:table-cell>
              <table:table-cell office:value-type="float" office:value="99182.1304491327">
                <text:p>99182.1304491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59870505332947">
                <text:p>3.59870505332947</text:p>
              </table:table-cell>
              <table:table-cell office:value-type="float" office:value="99115.5460258435">
                <text:p>99115.54602584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8039035797119">
                <text:p>3.68039035797119</text:p>
              </table:table-cell>
              <table:table-cell office:value-type="float" office:value="99112.0745097238">
                <text:p>99112.07450972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621579170227">
                <text:p>3.7621579170227</text:p>
              </table:table-cell>
              <table:table-cell office:value-type="float" office:value="99012.372313811">
                <text:p>99012.372313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4392142295837">
                <text:p>3.84392142295837</text:p>
              </table:table-cell>
              <table:table-cell office:value-type="float" office:value="99017.2804768167">
                <text:p>99017.2804768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2560815811157">
                <text:p>3.92560815811157</text:p>
              </table:table-cell>
              <table:table-cell office:value-type="float" office:value="99110.3388428546">
                <text:p>99110.338842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0721549987793">
                <text:p>4.00721549987793</text:p>
              </table:table-cell>
              <table:table-cell office:value-type="float" office:value="99206.7603816691">
                <text:p>99206.76038166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08883094787598">
                <text:p>4.08883094787598</text:p>
              </table:table-cell>
              <table:table-cell office:value-type="float" office:value="99196.906940874">
                <text:p>99196.906940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05014705658">
                <text:p>4.1705014705658</text:p>
              </table:table-cell>
              <table:table-cell office:value-type="float" office:value="99130.0132943708">
                <text:p>99130.0132943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5204706192017">
                <text:p>4.25204706192017</text:p>
              </table:table-cell>
              <table:table-cell office:value-type="float" office:value="99281.8847167037">
                <text:p>99281.8847167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336980342865">
                <text:p>4.3336980342865</text:p>
              </table:table-cell>
              <table:table-cell office:value-type="float" office:value="99153.7487597418">
                <text:p>99153.7487597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1537952423096">
                <text:p>4.41537952423096</text:p>
              </table:table-cell>
              <table:table-cell office:value-type="float" office:value="99116.7032519257">
                <text:p>99116.7032519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9703121185303">
                <text:p>4.49703121185303</text:p>
              </table:table-cell>
              <table:table-cell office:value-type="float" office:value="99152.8801887454">
                <text:p>99152.8801887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7877945899963">
                <text:p>4.57877945899963</text:p>
              </table:table-cell>
              <table:table-cell office:value-type="float" office:value="99035.7626320809">
                <text:p>99035.7626320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5859293937683">
                <text:p>4.65859293937683</text:p>
              </table:table-cell>
              <table:table-cell office:value-type="float" office:value="101436.498718493">
                <text:p>101436.498718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3639583587647">
                <text:p>4.73639583587647</text:p>
              </table:table-cell>
              <table:table-cell office:value-type="float" office:value="104057.822577828">
                <text:p>104057.822577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1417870521545">
                <text:p>4.81417870521545</text:p>
              </table:table-cell>
              <table:table-cell office:value-type="float" office:value="104084.614887584">
                <text:p>104084.614887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89187908172607">
                <text:p>4.89187908172607</text:p>
              </table:table-cell>
              <table:table-cell office:value-type="float" office:value="104195.119297697">
                <text:p>104195.1192976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6960067749023">
                <text:p>4.96960067749023</text:p>
              </table:table-cell>
              <table:table-cell office:value-type="float" office:value="104166.672343767">
                <text:p>104166.672343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4731678962708">
                <text:p>5.04731678962708</text:p>
              </table:table-cell>
              <table:table-cell office:value-type="float" office:value="104174.022315279">
                <text:p>104174.0223152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12482738494873">
                <text:p>5.12482738494873</text:p>
              </table:table-cell>
              <table:table-cell office:value-type="float" office:value="104450.236337407">
                <text:p>104450.236337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20235681533814">
                <text:p>5.20235681533814</text:p>
              </table:table-cell>
              <table:table-cell office:value-type="float" office:value="104424.861105473">
                <text:p>104424.861105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27989840507507">
                <text:p>5.27989840507507</text:p>
              </table:table-cell>
              <table:table-cell office:value-type="float" office:value="104408.486174527">
                <text:p>104408.4861745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35758709907532">
                <text:p>5.35758709907532</text:p>
              </table:table-cell>
              <table:table-cell office:value-type="float" office:value="104210.787736689">
                <text:p>104210.787736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3522429466248">
                <text:p>5.43522429466248</text:p>
              </table:table-cell>
              <table:table-cell office:value-type="float" office:value="104279.91298206">
                <text:p>104279.9129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1293301582336">
                <text:p>5.51293301582336</text:p>
              </table:table-cell>
              <table:table-cell office:value-type="float" office:value="104183.930439905">
                <text:p>104183.9304399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9051108360291">
                <text:p>5.59051108360291</text:p>
              </table:table-cell>
              <table:table-cell office:value-type="float" office:value="104359.392180364">
                <text:p>104359.392180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66622352600098">
                <text:p>5.66622352600098</text:p>
              </table:table-cell>
              <table:table-cell office:value-type="float" office:value="106930.905193018">
                <text:p>106930.905193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74093985557556">
                <text:p>5.74093985557556</text:p>
              </table:table-cell>
              <table:table-cell office:value-type="float" office:value="108356.500461097">
                <text:p>108356.500461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81564617156982">
                <text:p>5.81564617156982</text:p>
              </table:table-cell>
              <table:table-cell office:value-type="float" office:value="108371.024487699">
                <text:p>108371.024487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89033031463623">
                <text:p>5.89033031463623</text:p>
              </table:table-cell>
              <table:table-cell office:value-type="float" office:value="108403.19869241">
                <text:p>108403.19869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6492147445679">
                <text:p>5.96492147445679</text:p>
              </table:table-cell>
              <table:table-cell office:value-type="float" office:value="108538.331076719">
                <text:p>108538.3310767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3951120376587">
                <text:p>6.03951120376587</text:p>
              </table:table-cell>
              <table:table-cell office:value-type="float" office:value="108540.412667971">
                <text:p>108540.4126679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11411643028259">
                <text:p>6.11411643028259</text:p>
              </table:table-cell>
              <table:table-cell office:value-type="float" office:value="108517.866347945">
                <text:p>108517.866347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8875432014465">
                <text:p>6.18875432014465</text:p>
              </table:table-cell>
              <table:table-cell office:value-type="float" office:value="108470.376305685">
                <text:p>108470.376305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6341271400452">
                <text:p>6.26341271400452</text:p>
              </table:table-cell>
              <table:table-cell office:value-type="float" office:value="108440.586268123">
                <text:p>108440.586268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3809232711792">
                <text:p>6.33809232711792</text:p>
              </table:table-cell>
              <table:table-cell office:value-type="float" office:value="108409.774267389">
                <text:p>108409.774267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1280388832092">
                <text:p>6.41280388832092</text:p>
              </table:table-cell>
              <table:table-cell office:value-type="float" office:value="108363.416178681">
                <text:p>108363.4161786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48756527900696">
                <text:p>6.48756527900696</text:p>
              </table:table-cell>
              <table:table-cell office:value-type="float" office:value="108291.190488947">
                <text:p>108291.190488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6229209899902">
                <text:p>6.56229209899902</text:p>
              </table:table-cell>
              <table:table-cell office:value-type="float" office:value="108341.288989143">
                <text:p>108341.288989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6429448127747">
                <text:p>19.6429448127747</text:p>
              </table:table-cell>
              <table:table-cell office:value-type="float" office:value="618.929359042906">
                <text:p>618.929359042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7455623149872">
                <text:p>19.7455623149872</text:p>
              </table:table-cell>
              <table:table-cell office:value-type="float" office:value="78894.9236284557">
                <text:p>78894.9236284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8470013141632">
                <text:p>19.8470013141632</text:p>
              </table:table-cell>
              <table:table-cell office:value-type="float" office:value="79811.5129857615">
                <text:p>79811.5129857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9485576152802">
                <text:p>19.9485576152802</text:p>
              </table:table-cell>
              <table:table-cell office:value-type="float" office:value="79719.3272200546">
                <text:p>79719.32722005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500869750977">
                <text:p>20.0500869750977</text:p>
              </table:table-cell>
              <table:table-cell office:value-type="float" office:value="79740.4811234135">
                <text:p>79740.4811234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516082286835">
                <text:p>20.1516082286835</text:p>
              </table:table-cell>
              <table:table-cell office:value-type="float" office:value="79746.8482120002">
                <text:p>79746.848212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543523311615">
                <text:p>20.2543523311615</text:p>
              </table:table-cell>
              <table:table-cell office:value-type="float" office:value="78797.7100849306">
                <text:p>78797.7100849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559284210205">
                <text:p>20.3559284210205</text:p>
              </table:table-cell>
              <table:table-cell office:value-type="float" office:value="79703.7965454029">
                <text:p>79703.7965454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574530124664">
                <text:p>20.4574530124664</text:p>
              </table:table-cell>
              <table:table-cell office:value-type="float" office:value="79744.2263465038">
                <text:p>79744.2263465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5589151382446">
                <text:p>20.5589151382446</text:p>
              </table:table-cell>
              <table:table-cell office:value-type="float" office:value="79793.3212802805">
                <text:p>79793.321280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6585431098938">
                <text:p>20.6585431098938</text:p>
              </table:table-cell>
              <table:table-cell office:value-type="float" office:value="81262.3188647187">
                <text:p>81262.3188647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7540636062622">
                <text:p>20.7540636062622</text:p>
              </table:table-cell>
              <table:table-cell office:value-type="float" office:value="84756.6784910219">
                <text:p>84756.6784910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8496699333191">
                <text:p>20.8496699333191</text:p>
              </table:table-cell>
              <table:table-cell office:value-type="float" office:value="84680.5880868425">
                <text:p>84680.5880868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9452912807465">
                <text:p>20.9452912807465</text:p>
              </table:table-cell>
              <table:table-cell office:value-type="float" office:value="84667.2863101991">
                <text:p>84667.2863101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0419673919678">
                <text:p>21.0419673919678</text:p>
              </table:table-cell>
              <table:table-cell office:value-type="float" office:value="83743.5422021313">
                <text:p>83743.54220213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1376113891602">
                <text:p>21.1376113891602</text:p>
              </table:table-cell>
              <table:table-cell office:value-type="float" office:value="84647.2359756706">
                <text:p>84647.23597567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2342889308929">
                <text:p>21.2342889308929</text:p>
              </table:table-cell>
              <table:table-cell office:value-type="float" office:value="83742.3030715545">
                <text:p>83742.3030715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3309404850006">
                <text:p>21.3309404850006</text:p>
              </table:table-cell>
              <table:table-cell office:value-type="float" office:value="83764.8196632346">
                <text:p>83764.8196632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4264848232269">
                <text:p>21.4264848232269</text:p>
              </table:table-cell>
              <table:table-cell office:value-type="float" office:value="84735.5285545313">
                <text:p>84735.5285545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2114276886">
                <text:p>21.522114276886</text:p>
              </table:table-cell>
              <table:table-cell office:value-type="float" office:value="84660.1093096717">
                <text:p>84660.1093096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6177704334259">
                <text:p>21.6177704334259</text:p>
              </table:table-cell>
              <table:table-cell office:value-type="float" office:value="84636.4760288227">
                <text:p>84636.47602882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6984252929687">
                <text:p>21.6984252929687</text:p>
              </table:table-cell>
              <table:table-cell office:value-type="float" office:value="100378.328669696">
                <text:p>100378.328669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7780375480652">
                <text:p>21.7780375480652</text:p>
              </table:table-cell>
              <table:table-cell office:value-type="float" office:value="101692.886229553">
                <text:p>101692.886229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857709646225">
                <text:p>21.857709646225</text:p>
              </table:table-cell>
              <table:table-cell office:value-type="float" office:value="101616.502979032">
                <text:p>101616.502979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9374182224274">
                <text:p>21.9374182224274</text:p>
              </table:table-cell>
              <table:table-cell office:value-type="float" office:value="101569.998935158">
                <text:p>101569.9989351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0170836448669">
                <text:p>22.0170836448669</text:p>
              </table:table-cell>
              <table:table-cell office:value-type="float" office:value="101625.018133064">
                <text:p>101625.0181330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0968050956726">
                <text:p>22.0968050956726</text:p>
              </table:table-cell>
              <table:table-cell office:value-type="float" office:value="101553.595904012">
                <text:p>101553.5959040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1766164302826">
                <text:p>22.1766164302826</text:p>
              </table:table-cell>
              <table:table-cell office:value-type="float" office:value="101439.225888939">
                <text:p>101439.2258889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2563247680664">
                <text:p>22.2563247680664</text:p>
              </table:table-cell>
              <table:table-cell office:value-type="float" office:value="101570.302744967">
                <text:p>101570.3027449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3360095024109">
                <text:p>22.3360095024109</text:p>
              </table:table-cell>
              <table:table-cell office:value-type="float" office:value="101600.388915152">
                <text:p>101600.388915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4156897068024">
                <text:p>22.4156897068024</text:p>
              </table:table-cell>
              <table:table-cell office:value-type="float" office:value="101606.165067339">
                <text:p>101606.165067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953298568726">
                <text:p>22.4953298568726</text:p>
              </table:table-cell>
              <table:table-cell office:value-type="float" office:value="101657.267004955">
                <text:p>101657.2670049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5750246047974">
                <text:p>22.5750246047974</text:p>
              </table:table-cell>
              <table:table-cell office:value-type="float" office:value="101587.622908839">
                <text:p>101587.6229088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55867099762">
                <text:p>22.655867099762</text:p>
              </table:table-cell>
              <table:table-cell office:value-type="float" office:value="100145.350580103">
                <text:p>100145.3505801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7375802993774">
                <text:p>22.7375802993774</text:p>
              </table:table-cell>
              <table:table-cell office:value-type="float" office:value="99078.2399673212">
                <text:p>99078.23996732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8193666934967">
                <text:p>22.8193666934967</text:p>
              </table:table-cell>
              <table:table-cell office:value-type="float" office:value="98989.5701746459">
                <text:p>98989.57017464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9010720252991">
                <text:p>22.9010720252991</text:p>
              </table:table-cell>
              <table:table-cell office:value-type="float" office:value="99087.7807042373">
                <text:p>99087.78070423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9827265739441">
                <text:p>22.9827265739441</text:p>
              </table:table-cell>
              <table:table-cell office:value-type="float" office:value="99149.4060569253">
                <text:p>99149.40605692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0644311904907">
                <text:p>23.0644311904907</text:p>
              </table:table-cell>
              <table:table-cell office:value-type="float" office:value="99088.6481350709">
                <text:p>99088.64813507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1460978984833">
                <text:p>23.1460978984833</text:p>
              </table:table-cell>
              <table:table-cell office:value-type="float" office:value="99134.6437123214">
                <text:p>99134.6437123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227775812149">
                <text:p>23.227775812149</text:p>
              </table:table-cell>
              <table:table-cell office:value-type="float" office:value="99121.0430904134">
                <text:p>99121.0430904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3094878196716">
                <text:p>23.3094878196716</text:p>
              </table:table-cell>
              <table:table-cell office:value-type="float" office:value="99079.6854154205">
                <text:p>99079.6854154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3911683559418">
                <text:p>23.3911683559418</text:p>
              </table:table-cell>
              <table:table-cell office:value-type="float" office:value="99117.8605050308">
                <text:p>99117.8605050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729237556458">
                <text:p>23.4729237556458</text:p>
              </table:table-cell>
              <table:table-cell office:value-type="float" office:value="99027.0982627943">
                <text:p>99027.0982627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5546681880951">
                <text:p>23.5546681880951</text:p>
              </table:table-cell>
              <table:table-cell office:value-type="float" office:value="99040.3842490105">
                <text:p>99040.38424901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6363441944122">
                <text:p>23.6363441944122</text:p>
              </table:table-cell>
              <table:table-cell office:value-type="float" office:value="99123.3578263383">
                <text:p>99123.35782633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7181696891785">
                <text:p>23.7181696891785</text:p>
              </table:table-cell>
              <table:table-cell office:value-type="float" office:value="98942.2676041154">
                <text:p>98942.2676041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999401092529">
                <text:p>23.7999401092529</text:p>
              </table:table-cell>
              <table:table-cell office:value-type="float" office:value="99008.9080211097">
                <text:p>99008.90802110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816576004028">
                <text:p>23.8816576004028</text:p>
              </table:table-cell>
              <table:table-cell office:value-type="float" office:value="99073.0367033506">
                <text:p>99073.03670335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635410308838">
                <text:p>23.9635410308838</text:p>
              </table:table-cell>
              <table:table-cell office:value-type="float" office:value="98872.2620980422">
                <text:p>98872.26209804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0452094078064">
                <text:p>24.0452094078064</text:p>
              </table:table-cell>
              <table:table-cell office:value-type="float" office:value="99132.6178512416">
                <text:p>99132.6178512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268289089203">
                <text:p>24.1268289089203</text:p>
              </table:table-cell>
              <table:table-cell office:value-type="float" office:value="99191.9809544396">
                <text:p>99191.98095443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084472179413">
                <text:p>24.2084472179413</text:p>
              </table:table-cell>
              <table:table-cell office:value-type="float" office:value="99193.4297231927">
                <text:p>99193.4297231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290189743042">
                <text:p>24.290189743042</text:p>
              </table:table-cell>
              <table:table-cell office:value-type="float" office:value="99042.6952192339">
                <text:p>99042.6952192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3718664646149">
                <text:p>24.3718664646149</text:p>
              </table:table-cell>
              <table:table-cell office:value-type="float" office:value="99122.4897876974">
                <text:p>99122.48978769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4535427093506">
                <text:p>24.4535427093506</text:p>
              </table:table-cell>
              <table:table-cell office:value-type="float" office:value="99123.0684784354">
                <text:p>99123.06847843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5353202819824">
                <text:p>24.5353202819824</text:p>
              </table:table-cell>
              <table:table-cell office:value-type="float" office:value="99000.2483498542">
                <text:p>99000.24834985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6169850826263">
                <text:p>24.6169850826263</text:p>
              </table:table-cell>
              <table:table-cell office:value-type="float" office:value="99136.9590835175">
                <text:p>99136.95908351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6945595741272">
                <text:p>24.6945595741272</text:p>
              </table:table-cell>
              <table:table-cell office:value-type="float" office:value="104364.203275645">
                <text:p>104364.2032756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7722959518433">
                <text:p>24.7722959518433</text:p>
              </table:table-cell>
              <table:table-cell office:value-type="float" office:value="104146.864542248">
                <text:p>104146.864542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8500998020172">
                <text:p>24.8500998020172</text:p>
              </table:table-cell>
              <table:table-cell office:value-type="float" office:value="104056.547097597">
                <text:p>104056.5470975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9278268814087">
                <text:p>24.9278268814087</text:p>
              </table:table-cell>
              <table:table-cell office:value-type="float" office:value="104159.323409333">
                <text:p>104159.323409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0052442550659">
                <text:p>25.0052442550659</text:p>
              </table:table-cell>
              <table:table-cell office:value-type="float" office:value="104576.009460691">
                <text:p>104576.009460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0825283527374">
                <text:p>25.0825283527374</text:p>
              </table:table-cell>
              <table:table-cell office:value-type="float" office:value="104756.350192656">
                <text:p>104756.3501926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607649326324">
                <text:p>25.1607649326324</text:p>
              </table:table-cell>
              <table:table-cell office:value-type="float" office:value="103481.006082621">
                <text:p>103481.0060826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2379517555237">
                <text:p>25.2379517555237</text:p>
              </table:table-cell>
              <table:table-cell office:value-type="float" office:value="104888.369500687">
                <text:p>104888.369500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151547908783">
                <text:p>25.3151547908783</text:p>
              </table:table-cell>
              <table:table-cell office:value-type="float" office:value="104866.343179551">
                <text:p>104866.3431795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3923704624176">
                <text:p>25.3923704624176</text:p>
              </table:table-cell>
              <table:table-cell office:value-type="float" office:value="104849.182019724">
                <text:p>104849.1820197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4695761203766">
                <text:p>25.4695761203766</text:p>
              </table:table-cell>
              <table:table-cell office:value-type="float" office:value="104862.780967439">
                <text:p>104862.7809674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5478391647339">
                <text:p>25.5478391647339</text:p>
              </table:table-cell>
              <table:table-cell office:value-type="float" office:value="103446.014226571">
                <text:p>103446.014226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6252057552338">
                <text:p>25.6252057552338</text:p>
              </table:table-cell>
              <table:table-cell office:value-type="float" office:value="104644.652784754">
                <text:p>104644.6527847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6996126174927">
                <text:p>25.6996126174927</text:p>
              </table:table-cell>
              <table:table-cell office:value-type="float" office:value="108807.168508579">
                <text:p>108807.1685085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7740170955658">
                <text:p>25.7740170955658</text:p>
              </table:table-cell>
              <table:table-cell office:value-type="float" office:value="108810.655079708">
                <text:p>108810.6550797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8484275341034">
                <text:p>25.8484275341034</text:p>
              </table:table-cell>
              <table:table-cell office:value-type="float" office:value="108801.939070811">
                <text:p>108801.9390708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9227986335754">
                <text:p>25.9227986335754</text:p>
              </table:table-cell>
              <table:table-cell office:value-type="float" office:value="108859.49054771">
                <text:p>108859.490547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99715924263">
                <text:p>25.99715924263</text:p>
              </table:table-cell>
              <table:table-cell office:value-type="float" office:value="108874.847892373">
                <text:p>108874.8478923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0716238021851">
                <text:p>26.0716238021851</text:p>
              </table:table-cell>
              <table:table-cell office:value-type="float" office:value="108722.861564962">
                <text:p>108722.861564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1459994316101">
                <text:p>26.1459994316101</text:p>
              </table:table-cell>
              <table:table-cell office:value-type="float" office:value="108852.860306327">
                <text:p>108852.860306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2203600406647">
                <text:p>26.2203600406647</text:p>
              </table:table-cell>
              <table:table-cell office:value-type="float" office:value="108874.847892373">
                <text:p>108874.8478923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2947962284088">
                <text:p>26.2947962284088</text:p>
              </table:table-cell>
              <table:table-cell office:value-type="float" office:value="108764.301952544">
                <text:p>108764.301952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36931681633">
                <text:p>26.36931681633</text:p>
              </table:table-cell>
              <table:table-cell office:value-type="float" office:value="108641.118190951">
                <text:p>108641.118190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4437704086304">
                <text:p>26.4437704086304</text:p>
              </table:table-cell>
              <table:table-cell office:value-type="float" office:value="108738.876793657">
                <text:p>108738.876793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5181951522827">
                <text:p>26.5181951522827</text:p>
              </table:table-cell>
              <table:table-cell office:value-type="float" office:value="108781.026345464">
                <text:p>108781.026345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5926403999329">
                <text:p>26.5926403999329</text:p>
              </table:table-cell>
              <table:table-cell office:value-type="float" office:value="108751.065454802">
                <text:p>108751.0654548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6840963363647">
                <text:p>39.6840963363647</text:p>
              </table:table-cell>
              <table:table-cell office:value-type="float" office:value="618.418611292106">
                <text:p>618.4186112921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7865524291992">
                <text:p>39.7865524291992</text:p>
              </table:table-cell>
              <table:table-cell office:value-type="float" office:value="79019.2147291801">
                <text:p>79019.21472918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8890204429626">
                <text:p>39.8890204429626</text:p>
              </table:table-cell>
              <table:table-cell office:value-type="float" office:value="79010.0217877901">
                <text:p>79010.02178779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9914772510529">
                <text:p>39.9914772510529</text:p>
              </table:table-cell>
              <table:table-cell office:value-type="float" office:value="79018.6630923709">
                <text:p>79018.66309237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0939426422119">
                <text:p>40.0939426422119</text:p>
              </table:table-cell>
              <table:table-cell office:value-type="float" office:value="79012.0440513669">
                <text:p>79012.0440513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